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4"/>Исходный вариант корпуса корабля в соответствии форматом записи в файле</text:span></text:h>
      <text:h text:style-name="Default"><text:s text:c="2"/>3<text:s text:c="2"/><text:span text:style-name="style2">//</text:span></text:h>
      <text:h text:style-name="Default"><text:s text:c="2"/>4<text:s text:c="2"/><text:span text:style-name="style9">#include "Aurora.h"</text:span></text:h>
      <text:h text:style-name="Default"><text:s text:c="2"/>5<text:s text:c="2"/><text:span text:style-name="style9">#include "Aurora.inc"</text:span></text:h>
      <text:h text:style-name="Default"><text:s text:c="2"/>6<text:s text:c="2"/><text:span text:style-name="style2">//</text:span></text:h>
      <text:h text:style-name="Default"><text:s text:c="2"/>7<text:s text:c="2"/><text:span text:style-name="style2">//<text:s text:c="4"/>Contour (centerline+wide) - контур диаметральной плоскости { x,y,z }</text:span></text:h>
      <text:h text:style-name="Default"><text:s text:c="2"/>8<text:s text:c="2"/><text:span text:style-name="style2">//<text:s text:c="5"/>ордината { y } определяет ширину транцев, плоского днища или палубы:</text:span></text:h>
      <text:h text:style-name="Default"><text:s text:c="2"/>9<text:s text:c="2"/><text:span text:style-name="style2">//<text:s text:c="16"/>y=0<text:s text:c="4"/>- заостренный штевень или слом на днище;</text:span></text:h>
      <text:h text:style-name="Default"><text:s text:c="1"/>10<text:s text:c="2"/><text:span text:style-name="style2">//<text:s text:c="16"/>y&lt;0.001 - закруглённое окончание на штевнях и днищевом киле</text:span></text:h>
      <text:h text:style-name="Default"><text:s text:c="1"/>11<text:s text:c="2"/><text:span text:style-name="style2">//<text:s text:c="16"/>y&gt;=0.001 - слом на транце, ширстреке или плоском киле</text:span></text:h>
      <text:h text:style-name="Default"><text:s text:c="1"/>12<text:s text:c="2"/><text:span text:style-name="style2">//<text:s text:c="4"/>Frame[N\M] - шпангоуты, их общее количество и номер мидель-шпангоута</text:span></text:h>
      <text:h text:style-name="Default"><text:s text:c="1"/>13<text:s text:c="2"/><text:span text:style-name="style2">//<text:s text:c="7"/>++ верхние точки шпангоутов означают ширстрек к палубе с погибью %3</text:span></text:h>
      <text:h text:style-name="Default"><text:s text:c="1"/>14<text:s text:c="2"/><text:span text:style-name="style2">//<text:s text:c="7"/>++ нижние нулевые точки на шпангоутах переносятся в килевую линию</text:span></text:h>
      <text:h text:style-name="Default"><text:s text:c="1"/>15<text:s text:c="2"/><text:span text:style-name="style2">//<text:s text:c="4"/>Stern и Stem - штевни в традиционной/старой постановке добротного корабля</text:span></text:h>
      <text:h text:style-name="Default"><text:s text:c="1"/>16<text:s text:c="2"/><text:span text:style-name="style2">//<text:s text:c="7"/>++ линия по транцевым расширениям относительно диаметральной плоскости</text:span></text:h>
      <text:h text:style-name="Default"><text:s text:c="1"/>17<text:s text:c="2"/><text:span text:style-name="style2">//<text:s text:c="7"/>++ для катамарана это межкорпусный пролёт моста и штевни по шпангоутах</text:span></text:h>
      <text:h text:style-name="Default"><text:s text:c="1"/>18<text:s text:c="2"/><text:span text:style-name="style2">//<text:s text:c="4"/>Shell - триангуляция поверхности корабельной обшивки выполняется строго</text:span></text:h>
      <text:h text:style-name="Default"><text:s text:c="1"/>19<text:s text:c="2"/><text:span text:style-name="style2">//<text:s text:c="7"/>по шпациям теоретических шпангоутов, плюс оконечности с инородными</text:span></text:h>
      <text:h text:style-name="Default"><text:s text:c="1"/>20<text:s text:c="2"/><text:span text:style-name="style2">//<text:s text:c="7"/>транцевыми плоскостями. Отсчет треугольников начинается с двух точек</text:span></text:h>
      <text:h text:style-name="Default"><text:s text:c="1"/>21<text:s text:c="2"/><text:span text:style-name="style2">//<text:s text:c="7"/>на основной линии слева-направо (от кормы к носу), повторение точек</text:span></text:h>
      <text:h text:style-name="Default"><text:s text:c="1"/>22<text:s text:c="2"/><text:span text:style-name="style2">//<text:s text:c="7"/>одного шпангоута - веерное покрытие, смена "флага" - перемет вперед...</text:span></text:h>
      <text:h text:style-name="Default"><text:s text:c="1"/>23<text:s text:c="2"/><text:span text:style-name="style2">//</text:span></text:h>
      <text:h text:style-name="Default"><text:s text:c="1"/>24<text:s text:c="2"/><text:span text:style-name="style2">//<text:s text:c="4"/>Независимое изображение корпуса корабля или множественная прорисовка</text:span></text:h>
      <text:h text:style-name="Default"><text:s text:c="1"/>25<text:s text:c="2"/><text:span text:style-name="style2">//<text:s text:c="7"/>в несвязанных окнах под управлением собственных мышек и таймеров</text:span></text:h>
      <text:h text:style-name="Default"><text:s text:c="1"/>26<text:s text:c="2"/><text:span text:style-name="style2">//</text:span></text:h>
      <text:h text:style-name="Default"><text:s text:c="1"/>27<text:s text:c="2"/><text:span text:style-name="style5">unsigned</text:span><text:span text:style-name="style10">&amp; </text:span><text:span text:style-name="style11">Hull</text:span><text:span text:style-name="style10">::</text:span><text:span text:style-name="style11">Ins</text:span><text:span text:style-name="style10">( </text:span><text:span text:style-name="style5">int </text:span><text:span text:style-name="style11">n</text:span><text:span text:style-name="style10">, </text:span><text:span text:style-name="style5">int </text:span><text:span text:style-name="style11">k </text:span><text:span text:style-name="style10">)<text:s text:c="4"/></text:span><text:span text:style-name="style2">// здесь добавляется одна точка в список</text:span></text:h>
      <text:h text:style-name="Default"><text:s text:c="1"/>28<text:s text:c="2"/><text:span text:style-name="style10">{ </text:span><text:span text:style-name="style5">int </text:span><text:span text:style-name="style11">l</text:span><text:span text:style-name="style10">=</text:span><text:span text:style-name="style11">isAlloc</text:span><text:span text:style-name="style10">( (</text:span><text:span text:style-name="style5">void</text:span><text:span text:style-name="style10">*)(</text:span><text:span text:style-name="style11">Shell</text:span><text:span text:style-name="style10">[--</text:span><text:span text:style-name="style11">n</text:span><text:span text:style-name="style10">]) )/</text:span><text:span text:style-name="style5">sizeof</text:span><text:span text:style-name="style10">(</text:span><text:span text:style-name="style5">unsigned</text:span><text:span text:style-name="style10">);</text:span><text:span text:style-name="style2">// длина внутри массива</text:span></text:h>
      <text:h text:style-name="Default"><text:s text:c="1"/>29<text:s text:c="2"/><text:s text:c="3"/><text:span text:style-name="style5">if</text:span><text:span text:style-name="style10">( !</text:span><text:span text:style-name="style11">l </text:span><text:span text:style-name="style10">)</text:span><text:span text:style-name="style11">Shell</text:span><text:span text:style-name="style10">[</text:span><text:span text:style-name="style11">n</text:span><text:span text:style-name="style10">]=(</text:span><text:span text:style-name="style5">unsigned</text:span><text:span text:style-name="style10">*)</text:span><text:span text:style-name="style11">Allocate</text:span><text:span text:style-name="style10">( (</text:span><text:span text:style-name="style11">l</text:span><text:span text:style-name="style10">=</text:span><text:span text:style-name="style4">120</text:span><text:span text:style-name="style10">)*</text:span><text:span text:style-name="style5">sizeof</text:span><text:span text:style-name="style10">(</text:span><text:span text:style-name="style5">unsigned</text:span><text:span text:style-name="style10">) ); </text:span><text:span text:style-name="style5">else</text:span></text:h>
      <text:h text:style-name="Default"><text:s text:c="1"/>30<text:s text:c="2"/><text:s text:c="3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[</text:span><text:span text:style-name="style4">0</text:span><text:span text:style-name="style10">]&gt;=</text:span><text:span text:style-name="style11">l</text:span><text:span text:style-name="style10">-</text:span><text:span text:style-name="style4">2 </text:span><text:span text:style-name="style10">)</text:span></text:h>
      <text:h text:style-name="Default"><text:s text:c="1"/>31<text:s text:c="2"/><text:s text:c="7"/><text:span text:style-name="style11">Shell</text:span><text:span text:style-name="style10">[</text:span><text:span text:style-name="style11">n</text:span><text:span text:style-name="style10">]=(</text:span><text:span text:style-name="style5">unsigned</text:span><text:span text:style-name="style10">*)</text:span><text:span text:style-name="style11">Allocate</text:span><text:span text:style-name="style10">( (</text:span><text:span text:style-name="style11">l</text:span><text:span text:style-name="style10">+</text:span><text:span text:style-name="style4">120</text:span><text:span text:style-name="style10">)*</text:span><text:span text:style-name="style5">sizeof</text:span><text:span text:style-name="style10">(</text:span><text:span text:style-name="style5">unsigned</text:span><text:span text:style-name="style10">),</text:span><text:span text:style-name="style11">Shell</text:span><text:span text:style-name="style10">[</text:span><text:span text:style-name="style11">n</text:span><text:span text:style-name="style10">] );</text:span></text:h>
      <text:h text:style-name="Default"><text:s text:c="1"/>32<text:s text:c="2"/><text:s text:c="7"/><text:span text:style-name="style11">l </text:span><text:span text:style-name="style10">= ++(</text:span><text:span text:style-name="style11">Shell</text:span><text:span text:style-name="style10">[</text:span><text:span text:style-name="style11">n</text:span><text:span text:style-name="style10">][</text:span><text:span text:style-name="style4">0</text:span><text:span text:style-name="style10">]);<text:s text:c="17"/></text:span><text:span text:style-name="style2">// на нулевом индексе длина вектора</text:span></text:h>
      <text:h text:style-name="Default"><text:s text:c="1"/>33<text:s text:c="2"/><text:s text:c="7"/><text:span text:style-name="style11">k </text:span><text:span text:style-name="style10">= </text:span><text:span text:style-name="style11">k</text:span><text:span text:style-name="style10">&lt;=</text:span><text:span text:style-name="style4">0</text:span><text:span text:style-name="style10">?</text:span><text:span text:style-name="style11">l</text:span><text:span text:style-name="style10">+</text:span><text:span text:style-name="style11">k</text:span><text:span text:style-name="style10">:</text:span><text:span text:style-name="style16">minmax</text:span><text:span text:style-name="style10">( </text:span><text:span text:style-name="style4">1</text:span><text:span text:style-name="style10">,</text:span><text:span text:style-name="style11">k</text:span><text:span text:style-name="style10">,</text:span><text:span text:style-name="style11">l </text:span><text:span text:style-name="style10">);<text:s text:c="8"/></text:span><text:span text:style-name="style2">// вставка точки +с начала,-с конца</text:span></text:h>
      <text:h text:style-name="Default"><text:s text:c="1"/>34<text:s text:c="2"/><text:s text:c="3"/><text:span text:style-name="style5">while</text:span><text:span text:style-name="style10">( </text:span><text:span text:style-name="style11">l</text:span><text:span text:style-name="style10">&gt;</text:span><text:span text:style-name="style11">k </text:span><text:span text:style-name="style10">){ </text:span><text:span text:style-name="style11">Shell</text:span><text:span text:style-name="style10">[</text:span><text:span text:style-name="style11">n</text:span><text:span text:style-name="style10">][</text:span><text:span text:style-name="style11">l</text:span><text:span text:style-name="style10">]=</text:span><text:span text:style-name="style11">Shell</text:span><text:span text:style-name="style10">[</text:span><text:span text:style-name="style11">n</text:span><text:span text:style-name="style10">][</text:span><text:span text:style-name="style11">l</text:span><text:span text:style-name="style10">-</text:span><text:span text:style-name="style4">1</text:span><text:span text:style-name="style10">]; </text:span><text:span text:style-name="style11">l</text:span><text:span text:style-name="style10">--; } </text:span><text:span text:style-name="style5">return </text:span><text:span text:style-name="style11">Shell</text:span><text:span text:style-name="style10">[</text:span><text:span text:style-name="style11">n</text:span><text:span text:style-name="style10">][</text:span><text:span text:style-name="style11">k</text:span><text:span text:style-name="style10">];</text:span></text:h>
      <text:h text:style-name="Default"><text:s text:c="1"/>35<text:s text:c="2"/><text:span text:style-name="style10">}</text:span></text:h>
      <text:h text:style-name="Default"><text:s text:c="1"/>36<text:s text:c="2"/><text:span text:style-name="style2">//<text:s text:c="4"/>Быстрая выборка координат точки на обшивке по таблице плазовых ординат</text:span></text:h>
      <text:h text:style-name="Default"><text:s text:c="1"/>37<text:s text:c="2"/><text:span text:style-name="style2">//</text:span></text:h>
      <text:h text:style-name="Default"><text:s text:c="1"/>38<text:s text:c="2"/><text:span text:style-name="style5">Vector </text:span><text:span text:style-name="style11">Hull</text:span><text:span text:style-name="style10">::</text:span><text:span text:style-name="style11">InShell</text:span><text:span text:style-name="style10">( </text:span><text:span text:style-name="style5">int </text:span><text:span text:style-name="style11">n</text:span><text:span text:style-name="style10">,</text:span><text:span text:style-name="style5">unsigned </text:span><text:span text:style-name="style11">m </text:span><text:span text:style-name="style10">) </text:span><text:span text:style-name="style2">// номер шпации,отсчет индексной маски</text:span></text:h>
      <text:h text:style-name="Default"><text:s text:c="1"/>39<text:s text:c="2"/><text:span text:style-name="style10">{ </text:span><text:span text:style-name="style5">if</text:span><text:span text:style-name="style10">( </text:span><text:span text:style-name="style11">m</text:span><text:span text:style-name="style10">&amp;</text:span><text:span text:style-name="style11">LeftFrame </text:span><text:span text:style-name="style10">)</text:span><text:span text:style-name="style5">return </text:span><text:span text:style-name="style11">Frame</text:span><text:span text:style-name="style10">[</text:span><text:span text:style-name="style11">n</text:span><text:span text:style-name="style10">][~</text:span><text:span text:style-name="style11">LeftFrame</text:span><text:span text:style-name="style10">&amp;</text:span><text:span text:style-name="style11">m</text:span><text:span text:style-name="style10">];<text:s text:c="15"/></text:span><text:span text:style-name="style2">// левый отсчет</text:span></text:h>
      <text:h text:style-name="Default"><text:s text:c="1"/>40<text:s text:c="2"/><text:span text:style-name="style2">//if( m&amp;SternPost )return Stern[~FramePost&amp;m];<text:s text:c="18"/>// ахтерштевень</text:span></text:h>
      <text:h text:style-name="Default"><text:s text:c="1"/>41<text:s text:c="2"/><text:span text:style-name="style2">//if( m&amp;StemPost<text:s text:c="2"/>)return Stem[~FramePost&amp;m];<text:s text:c="19"/>// форштевень</text:span></text:h>
      <text:h text:style-name="Default"><text:s text:c="1"/>42<text:s text:c="2"/><text:s text:c="19"/><text:span text:style-name="style5">return 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[</text:span><text:span text:style-name="style11">m</text:span><text:span text:style-name="style10">];<text:s text:c="24"/></text:span><text:span text:style-name="style2">// сам шпангоут</text:span></text:h>
      <text:h text:style-name="Default"><text:s text:c="1"/>43<text:s text:c="2"/><text:span text:style-name="style10">}</text:span></text:h>
      <text:h text:style-name="Default"><text:s text:c="1"/>44<text:s text:c="2"/><text:span text:style-name="style5">Vector </text:span><text:span text:style-name="style11">Hull</text:span><text:span text:style-name="style10">::</text:span><text:span text:style-name="style11">Select</text:span><text:span text:style-name="style10">( </text:span><text:span text:style-name="style5">int </text:span><text:span text:style-name="style11">n</text:span><text:span text:style-name="style10">,</text:span><text:span text:style-name="style5">int </text:span><text:span text:style-name="style11">k </text:span><text:span text:style-name="style10">)<text:s text:c="14"/></text:span><text:span text:style-name="style2">// оболочка Shell[0..N][1..len]</text:span></text:h>
      <text:h text:style-name="Default"><text:s text:c="1"/>45<text:s text:c="2"/><text:span text:style-name="style10">{ </text:span><text:span text:style-name="style5">Vector </text:span><text:span text:style-name="style11">P</text:span><text:span text:style-name="style10">={ 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}; </text:span><text:span text:style-name="style5">bool </text:span><text:span text:style-name="style11">Board</text:span><text:span text:style-name="style10">=</text:span><text:span text:style-name="style11">k</text:span><text:span text:style-name="style10">&gt;</text:span><text:span text:style-name="style4">0</text:span><text:span text:style-name="style10">; </text:span><text:span text:style-name="style5">if</text:span><text:span text:style-name="style10">( !</text:span><text:span text:style-name="style11">Board </text:span><text:span text:style-name="style10">)</text:span><text:span text:style-name="style11">k</text:span><text:span text:style-name="style10">=-</text:span><text:span text:style-name="style11">k</text:span><text:span text:style-name="style10">;<text:s text:c="11"/></text:span><text:span text:style-name="style2">// k=[1..len]</text:span></text:h>
      <text:h text:style-name="Default"><text:s text:c="1"/>46<text:s text:c="2"/><text:s text:c="2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 )<text:s text:c="27"/></text:span><text:span text:style-name="style2">// по индексной маске общего массива</text:span></text:h>
      <text:h text:style-name="Default"><text:s text:c="1"/>47<text:s text:c="2"/><text:s text:c="2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[</text:span><text:span text:style-name="style4">0</text:span><text:span text:style-name="style10">]&gt;=</text:span><text:span text:style-name="style11">k </text:span><text:span text:style-name="style10">)</text:span><text:span text:style-name="style11">P</text:span><text:span text:style-name="style10">=</text:span><text:span text:style-name="style11">InShell</text:span><text:span text:style-name="style10">( </text:span><text:span text:style-name="style11">n</text:span><text:span text:style-name="style10">,</text:span><text:span text:style-name="style11">Shell</text:span><text:span text:style-name="style10">[</text:span><text:span text:style-name="style11">n</text:span><text:span text:style-name="style10">][</text:span><text:span text:style-name="style11">k</text:span><text:span text:style-name="style10">] );<text:s text:c="3"/></text:span><text:span text:style-name="style2">// для вершин треугольников</text:span></text:h>
      <text:h text:style-name="Default"><text:s text:c="1"/>48<text:s text:c="2"/><text:s text:c="2"/><text:span text:style-name="style5">return </text:span><text:span text:style-name="style11">Board</text:span><text:span text:style-name="style10">?</text:span><text:span text:style-name="style11">P</text:span><text:span text:style-name="style10">:~</text:span><text:span text:style-name="style11">P</text:span><text:span text:style-name="style10">;<text:s text:c="13"/></text:span><text:span text:style-name="style2">// мировая система отсчета - правый:левый борт</text:span></text:h>
      <text:h text:style-name="Default"><text:s text:c="1"/>49<text:s text:c="2"/><text:span text:style-name="style10">}</text:span></text:h>
      <text:h text:style-name="Default"><text:s text:c="1"/>50<text:s text:c="2"/><text:span text:style-name="style2">//<text:s text:c="4"/>Выборка координат и индексов точки в таблице плазовых ординат</text:span></text:h>
      <text:h text:style-name="Default"><text:s text:c="1"/>51<text:s text:c="2"/><text:span text:style-name="style2">//<text:s text:c="12"/>с учетом удвоения отсчетов по левому и правому борту</text:span></text:h>
      <text:h text:style-name="Default"><text:s text:c="1"/>52<text:s text:c="2"/><text:span text:style-name="style2">//</text:span></text:h>
      <text:h text:style-name="Default"><text:s text:c="1"/>53<text:s text:c="2"/><text:span text:style-name="style11">Point Hull</text:span><text:span text:style-name="style10">::</text:span><text:span text:style-name="style11">InSpan</text:span><text:span text:style-name="style10">( </text:span><text:span text:style-name="style5">int </text:span><text:span text:style-name="style10">&amp;</text:span><text:span text:style-name="style11">n</text:span><text:span text:style-name="style10">,</text:span><text:span text:style-name="style5">int </text:span><text:span text:style-name="style10">&amp;</text:span><text:span text:style-name="style11">k</text:span><text:span text:style-name="style10">, </text:span><text:span text:style-name="style5">bool </text:span><text:span text:style-name="style11">off </text:span><text:span text:style-name="style10">)<text:s text:c="3"/></text:span><text:span text:style-name="style2">// точки 0 и Nframes+1 - штевни</text:span></text:h>
      <text:h text:style-name="Default"><text:s text:c="1"/>54<text:s text:c="2"/><text:span text:style-name="style10">{ </text:span><text:span text:style-name="style5">Vector </text:span><text:span text:style-name="style11">P</text:span><text:span text:style-name="style10">=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; </text:span><text:span text:style-name="style5">bool </text:span><text:span text:style-name="style11">Board</text:span><text:span text:style-name="style10">=</text:span><text:span text:style-name="style11">k</text:span><text:span text:style-name="style10">&gt;</text:span><text:span text:style-name="style4">0</text:span><text:span text:style-name="style10">; </text:span><text:span text:style-name="style5">if</text:span><text:span text:style-name="style10">( !</text:span><text:span text:style-name="style11">Board </text:span><text:span text:style-name="style10">)</text:span><text:span text:style-name="style11">k</text:span><text:span text:style-name="style10">=-</text:span><text:span text:style-name="style11">k</text:span><text:span text:style-name="style10">;<text:s text:c="4"/></text:span><text:span text:style-name="style2">// k=[1..len] правый&gt;0</text:span></text:h>
      <text:h text:style-name="Default"><text:s text:c="1"/>55<text:s text:c="2"/><text:s text:c="2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 )<text:s text:c="18"/></text:span><text:span text:style-name="style2">// проверка построения трёхмерной поверхности</text:span></text:h>
      <text:h text:style-name="Default"><text:s text:c="1"/>56<text:s text:c="2"/><text:s text:c="2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[</text:span><text:span text:style-name="style4">0</text:span><text:span text:style-name="style10">]&gt;=</text:span><text:span text:style-name="style11">k </text:span><text:span text:style-name="style10">)<text:s text:c="12"/></text:span><text:span text:style-name="style2">// сеткой существующих вершин треугольников в</text:span></text:h>
      <text:h text:style-name="Default"><text:s text:c="1"/>57<text:s text:c="2"/><text:s text:c="2"/><text:span text:style-name="style10">{ </text:span><text:span text:style-name="style5">unsigned </text:span><text:span text:style-name="style11">m</text:span><text:span text:style-name="style10">=</text:span><text:span text:style-name="style11">Shell</text:span><text:span text:style-name="style10">[</text:span><text:span text:style-name="style11">n</text:span><text:span text:style-name="style10">][</text:span><text:span text:style-name="style11">k</text:span><text:span text:style-name="style10">];<text:s text:c="7"/></text:span><text:span text:style-name="style2">// индексной маске таблицы ординат шпангоутов</text:span></text:h>
      <text:h text:style-name="Default"><text:s text:c="1"/>58<text:s text:c="2"/><text:s text:c="4"/><text:span text:style-name="style5">if</text:span><text:span text:style-name="style10">( </text:span><text:span text:style-name="style11">m</text:span><text:span text:style-name="style10">&amp;</text:span><text:span text:style-name="style11">LeftFrame </text:span><text:span text:style-name="style10">)</text:span><text:span text:style-name="style11">P</text:span><text:span text:style-name="style10">=</text:span><text:span text:style-name="style11">Frame</text:span><text:span text:style-name="style10">[</text:span><text:span text:style-name="style11">n</text:span><text:span text:style-name="style10">][</text:span><text:span text:style-name="style11">k</text:span><text:span text:style-name="style10">=~</text:span><text:span text:style-name="style11">LeftFrame</text:span><text:span text:style-name="style10">&amp;</text:span><text:span text:style-name="style11">m</text:span><text:span text:style-name="style10">]; </text:span><text:span text:style-name="style5">else<text:s text:c="11"/></text:span><text:span text:style-name="style2">// левый отсчет</text:span></text:h>
      <text:h text:style-name="Default"><text:s text:c="1"/>59<text:s text:c="2"/><text:span text:style-name="style2">//<text:s text:c="2"/>if( m&amp;SternPost )P=Stern[k=~FramePost&amp;m],n=0; else<text:s text:c="10"/>// ахтерштевень</text:span></text:h>
      <text:h text:style-name="Default"><text:s text:c="1"/>60<text:s text:c="2"/><text:span text:style-name="style2">//<text:s text:c="2"/>if( m&amp;StemPost<text:s text:c="2"/>)P=Stem[k=~FramePost&amp;m],n=Nframes+1; else<text:s text:c="3"/>// и форштевень</text:span></text:h>
      <text:h text:style-name="Default"><text:s text:c="1"/>61<text:s text:c="2"/><text:s text:c="21"/><text:span text:style-name="style11">P</text:span><text:span text:style-name="style10">=</text:span><text:span text:style-name="style11">Frame</text:span><text:span text:style-name="style10">[++</text:span><text:span text:style-name="style11">n</text:span><text:span text:style-name="style10">][</text:span><text:span text:style-name="style11">k</text:span><text:span text:style-name="style10">=</text:span><text:span text:style-name="style11">m</text:span><text:span text:style-name="style10">];<text:s text:c="25"/></text:span><text:span text:style-name="style2">// сам шпангоут</text:span></text:h>
      <text:h text:style-name="Default"><text:s text:c="1"/>62<text:s text:c="2"/><text:s text:c="4"/><text:span text:style-name="style11">k</text:span><text:span text:style-name="style10">=</text:span><text:span text:style-name="style11">k</text:span><text:span text:style-name="style10">*</text:span><text:span text:style-name="style4">2</text:span><text:span text:style-name="style10">+</text:span><text:span text:style-name="style4">1</text:span><text:span text:style-name="style10">; </text:span><text:span text:style-name="style5">if</text:span><text:span text:style-name="style10">( !</text:span><text:span text:style-name="style11">Board </text:span><text:span text:style-name="style10">)</text:span><text:span text:style-name="style11">k</text:span><text:span text:style-name="style10">++;<text:s text:c="4"/></text:span><text:span text:style-name="style2">// индексы шпангоутов от [1..len] - левый борт</text:span></text:h>
      <text:h text:style-name="Default"><text:s text:c="1"/>63<text:s text:c="2"/><text:s text:c="2"/><text:span text:style-name="style10">}<text:s text:c="29"/></text:span><text:span text:style-name="style2">// со штевнями в граничных кривых n=0 и n=len+1</text:span></text:h>
      <text:h text:style-name="Default"><text:s text:c="1"/>64<text:s text:c="2"/><text:s text:c="2"/><text:span text:style-name="style5">if</text:span><text:span text:style-name="style10">( </text:span><text:span text:style-name="style11">off </text:span><text:span text:style-name="style10">)</text:span><text:span text:style-name="style5">return </text:span><text:span text:style-name="style11">out</text:span><text:span text:style-name="style10">( </text:span><text:span text:style-name="style11">Board</text:span><text:span text:style-name="style10">?</text:span><text:span text:style-name="style11">P</text:span><text:span text:style-name="style10">:~</text:span><text:span text:style-name="style11">P </text:span><text:span text:style-name="style10">);<text:s text:c="17"/></text:span><text:span text:style-name="style2">// мировая система отсчета</text:span></text:h>
      <text:h text:style-name="Default"><text:s text:c="1"/>65<text:s text:c="2"/><text:s text:c="6"/><text:span text:style-name="style5">else return </text:span><text:span text:style-name="style10">(</text:span><text:span text:style-name="style11">Point</text:span><text:span text:style-name="style10">){ </text:span><text:span text:style-name="style11">P</text:span><text:span text:style-name="style10">.</text:span><text:span text:style-name="style11">x</text:span><text:span text:style-name="style10">,</text:span><text:span text:style-name="style11">Board</text:span><text:span text:style-name="style10">?</text:span><text:span text:style-name="style11">P</text:span><text:span text:style-name="style10">.</text:span><text:span text:style-name="style11">y</text:span><text:span text:style-name="style10">:-</text:span><text:span text:style-name="style11">P</text:span><text:span text:style-name="style10">.</text:span><text:span text:style-name="style11">y</text:span><text:span text:style-name="style10">,</text:span><text:span text:style-name="style11">P</text:span><text:span text:style-name="style10">.</text:span><text:span text:style-name="style11">z </text:span><text:span text:style-name="style10">}; </text:span><text:span text:style-name="style2">// из локальной координаты</text:span></text:h>
      <text:h text:style-name="Default"><text:s text:c="1"/>66<text:s text:c="2"/><text:span text:style-name="style10">}</text:span></text:h>
      <text:h text:style-name="Default"><text:s text:c="1"/>67<text:s text:c="2"/><text:span text:style-name="style2">//<text:s text:c="6"/>здесь перебираются строки с исключением пропусков и чистых комментариев</text:span></text:h>
      <text:h text:style-name="Default"><text:s text:c="1"/>68<text:s text:c="2"/><text:span text:style-name="style2">//</text:span></text:h>
      <text:h text:style-name="Default"><text:s text:c="1"/>69<text:s text:c="2"/><text:span text:style-name="style5">static char </text:span><text:span text:style-name="style10">*</text:span><text:span text:style-name="style11">stringData</text:span><text:span text:style-name="style10">( </text:span><text:span text:style-name="style11">FILE </text:span><text:span text:style-name="style10">*</text:span><text:span text:style-name="style11">F </text:span><text:span text:style-name="style10">)<text:s text:c="6"/></text:span><text:span text:style-name="style2">// поиск значимой строки в файле данных</text:span></text:h>
      <text:h text:style-name="Default"><text:s text:c="1"/>70<text:s text:c="2"/><text:span text:style-name="style10">{ </text:span><text:span text:style-name="style5">char </text:span><text:span text:style-name="style10">*</text:span><text:span text:style-name="style11">s</text:span><text:span text:style-name="style10">; </text:span><text:span text:style-name="style5">int </text:span><text:span text:style-name="style11">Len</text:span><text:span text:style-name="style10">=</text:span><text:span text:style-name="style4">0</text:span><text:span text:style-name="style10">;</text:span></text:h>
      <text:h text:style-name="Default"><text:s text:c="1"/>71<text:s text:c="2"/><text:s text:c="2"/><text:span text:style-name="style5">do</text:span><text:span text:style-name="style10">{ </text:span><text:span text:style-name="style11">s</text:span><text:span text:style-name="style10">=</text:span><text:span text:style-name="style11">getString</text:span><text:span text:style-name="style10">(</text:span><text:span text:style-name="style11">F</text:span><text:span text:style-name="style10">); </text:span><text:span text:style-name="style5">if</text:span><text:span text:style-name="style10">( </text:span><text:span text:style-name="style11">s</text:span><text:span text:style-name="style10">[</text:span><text:span text:style-name="style4">0</text:span><text:span text:style-name="style10">]==</text:span><text:span text:style-name="style7">';' </text:span><text:span text:style-name="style10">|| !</text:span><text:span text:style-name="style11">memcmp</text:span><text:span text:style-name="style10">(</text:span><text:span text:style-name="style11">s</text:span><text:span text:style-name="style10">,</text:span><text:span text:style-name="style6">"//"</text:span><text:span text:style-name="style10">,</text:span><text:span text:style-name="style4">2</text:span><text:span text:style-name="style10">) )*</text:span><text:span text:style-name="style11">s</text:span><text:span text:style-name="style10">=</text:span><text:span text:style-name="style4">0</text:span><text:span text:style-name="style10">; </text:span><text:span text:style-name="style11">Len</text:span><text:span text:style-name="style10">=</text:span><text:span text:style-name="style11">strcut</text:span><text:span text:style-name="style10">(</text:span><text:span text:style-name="style11">s</text:span><text:span text:style-name="style10">);</text:span></text:h>
      <text:h text:style-name="Default"><text:s text:c="1"/>72<text:s text:c="2"/><text:s text:c="4"/><text:span text:style-name="style10">} </text:span><text:span text:style-name="style5">while</text:span><text:span text:style-name="style10">( !</text:span><text:span text:style-name="style11">feof</text:span><text:span text:style-name="style10">( </text:span><text:span text:style-name="style11">F </text:span><text:span text:style-name="style10">) &amp;&amp; !</text:span><text:span text:style-name="style11">Len </text:span><text:span text:style-name="style10">); </text:span><text:span text:style-name="style5">return </text:span><text:span text:style-name="style11">s</text:span><text:span text:style-name="style10">;</text:span></text:h>
      <text:h text:style-name="Default"><text:s text:c="1"/>73<text:s text:c="2"/><text:span text:style-name="style10">}</text:span></text:h>
      <text:h text:style-name="Default"><text:s text:c="1"/>74<text:s text:c="2"/><text:span text:style-name="style2">//<text:s text:c="4"/>Интерполяция с разрезанием шпангоутов для фиксации точек на ватерлинии</text:span></text:h>
      <text:h text:style-name="Default"><text:s text:c="1"/>75<text:s text:c="2"/><text:span text:style-name="style2">//<text:s text:c="5"/>... отчасти исключаются из рассмотрения вершины пустых треугольников</text:span></text:h>
      <text:h text:style-name="Default"><text:s text:c="1"/>76<text:s text:c="2"/><text:span text:style-name="style2">//</text:span></text:h>
      <text:h text:style-name="Default"><text:s text:c="1"/>77<text:s text:c="2"/><text:span text:style-name="style5">static</text:span></text:h>
      <text:h text:style-name="Default"><text:s text:c="1"/>78<text:s text:c="2"/><text:span text:style-name="style5">Real </text:span><text:span text:style-name="style11">Inter</text:span><text:span text:style-name="style10">( </text:span><text:span text:style-name="style11">_Real x</text:span><text:span text:style-name="style10">,</text:span><text:span text:style-name="style11">_Real x0</text:span><text:span text:style-name="style10">,</text:span><text:span text:style-name="style11">_Real x1</text:span><text:span text:style-name="style10">,</text:span><text:span text:style-name="style11">_Real y0</text:span><text:span text:style-name="style10">,</text:span><text:span text:style-name="style11">_Real y1 </text:span><text:span text:style-name="style10">) </text:span><text:span text:style-name="style2">//~ любое направление</text:span></text:h>
      <text:h text:style-name="Default"><text:s text:c="1"/>79<text:s text:c="2"/><text:span text:style-name="style10">{ </text:span><text:span text:style-name="style5">if</text:span><text:span text:style-name="style10">( </text:span><text:span text:style-name="style11">x</text:span><text:span text:style-name="style10">==</text:span><text:span text:style-name="style11">x0 </text:span><text:span text:style-name="style10">)</text:span><text:span text:style-name="style5">return </text:span><text:span text:style-name="style11">y0</text:span><text:span text:style-name="style10">;<text:s text:c="33"/></text:span><text:span text:style-name="style2">// точное совпадение по</text:span></text:h>
      <text:h text:style-name="Default"><text:s text:c="1"/>80<text:s text:c="2"/><text:s text:c="2"/><text:span text:style-name="style5">if</text:span><text:span text:style-name="style10">( </text:span><text:span text:style-name="style11">x</text:span><text:span text:style-name="style10">==</text:span><text:span text:style-name="style11">x1 </text:span><text:span text:style-name="style10">)</text:span><text:span text:style-name="style5">return </text:span><text:span text:style-name="style11">y1</text:span><text:span text:style-name="style10">;<text:s text:c="33"/></text:span><text:span text:style-name="style2">// крайним аргументам и</text:span></text:h>
      <text:h text:style-name="Default"><text:s text:c="1"/>81<text:s text:c="2"/><text:span text:style-name="style2">//if( x==x1 || x0==x1 )return y1;<text:s text:c="23"/>// повторное совпадение</text:span></text:h>
      <text:h text:style-name="Default"><text:s text:c="1"/>82<text:s text:c="2"/><text:s text:c="2"/><text:span text:style-name="style5">if</text:span><text:span text:style-name="style10">( </text:span><text:span text:style-name="style11">x0</text:span><text:span text:style-name="style10">==</text:span><text:span text:style-name="style11">x1 </text:span><text:span text:style-name="style10">)</text:span><text:span text:style-name="style5">return </text:span><text:span text:style-name="style10">(</text:span><text:span text:style-name="style11">y0</text:span><text:span text:style-name="style10">+</text:span><text:span text:style-name="style11">y1</text:span><text:span text:style-name="style10">)/</text:span><text:span text:style-name="style4">2</text:span><text:span text:style-name="style10">;<text:s text:c="25"/></text:span><text:span text:style-name="style2">// среднеарифметическое</text:span></text:h>
      <text:h text:style-name="Default"><text:s text:c="1"/>83<text:s text:c="2"/><text:s text:c="14"/><text:span text:style-name="style5">return </text:span><text:span text:style-name="style11">y0</text:span><text:span text:style-name="style10">+(</text:span><text:span text:style-name="style11">x</text:span><text:span text:style-name="style10">-</text:span><text:span text:style-name="style11">x0</text:span><text:span text:style-name="style10">)*(</text:span><text:span text:style-name="style11">y1</text:span><text:span text:style-name="style10">-</text:span><text:span text:style-name="style11">y0</text:span><text:span text:style-name="style10">)/(</text:span><text:span text:style-name="style11">x1</text:span><text:span text:style-name="style10">-</text:span><text:span text:style-name="style11">x0</text:span><text:span text:style-name="style10">);<text:s text:c="9"/></text:span><text:span text:style-name="style2">// ? и беда при малом h</text:span></text:h>
      <text:h text:style-name="Default"><text:s text:c="1"/>84<text:s text:c="2"/><text:span text:style-name="style10">}</text:span></text:h>
      <text:h text:style-name="Default"><text:s text:c="1"/>85<text:s text:c="2"/><text:span text:style-name="style5">static Vector </text:span><text:span text:style-name="style11">Inter</text:span><text:span text:style-name="style10">( </text:span><text:span text:style-name="style11">_Real x</text:span><text:span text:style-name="style10">, </text:span><text:span text:style-name="style11">_Real x0</text:span><text:span text:style-name="style10">,</text:span><text:span text:style-name="style11">_Real x1</text:span><text:span text:style-name="style10">, </text:span><text:span text:style-name="style11">_Vector v0</text:span><text:span text:style-name="style10">,</text:span><text:span text:style-name="style11">_Vector v1 </text:span><text:span text:style-name="style10">)</text:span></text:h>
      <text:h text:style-name="Default"><text:s text:c="1"/>86<text:s text:c="2"/><text:span text:style-name="style10">{ </text:span><text:span text:style-name="style5">if</text:span><text:span text:style-name="style10">( </text:span><text:span text:style-name="style11">x</text:span><text:span text:style-name="style10">==</text:span><text:span text:style-name="style11">x0 </text:span><text:span text:style-name="style10">)</text:span><text:span text:style-name="style5">return </text:span><text:span text:style-name="style11">v0</text:span><text:span text:style-name="style10">; </text:span><text:span text:style-name="style5">if</text:span><text:span text:style-name="style10">( </text:span><text:span text:style-name="style11">x</text:span><text:span text:style-name="style10">==</text:span><text:span text:style-name="style11">x1 </text:span><text:span text:style-name="style10">)</text:span><text:span text:style-name="style5">return </text:span><text:span text:style-name="style11">v1</text:span><text:span text:style-name="style10">; </text:span><text:span text:style-name="style5">if</text:span><text:span text:style-name="style10">( </text:span><text:span text:style-name="style11">x0</text:span><text:span text:style-name="style10">==</text:span><text:span text:style-name="style11">x1 </text:span><text:span text:style-name="style10">)</text:span><text:span text:style-name="style5">return </text:span><text:span text:style-name="style4">0.5</text:span><text:span text:style-name="style10">*(</text:span><text:span text:style-name="style11">v0</text:span><text:span text:style-name="style10">+</text:span><text:span text:style-name="style11">v1</text:span><text:span text:style-name="style10">);<text:s text:c="23"/></text:span><text:span text:style-name="style2">// среднеарифметическое</text:span></text:h>
      <text:h text:style-name="Default"><text:s text:c="1"/>87<text:s text:c="2"/><text:s text:c="2"/><text:span text:style-name="style5">return </text:span><text:span text:style-name="style11">v0 </text:span><text:span text:style-name="style10">+ ( </text:span><text:span text:style-name="style11">v1</text:span><text:span text:style-name="style10">-</text:span><text:span text:style-name="style11">v0 </text:span><text:span text:style-name="style10">)*( (</text:span><text:span text:style-name="style11">x</text:span><text:span text:style-name="style10">-</text:span><text:span text:style-name="style11">x0</text:span><text:span text:style-name="style10">)/(</text:span><text:span text:style-name="style11">x1</text:span><text:span text:style-name="style10">-</text:span><text:span text:style-name="style11">x0</text:span><text:span text:style-name="style10">) );<text:s text:c="13"/></text:span><text:span text:style-name="style2">// беда при малом x1-x0</text:span></text:h>
      <text:h text:style-name="Default"><text:s text:c="1"/>88<text:s text:c="2"/><text:span text:style-name="style10">}</text:span></text:h>
      <text:h text:style-name="Default"><text:s text:c="1"/>89<text:s text:c="2"/><text:span text:style-name="style5">static void </text:span><text:span text:style-name="style11">Control</text:span><text:span text:style-name="style10">( </text:span><text:span text:style-name="style11">Flex </text:span><text:span text:style-name="style10">&amp;</text:span><text:span text:style-name="style11">F</text:span><text:span text:style-name="style10">,</text:span><text:span text:style-name="style11">_Vector Ofs</text:span><text:span text:style-name="style10">, </text:span><text:span text:style-name="style5">bool </text:span><text:span text:style-name="style11">Stm</text:span><text:span text:style-name="style10">=</text:span><text:span text:style-name="style5">false </text:span><text:span text:style-name="style10">)<text:s text:c="2"/></text:span><text:span text:style-name="style2">// def - шпангоутам</text:span></text:h>
      <text:h text:style-name="Default"><text:s text:c="1"/>90<text:s text:c="2"/><text:span text:style-name="style10">{ </text:span><text:span text:style-name="style5">for</text:span><text:span text:style-name="style10">( </text:span><text:span text:style-name="style5">int </text:span><text:span text:style-name="style11">k</text:span><text:span text:style-name="style10">=</text:span><text:span text:style-name="style11">F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k</text:span><text:span text:style-name="style10">&gt;=</text:span><text:span text:style-name="style4">0</text:span><text:span text:style-name="style10">; </text:span><text:span text:style-name="style11">k</text:span><text:span text:style-name="style10">-- )<text:s text:c="27"/></text:span><text:span text:style-name="style2">// предосторожность</text:span></text:h>
      <text:h text:style-name="Default"><text:s text:c="1"/>91<text:s text:c="2"/><text:s text:c="2"/><text:span text:style-name="style10">{ </text:span><text:span text:style-name="style5">Vector </text:span><text:span text:style-name="style10">&amp;</text:span><text:span text:style-name="style11">A</text:span><text:span text:style-name="style10">=</text:span><text:span text:style-name="style11">F</text:span><text:span text:style-name="style10">[</text:span><text:span text:style-name="style11">k</text:span><text:span text:style-name="style10">]; </text:span><text:span text:style-name="style11">A</text:span><text:span text:style-name="style10">-=</text:span><text:span text:style-name="style11">Ofs</text:span><text:span text:style-name="style10">;<text:s text:c="33"/></text:span><text:span text:style-name="style2">// привод по осадке</text:span></text:h>
      <text:h text:style-name="Default"><text:s text:c="1"/>92<text:s text:c="2"/><text:s text:c="4"/><text:span text:style-name="style5">if</text:span><text:span text:style-name="style10">( </text:span><text:span text:style-name="style11">fabs</text:span><text:span text:style-name="style10">( </text:span><text:span text:style-name="style11">A</text:span><text:span text:style-name="style10">.</text:span><text:span text:style-name="style11">z </text:span><text:span text:style-name="style10">)&lt;</text:span><text:span text:style-name="style11">eps </text:span><text:span text:style-name="style10">)</text:span><text:span text:style-name="style11">A</text:span><text:span text:style-name="style10">.</text:span><text:span text:style-name="style11">z</text:span><text:span text:style-name="style10">=</text:span><text:span text:style-name="style4">0.0</text:span><text:span text:style-name="style10">; </text:span><text:span text:style-name="style5">else<text:s text:c="22"/></text:span><text:span text:style-name="style2">// к нулю аппликаты</text:span></text:h>
      <text:h text:style-name="Default"><text:s text:c="1"/>93<text:s text:c="2"/><text:s text:c="4"/><text:span text:style-name="style5">if</text:span><text:span text:style-name="style10">( </text:span><text:span text:style-name="style11">k</text:span><text:span text:style-name="style10">&lt;</text:span><text:span text:style-name="style11">F</text:span><text:span text:style-name="style10">.</text:span><text:span text:style-name="style11">len</text:span><text:span text:style-name="style10">-</text:span><text:span text:style-name="style4">1 </text:span><text:span text:style-name="style10">){ </text:span><text:span text:style-name="style5">Vector </text:span><text:span text:style-name="style11">B</text:span><text:span text:style-name="style10">=</text:span><text:span text:style-name="style11">F</text:span><text:span text:style-name="style10">[</text:span><text:span text:style-name="style11">k</text:span><text:span text:style-name="style10">+</text:span><text:span text:style-name="style4">1</text:span><text:span text:style-name="style10">];<text:s text:c="23"/></text:span><text:span text:style-name="style2">// В - уже изменен</text:span></text:h>
      <text:h text:style-name="Default"><text:s text:c="1"/>94<text:s text:c="2"/><text:span text:style-name="style2">//<text:s text:c="4"/>if( A==B &amp;&amp; A.z&lt;0.0 )F.Delete( k ); else<text:s text:c="14"/>// без совпадений и</text:span></text:h>
      <text:h text:style-name="Default"><text:s text:c="1"/>95<text:s text:c="2"/><text:s text:c="6"/><text:span text:style-name="style5">if</text:span><text:span text:style-name="style10">(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&lt;</text:span><text:span text:style-name="style4">0.0 </text:span><text:span text:style-name="style10">)<text:s text:c="37"/></text:span><text:span text:style-name="style2">// по любой стороне</text:span></text:h>
      <text:h text:style-name="Default"><text:s text:c="1"/>96<text:s text:c="2"/><text:s text:c="6"/><text:span text:style-name="style10">{ </text:span><text:span text:style-name="style5">if</text:span><text:span text:style-name="style10">( </text:span><text:span text:style-name="style11">Stm </text:span><text:span text:style-name="style10">)</text:span><text:span text:style-name="style11">B</text:span><text:span text:style-name="style10">=</text:span><text:span text:style-name="style11">e5</text:span><text:span text:style-name="style10">( </text:span><text:span text:style-name="style11">Inter</text:span><text:span text:style-name="style10">( </text:span><text:span text:style-name="style4">0.0</text:span><text:span text:style-name="style10">,</text:span><text:span text:style-name="style11">A</text:span><text:span text:style-name="style10">.</text:span><text:span text:style-name="style11">z</text:span><text:span text:style-name="style10">,</text:span><text:span text:style-name="style11">B</text:span><text:span text:style-name="style10">.</text:span><text:span text:style-name="style11">z</text:span><text:span text:style-name="style10">,</text:span><text:span text:style-name="style11">A</text:span><text:span text:style-name="style10">,</text:span><text:span text:style-name="style11">B </text:span><text:span text:style-name="style10">) ); </text:span><text:span text:style-name="style5">else</text:span></text:h>
      <text:h text:style-name="Default"><text:s text:c="1"/>97<text:s text:c="2"/><text:s text:c="8"/><text:span text:style-name="style5">if</text:span><text:span text:style-name="style10">( </text:span><text:span text:style-name="style11">A</text:span><text:span text:style-name="style10">.</text:span><text:span text:style-name="style11">y </text:span><text:span text:style-name="style10">|| </text:span><text:span text:style-name="style11">B</text:span><text:span text:style-name="style10">.</text:span><text:span text:style-name="style11">y </text:span><text:span text:style-name="style10">){ </text:span><text:span text:style-name="style11">B</text:span><text:span text:style-name="style10">.</text:span><text:span text:style-name="style11">y</text:span><text:span text:style-name="style10">=</text:span><text:span text:style-name="style11">e5</text:span><text:span text:style-name="style10">( </text:span><text:span text:style-name="style11">Inter</text:span><text:span text:style-name="style10">( </text:span><text:span text:style-name="style4">0.0</text:span><text:span text:style-name="style10">,</text:span><text:span text:style-name="style11">A</text:span><text:span text:style-name="style10">.</text:span><text:span text:style-name="style11">z</text:span><text:span text:style-name="style10">,</text:span><text:span text:style-name="style11">B</text:span><text:span text:style-name="style10">.</text:span><text:span text:style-name="style11">z</text:span><text:span text:style-name="style10">,</text:span><text:span text:style-name="style11">A</text:span><text:span text:style-name="style10">.</text:span><text:span text:style-name="style11">y</text:span><text:span text:style-name="style10">,</text:span><text:span text:style-name="style11">B</text:span><text:span text:style-name="style10">.</text:span><text:span text:style-name="style11">y </text:span><text:span text:style-name="style10">) ); </text:span><text:span text:style-name="style11">B</text:span><text:span text:style-name="style10">.</text:span><text:span text:style-name="style11">z</text:span><text:span text:style-name="style10">=</text:span><text:span text:style-name="style4">0.0</text:span><text:span text:style-name="style10">; }</text:span></text:h>
      <text:h text:style-name="Default"><text:s text:c="1"/>98<text:s text:c="2"/><text:s text:c="8"/><text:span text:style-name="style5">else continue</text:span><text:span text:style-name="style10">;</text:span></text:h>
      <text:h text:style-name="Default"><text:s text:c="1"/>99<text:s text:c="2"/><text:s text:c="8"/><text:span text:style-name="style11">F</text:span><text:span text:style-name="style10">.</text:span><text:span text:style-name="style11">Insert</text:span><text:span text:style-name="style10">( </text:span><text:span text:style-name="style11">k</text:span><text:span text:style-name="style10">+</text:span><text:span text:style-name="style4">1 </text:span><text:span text:style-name="style10">)=</text:span><text:span text:style-name="style11">B</text:span><text:span text:style-name="style10">;</text:span></text:h>
      <text:h text:style-name="Default">100<text:s text:c="2"/><text:span text:style-name="style10">} } } }</text:span></text:h>
      <text:h text:style-name="Default">101<text:s text:c="2"/><text:span text:style-name="style2">//<text:s text:c="5"/>Слияние точек штевней с переработкой катамаранных "замкнутых" контуров</text:span></text:h>
      <text:h text:style-name="Default">102<text:s text:c="2"/><text:span text:style-name="style2">//<text:s text:c="5"/>-- первым ходом абсциссам последовательно даются поднимающиеся ординаты</text:span></text:h>
      <text:h text:style-name="Default">103<text:s text:c="2"/><text:span text:style-name="style2">//</text:span></text:h>
      <text:h text:style-name="Default">104<text:s text:c="2"/><text:span text:style-name="style5">static void </text:span><text:span text:style-name="style11">Alliance</text:span><text:span text:style-name="style10">( </text:span><text:span text:style-name="style11">Flex </text:span><text:span text:style-name="style10">&amp;</text:span><text:span text:style-name="style11">S</text:span><text:span text:style-name="style10">, </text:span><text:span text:style-name="style11">Flex </text:span><text:span text:style-name="style10">&amp;</text:span><text:span text:style-name="style11">Y</text:span><text:span text:style-name="style10">, </text:span><text:span text:style-name="style5">bool </text:span><text:span text:style-name="style11">St</text:span><text:span text:style-name="style10">, </text:span><text:span text:style-name="style11">_Real X </text:span><text:span text:style-name="style10">) </text:span><text:span text:style-name="style2">// St ? Stern : Stem</text:span></text:h>
      <text:h text:style-name="Default">105<text:s text:c="2"/><text:span text:style-name="style10">{ </text:span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m</text:span><text:span text:style-name="style10">,</text:span><text:span text:style-name="style11">n</text:span><text:span text:style-name="style10">; </text:span><text:span text:style-name="style5">Vector </text:span><text:span text:style-name="style11">V</text:span><text:span text:style-name="style10">; </text:span><text:span text:style-name="style2">//,W;<text:s text:c="8"/>// S+=S[0] точка последняя &lt;- начало кольца</text:span></text:h>
      <text:h text:style-name="Default">106<text:s text:c="2"/><text:s text:c="2"/><text:span text:style-name="style5">if</text:span><text:span text:style-name="style10">( !</text:span><text:span text:style-name="style11">Y</text:span><text:span text:style-name="style10">.</text:span><text:span text:style-name="style11">len </text:span><text:span text:style-name="style10">)</text:span><text:span text:style-name="style5">return</text:span><text:span text:style-name="style10">;<text:s text:c="15"/></text:span><text:span text:style-name="style2">// штевни остаются как есть, без расширений</text:span></text:h>
      <text:h text:style-name="Default">107<text:s text:c="2"/><text:s text:c="2"/><text:span text:style-name="style5">if</text:span><text:span text:style-name="style10">( !</text:span><text:span text:style-name="style11">S</text:span><text:span text:style-name="style10">.</text:span><text:span text:style-name="style11">len </text:span><text:span text:style-name="style10">){ </text:span><text:span text:style-name="style11">Y</text:span><text:span text:style-name="style10">[</text:span><text:span text:style-name="style4">0</text:span><text:span text:style-name="style10">].</text:span><text:span text:style-name="style11">x</text:span><text:span text:style-name="style10">=</text:span><text:span text:style-name="style11">X</text:span><text:span text:style-name="style10">; </text:span><text:span text:style-name="style11">S</text:span><text:span text:style-name="style10">+=</text:span><text:span text:style-name="style11">Y</text:span><text:span text:style-name="style10">[</text:span><text:span text:style-name="style4">0</text:span><text:span text:style-name="style10">]; } </text:span><text:span text:style-name="style2">//<text:s text:c="2"/>одна новая точка ставится по шпангоуту</text:span></text:h>
      <text:h text:style-name="Default">108<text:s text:c="2"/><text:span text:style-name="style9">#define inx( x,s ) ( (St &amp;&amp; (s&lt;=x))||(!St &amp;&amp; (x&lt;=s)) )<text:s text:c="2"/></text:span><text:span text:style-name="style2">// за штевнем [s&lt;=x&lt;=s]</text:span></text:h>
      <text:h text:style-name="Default">109<text:s text:c="2"/><text:span text:style-name="style9">#define oux( x,s ) ( (St &amp;&amp; (x&lt;s) )||(!St &amp;&amp; (s&lt;x) ) )<text:s text:c="2"/></text:span><text:span text:style-name="style2">// вне штевня<text:s text:c="2"/>[x&lt;s&lt;x]</text:span></text:h>
      <text:h text:style-name="Default">110<text:s text:c="2"/><text:s text:c="2"/><text:span text:style-name="style2">//</text:span></text:h>
      <text:h text:style-name="Default">111<text:s text:c="2"/><text:s text:c="2"/><text:span text:style-name="style2">//<text:s text:c="3"/>для начала расставляются абсциссы на неоднозначных транцевых расширениях</text:span></text:h>
      <text:h text:style-name="Default">112<text:s text:c="2"/><text:s text:c="2"/><text:span text:style-name="style2">//<text:s text:c="6"/>по самым дальним точкам на контурах штевней в диаметральной плоскости</text:span></text:h>
      <text:h text:style-name="Default">113<text:s text:c="2"/><text:s text:c="2"/><text:span text:style-name="style2">//<text:s text:c="7"/>попутно отмечаются крайние индексы использованных на штевнях абсцисс</text:span></text:h>
      <text:h text:style-name="Default">114<text:s text:c="2"/><text:s text:c="2"/><text:span text:style-name="style2">//</text:span></text:h>
      <text:h text:style-name="Default">115<text:s text:c="2"/><text:s text:c="2"/><text:span text:style-name="style5">for</text:span><text:span text:style-name="style10">( </text:span><text:span text:style-name="style11">m</text:span><text:span text:style-name="style10">=</text:span><text:span text:style-name="style11">n</text:span><text:span text:style-name="style10">=-</text:span><text:span text:style-name="style4">1</text:span><text:span text:style-name="style10">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Y</text:span><text:span text:style-name="style10">.</text:span><text:span text:style-name="style11">len</text:span><text:span text:style-name="style10">; </text:span><text:span text:style-name="style11">k</text:span><text:span text:style-name="style10">++ )<text:s text:c="15"/></text:span><text:span text:style-name="style2">// крайние точки получаются m&lt;n</text:span></text:h>
      <text:h text:style-name="Default">116<text:s text:c="2"/><text:s text:c="2"/><text:span text:style-name="style5">if</text:span><text:span text:style-name="style10">( </text:span><text:span text:style-name="style11">S</text:span><text:span text:style-name="style10">.</text:span><text:span text:style-name="style11">len</text:span><text:span text:style-name="style10">==</text:span><text:span text:style-name="style4">1 </text:span><text:span text:style-name="style10">){ </text:span><text:span text:style-name="style11">Y</text:span><text:span text:style-name="style10">[</text:span><text:span text:style-name="style11">k</text:span><text:span text:style-name="style10">].</text:span><text:span text:style-name="style11">x</text:span><text:span text:style-name="style10">=</text:span><text:span text:style-name="style11">S</text:span><text:span text:style-name="style10">[</text:span><text:span text:style-name="style4">0</text:span><text:span text:style-name="style10">].</text:span><text:span text:style-name="style11">x</text:span><text:span text:style-name="style10">,</text:span><text:span text:style-name="style11">m</text:span><text:span text:style-name="style10">=</text:span><text:span text:style-name="style4">0</text:span><text:span text:style-name="style10">,</text:span><text:span text:style-name="style11">n</text:span><text:span text:style-name="style10">=</text:span><text:span text:style-name="style4">1</text:span><text:span text:style-name="style10">; } </text:span><text:span text:style-name="style5">else </text:span><text:span text:style-name="style2">// здесь одна абсцисса для всех</text:span></text:h>
      <text:h text:style-name="Default">117<text:s text:c="2"/><text:s text:c="2"/><text:span text:style-name="style5">if</text:span><text:span text:style-name="style10">( </text:span><text:span text:style-name="style11">S</text:span><text:span text:style-name="style10">.</text:span><text:span text:style-name="style11">len</text:span><text:span text:style-name="style10">==</text:span><text:span text:style-name="style4">2 </text:span><text:span text:style-name="style10">){ </text:span><text:span text:style-name="style11">Y</text:span><text:span text:style-name="style10">[</text:span><text:span text:style-name="style11">k</text:span><text:span text:style-name="style10">].</text:span><text:span text:style-name="style11">x</text:span><text:span text:style-name="style10">=</text:span><text:span text:style-name="style11">Inter</text:span><text:span text:style-name="style10">( </text:span><text:span text:style-name="style11">Y</text:span><text:span text:style-name="style10">[</text:span><text:span text:style-name="style11">k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4">0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4">1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4">0</text:span><text:span text:style-name="style10">].</text:span><text:span text:style-name="style11">x</text:span><text:span text:style-name="style10">,</text:span><text:span text:style-name="style11">S</text:span><text:span text:style-name="style10">[</text:span><text:span text:style-name="style4">1</text:span><text:span text:style-name="style10">].</text:span><text:span text:style-name="style11">x </text:span><text:span text:style-name="style10">),</text:span><text:span text:style-name="style11">m</text:span><text:span text:style-name="style10">=</text:span><text:span text:style-name="style4">0</text:span><text:span text:style-name="style10">,</text:span><text:span text:style-name="style11">n</text:span><text:span text:style-name="style10">=</text:span><text:span text:style-name="style4">2</text:span><text:span text:style-name="style10">; }</text:span></text:h>
      <text:h text:style-name="Default">118<text:s text:c="2"/><text:s text:c="2"/><text:span text:style-name="style5">else</text:span></text:h>
      <text:h text:style-name="Default">119<text:s text:c="2"/><text:s text:c="2"/><text:span text:style-name="style10">{ </text:span><text:span text:style-name="style5">Real </text:span><text:span text:style-name="style11">x</text:span><text:span text:style-name="style10">,</text:span><text:span text:style-name="style11">mx</text:span><text:span text:style-name="style10">; </text:span><text:span text:style-name="style11">V</text:span><text:span text:style-name="style10">=</text:span><text:span text:style-name="style11">Y</text:span><text:span text:style-name="style10">[</text:span><text:span text:style-name="style11">k</text:span><text:span text:style-name="style10">];<text:s text:c="15"/></text:span><text:span text:style-name="style2">// корректируются точки транцевых контуров</text:span></text:h>
      <text:h text:style-name="Default">120<text:s text:c="2"/><text:s text:c="4"/><text:span text:style-name="style5">for</text:span><text:span text:style-name="style10">( </text:span><text:span text:style-name="style11">j</text:span><text:span text:style-name="style10">=-</text:span><text:span text:style-name="style4">1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i</text:span><text:span text:style-name="style10">++ )<text:s text:c="2"/></text:span><text:span text:style-name="style2">// последовательно в контрольном интервале</text:span></text:h>
      <text:h text:style-name="Default">121<text:s text:c="2"/><text:s text:c="4"/><text:span text:style-name="style5">if</text:span><text:span text:style-name="style10">( </text:span><text:span text:style-name="style11">intoi</text:span><text:span text:style-name="style10">( </text:span><text:span text:style-name="style11">S</text:span><text:span text:style-name="style10">[</text:span><text:span text:style-name="style11">i</text:span><text:span text:style-name="style10">].</text:span><text:span text:style-name="style11">z</text:span><text:span text:style-name="style10">,</text:span><text:span text:style-name="style11">V</text:span><text:span text:style-name="style10">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+</text:span><text:span text:style-name="style4">1</text:span><text:span text:style-name="style10">].</text:span><text:span text:style-name="style11">z </text:span><text:span text:style-name="style10">) ) </text:span><text:span text:style-name="style2">// смежные полосы не повторяют аппликаты</text:span></text:h>
      <text:h text:style-name="Default">122<text:s text:c="2"/><text:s text:c="4"/><text:span text:style-name="style10">{ </text:span><text:span text:style-name="style11">x </text:span><text:span text:style-name="style10">= </text:span><text:span text:style-name="style11">Inter</text:span><text:span text:style-name="style10">( </text:span><text:span text:style-name="style11">V</text:span><text:span text:style-name="style10">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+</text:span><text:span text:style-name="style4">1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</text:span><text:span text:style-name="style10">[</text:span><text:span text:style-name="style11">i</text:span><text:span text:style-name="style10">+</text:span><text:span text:style-name="style4">1</text:span><text:span text:style-name="style10">].</text:span><text:span text:style-name="style11">x </text:span><text:span text:style-name="style10">); </text:span><text:span text:style-name="style2">// x - идёт вне штевней</text:span></text:h>
      <text:h text:style-name="Default">123<text:s text:c="2"/><text:s text:c="6"/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{ </text:span><text:span text:style-name="style11">j</text:span><text:span text:style-name="style10">=</text:span><text:span text:style-name="style11">i</text:span><text:span text:style-name="style10">; </text:span><text:span text:style-name="style11">mx</text:span><text:span text:style-name="style10">=</text:span><text:span text:style-name="style11">x</text:span><text:span text:style-name="style10">; } </text:span><text:span text:style-name="style5">else if</text:span><text:span text:style-name="style10">( </text:span><text:span text:style-name="style11">inx</text:span><text:span text:style-name="style10">( </text:span><text:span text:style-name="style11">mx</text:span><text:span text:style-name="style10">,</text:span><text:span text:style-name="style11">x </text:span><text:span text:style-name="style10">) )</text:span><text:span text:style-name="style11">mx</text:span><text:span text:style-name="style10">=</text:span><text:span text:style-name="style11">x</text:span><text:span text:style-name="style10">,</text:span><text:span text:style-name="style11">j</text:span><text:span text:style-name="style10">=</text:span><text:span text:style-name="style11">i</text:span><text:span text:style-name="style10">;</text:span></text:h>
      <text:h text:style-name="Default">124<text:s text:c="2"/><text:s text:c="4"/><text:span text:style-name="style10">}</text:span></text:h>
      <text:h text:style-name="Default">125<text:s text:c="2"/><text:s text:c="4"/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</text:span><text:span text:style-name="style11">Y</text:span><text:span text:style-name="style10">.</text:span><text:span text:style-name="style11">Delete</text:span><text:span text:style-name="style10">( </text:span><text:span text:style-name="style11">k </text:span><text:span text:style-name="style10">); </text:span><text:span text:style-name="style5">else</text:span><text:span text:style-name="style2">// точка расширения вне диаметральной плоскости</text:span></text:h>
      <text:h text:style-name="Default">126<text:s text:c="2"/><text:s text:c="4"/><text:span text:style-name="style10">{ </text:span><text:span text:style-name="style11">Y</text:span><text:span text:style-name="style10">[</text:span><text:span text:style-name="style11">k</text:span><text:span text:style-name="style10">].</text:span><text:span text:style-name="style11">x</text:span><text:span text:style-name="style10">=</text:span><text:span text:style-name="style11">mx</text:span><text:span text:style-name="style10">; </text:span><text:span text:style-name="style5">if</text:span><text:span text:style-name="style10">( </text:span><text:span text:style-name="style11">m</text:span><text:span text:style-name="style10">&lt;</text:span><text:span text:style-name="style4">0 </text:span><text:span text:style-name="style10">)</text:span><text:span text:style-name="style11">n</text:span><text:span text:style-name="style10">=(</text:span><text:span text:style-name="style11">m</text:span><text:span text:style-name="style10">=</text:span><text:span text:style-name="style11">j</text:span><text:span text:style-name="style10">)+</text:span><text:span text:style-name="style4">1</text:span><text:span text:style-name="style10">; </text:span><text:span text:style-name="style5">else if</text:span><text:span text:style-name="style10">( </text:span><text:span text:style-name="style11">j</text:span><text:span text:style-name="style10">&lt;</text:span><text:span text:style-name="style11">m </text:span><text:span text:style-name="style10">)</text:span><text:span text:style-name="style11">m</text:span><text:span text:style-name="style10">=</text:span><text:span text:style-name="style11">j</text:span><text:span text:style-name="style10">; </text:span><text:span text:style-name="style5">else if</text:span><text:span text:style-name="style10">( </text:span><text:span text:style-name="style11">j</text:span><text:span text:style-name="style10">&gt;=</text:span><text:span text:style-name="style11">n </text:span><text:span text:style-name="style10">)</text:span><text:span text:style-name="style11">n</text:span><text:span text:style-name="style10">=</text:span><text:span text:style-name="style11">j</text:span><text:span text:style-name="style10">+</text:span><text:span text:style-name="style4">1</text:span><text:span text:style-name="style10">; }</text:span></text:h>
      <text:h text:style-name="Default">127<text:s text:c="2"/><text:s text:c="2"/><text:span text:style-name="style10">}</text:span></text:h>
      <text:h text:style-name="Default">128<text:s text:c="2"/><text:s text:c="2"/><text:span text:style-name="style2">//<text:s text:c="6"/>теперь необходимо все координаты собрать в единый фрагмент для кривой</text:span></text:h>
      <text:h text:style-name="Default">129<text:s text:c="2"/><text:s text:c="2"/><text:span text:style-name="style2">//<text:s text:c="8"/>штевней с оконтуриванием транцевых расширений и оконечных утолщений</text:span></text:h>
      <text:h text:style-name="Default">130<text:s text:c="2"/><text:s text:c="2"/><text:span text:style-name="style2">//</text:span></text:h>
      <text:h text:style-name="Default">131<text:s text:c="2"/><text:s text:c="2"/><text:span text:style-name="style5">if</text:span><text:span text:style-name="style10">( </text:span><text:span text:style-name="style11">Y</text:span><text:span text:style-name="style10">.</text:span><text:span text:style-name="style11">len</text:span><text:span text:style-name="style10">==</text:span><text:span text:style-name="style4">1 </text:span><text:span text:style-name="style10">)</text:span></text:h>
      <text:h text:style-name="Default">132<text:s text:c="2"/><text:s text:c="2"/><text:span text:style-name="style10">{ </text:span><text:span text:style-name="style11">V</text:span><text:span text:style-name="style10">=</text:span><text:span text:style-name="style11">Y</text:span><text:span text:style-name="style10">[</text:span><text:span text:style-name="style4">0</text:span><text:span text:style-name="style10">];<text:s text:c="9"/></text:span><text:span text:style-name="style2">// одна точка означает одинаковое утолщение по всему штевню</text:span></text:h>
      <text:h text:style-name="Default">133<text:s text:c="2"/><text:s text:c="4"/><text:span text:style-name="style5">if</text:span><text:span text:style-name="style10">( </text:span><text:span text:style-name="style11">S</text:span><text:span text:style-name="style10">.</text:span><text:span text:style-name="style11">len</text:span><text:span text:style-name="style10">==</text:span><text:span text:style-name="style4">1 </text:span><text:span text:style-name="style10">)<text:s text:c="2"/></text:span><text:span text:style-name="style2">// если на штевне одна точка, то возможно добавление другой</text:span></text:h>
      <text:h text:style-name="Default">134<text:s text:c="2"/><text:s text:c="4"/><text:span text:style-name="style10">{ </text:span><text:span text:style-name="style11">S</text:span><text:span text:style-name="style10">[</text:span><text:span text:style-name="style4">0</text:span><text:span text:style-name="style10">].</text:span><text:span text:style-name="style11">y</text:span><text:span text:style-name="style10">=</text:span><text:span text:style-name="style11">V</text:span><text:span text:style-name="style10">.</text:span><text:span text:style-name="style11">y</text:span><text:span text:style-name="style10">; </text:span><text:span text:style-name="style5">if</text:span><text:span text:style-name="style10">( </text:span><text:span text:style-name="style11">V</text:span><text:span text:style-name="style10">.</text:span><text:span text:style-name="style11">z</text:span><text:span text:style-name="style10">!=</text:span><text:span text:style-name="style11">S</text:span><text:span text:style-name="style10">[</text:span><text:span text:style-name="style4">0</text:span><text:span text:style-name="style10">].</text:span><text:span text:style-name="style11">z </text:span><text:span text:style-name="style10">){ </text:span><text:span text:style-name="style11">V</text:span><text:span text:style-name="style10">.</text:span><text:span text:style-name="style11">x</text:span><text:span text:style-name="style10">=</text:span><text:span text:style-name="style11">S</text:span><text:span text:style-name="style10">[</text:span><text:span text:style-name="style4">0</text:span><text:span text:style-name="style10">].</text:span><text:span text:style-name="style11">x</text:span><text:span text:style-name="style10">; </text:span><text:span text:style-name="style11">S</text:span><text:span text:style-name="style10">.</text:span><text:span text:style-name="style11">Insert</text:span><text:span text:style-name="style10">( </text:span><text:span text:style-name="style11">V</text:span><text:span text:style-name="style10">.</text:span><text:span text:style-name="style11">z</text:span><text:span text:style-name="style10">&gt;</text:span><text:span text:style-name="style11">S</text:span><text:span text:style-name="style10">[</text:span><text:span text:style-name="style4">0</text:span><text:span text:style-name="style10">].</text:span><text:span text:style-name="style11">z </text:span><text:span text:style-name="style10">)=</text:span><text:span text:style-name="style11">V</text:span><text:span text:style-name="style10">; }</text:span></text:h>
      <text:h text:style-name="Default">135<text:s text:c="2"/><text:s text:c="4"/><text:span text:style-name="style10">} </text:span><text:span text:style-name="style5">else<text:s text:c="10"/></text:span><text:span text:style-name="style2">// все утолщения одинаковы, и точка расширения не пропадает</text:span></text:h>
      <text:h text:style-name="Default">136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4">0 </text:span><text:span text:style-name="style10">&amp;&amp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11">S</text:span><text:span text:style-name="style10">[</text:span><text:span text:style-name="style11">i</text:span><text:span text:style-name="style10">].</text:span><text:span text:style-name="style11">y</text:span><text:span text:style-name="style10">=</text:span><text:span text:style-name="style11">V</text:span><text:span text:style-name="style10">.</text:span><text:span text:style-name="style11">y</text:span><text:span text:style-name="style10">; </text:span><text:span text:style-name="style2">// здесь для всех одинаковая ордината</text:span></text:h>
      <text:h text:style-name="Default">137<text:s text:c="2"/><text:s text:c="6"/><text:span text:style-name="style5">if</text:span><text:span text:style-name="style10">( !</text:span><text:span text:style-name="style11">i </text:span><text:span text:style-name="style10">&amp;&amp; </text:span><text:span text:style-name="style11">V</text:span><text:span text:style-name="style10">.</text:span><text:span text:style-name="style11">z</text:span><text:span text:style-name="style10">&lt;</text:span><text:span text:style-name="style11">S</text:span><text:span text:style-name="style10">[</text:span><text:span text:style-name="style4">0</text:span><text:span text:style-name="style10">].</text:span><text:span text:style-name="style11">z </text:span><text:span text:style-name="style10">)</text:span><text:span text:style-name="style11">j</text:span><text:span text:style-name="style10">=</text:span><text:span text:style-name="style4">1</text:span><text:span text:style-name="style10">; </text:span><text:span text:style-name="style5">else<text:s text:c="5"/></text:span><text:span text:style-name="style2">//<text:s text:c="5"/>поиск вставки или дополнения с</text:span></text:h>
      <text:h text:style-name="Default">138<text:s text:c="2"/><text:s text:c="6"/><text:span text:style-name="style5">if</text:span><text:span text:style-name="style10">( </text:span><text:span text:style-name="style11">i</text:span><text:span text:style-name="style10">==</text:span><text:span text:style-name="style11">S</text:span><text:span text:style-name="style10">.</text:span><text:span text:style-name="style11">len</text:span><text:span text:style-name="style10">-</text:span><text:span text:style-name="style4">1 </text:span><text:span text:style-name="style10">&amp;&amp; </text:span><text:span text:style-name="style11">V</text:span><text:span text:style-name="style10">.</text:span><text:span text:style-name="style11">z</text:span><text:span text:style-name="style10">&gt;</text:span><text:span text:style-name="style11">S</text:span><text:span text:style-name="style10">[-</text:span><text:span text:style-name="style4">1</text:span><text:span text:style-name="style10">].</text:span><text:span text:style-name="style11">z<text:s text:c="7"/></text:span><text:span text:style-name="style2">//<text:s text:c="6"/>пропуском одинаковых аппликат</text:span></text:h>
      <text:h text:style-name="Default">139<text:s text:c="2"/><text:s text:c="7"/><text:span text:style-name="style10">|| </text:span><text:span text:style-name="style11">i</text:span><text:span text:style-name="style10">&gt;</text:span><text:span text:style-name="style4">0 </text:span><text:span text:style-name="style10">&amp;&amp; </text:span><text:span text:style-name="style11">intox</text:span><text:span text:style-name="style10">( </text:span><text:span text:style-name="style11">S</text:span><text:span text:style-name="style10">[</text:span><text:span text:style-name="style11">i</text:span><text:span text:style-name="style10">-</text:span><text:span text:style-name="style4">1</text:span><text:span text:style-name="style10">].</text:span><text:span text:style-name="style11">z</text:span><text:span text:style-name="style10">,</text:span><text:span text:style-name="style11">V</text:span><text:span text:style-name="style10">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].</text:span><text:span text:style-name="style11">z </text:span><text:span text:style-name="style10">) )</text:span><text:span text:style-name="style11">j</text:span><text:span text:style-name="style10">=</text:span><text:span text:style-name="style11">i</text:span><text:span text:style-name="style10">; </text:span><text:span text:style-name="style5">else continue</text:span><text:span text:style-name="style10">;</text:span><text:span text:style-name="style2">// всё\помимо</text:span></text:h>
      <text:h text:style-name="Default">140<text:s text:c="2"/><text:s text:c="6"/><text:span text:style-name="style11">V</text:span><text:span text:style-name="style10">.</text:span><text:span text:style-name="style11">x</text:span><text:span text:style-name="style10">=</text:span><text:span text:style-name="style11">Inter</text:span><text:span text:style-name="style10">( </text:span><text:span text:style-name="style11">V</text:span><text:span text:style-name="style10">.</text:span><text:span text:style-name="style11">z</text:span><text:span text:style-name="style10">,</text:span><text:span text:style-name="style11">S</text:span><text:span text:style-name="style10">[</text:span><text:span text:style-name="style11">j</text:span><text:span text:style-name="style10">-</text:span><text:span text:style-name="style4">1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11">j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11">j</text:span><text:span text:style-name="style10">-</text:span><text:span text:style-name="style4">1</text:span><text:span text:style-name="style10">].</text:span><text:span text:style-name="style11">x</text:span><text:span text:style-name="style10">,</text:span><text:span text:style-name="style11">S</text:span><text:span text:style-name="style10">[</text:span><text:span text:style-name="style11">j</text:span><text:span text:style-name="style10">].</text:span><text:span text:style-name="style11">x </text:span><text:span text:style-name="style10">); </text:span><text:span text:style-name="style11">S</text:span><text:span text:style-name="style10">.</text:span><text:span text:style-name="style11">Insert</text:span><text:span text:style-name="style10">( </text:span><text:span text:style-name="style11">j </text:span><text:span text:style-name="style10">)=</text:span><text:span text:style-name="style11">V</text:span><text:span text:style-name="style10">; }</text:span></text:h>
      <text:h text:style-name="Default">141<text:s text:c="2"/><text:s text:c="2"/><text:span text:style-name="style10">} </text:span><text:span text:style-name="style5">else </text:span><text:span text:style-name="style2">// основной блок компоновки контуров штевней с транцевыми расширениями</text:span></text:h>
      <text:h text:style-name="Default">142<text:s text:c="2"/><text:s text:c="2"/><text:span text:style-name="style10">{</text:span></text:h>
      <text:h text:style-name="Default">143<text:s text:c="2"/><text:s text:c="4"/><text:span text:style-name="style5">for</text:span><text:span text:style-name="style10">( </text:span><text:span text:style-name="style11">j</text:span><text:span text:style-name="style10">=</text:span><text:span text:style-name="style11">m</text:span><text:span text:style-name="style10">; </text:span><text:span text:style-name="style11">j</text:span><text:span text:style-name="style10">&lt;</text:span><text:span text:style-name="style11">n</text:span><text:span text:style-name="style10">; </text:span><text:span text:style-name="style11">j</text:span><text:span text:style-name="style10">++ )<text:s text:c="14"/></text:span><text:span text:style-name="style2">// трудно сказать о нужности всех абсцисс</text:span></text:h>
      <text:h text:style-name="Default">144<text:s text:c="2"/><text:span text:style-name="style2">//<text:s text:c="2"/>for( V=S[j],k=0; k&lt;Y.len-1; k++ ) // последовательно по транцевым ординатам</text:span></text:h>
      <text:h text:style-name="Default">145<text:s text:c="2"/><text:s text:c="4"/><text:span text:style-name="style5">for</text:span><text:span text:style-name="style10">( </text:span><text:span text:style-name="style11">V</text:span><text:span text:style-name="style10">=</text:span><text:span text:style-name="style11">S</text:span><text:span text:style-name="style10">[</text:span><text:span text:style-name="style11">j</text:span><text:span text:style-name="style10">],</text:span><text:span text:style-name="style11">k</text:span><text:span text:style-name="style10">=</text:span><text:span text:style-name="style11">Y</text:span><text:span text:style-name="style10">.</text:span><text:span text:style-name="style11">len</text:span><text:span text:style-name="style10">-</text:span><text:span text:style-name="style4">2</text:span><text:span text:style-name="style10">; </text:span><text:span text:style-name="style11">k</text:span><text:span text:style-name="style10">&gt;=</text:span><text:span text:style-name="style4">0</text:span><text:span text:style-name="style10">; </text:span><text:span text:style-name="style11">k</text:span><text:span text:style-name="style10">-- )</text:span><text:span text:style-name="style2">// последовательно по транцевым ординатам</text:span></text:h>
      <text:h text:style-name="Default">146<text:s text:c="2"/><text:s text:c="4"/><text:span text:style-name="style5">if</text:span><text:span text:style-name="style10">( </text:span><text:span text:style-name="style11">intox</text:span><text:span text:style-name="style10">( </text:span><text:span text:style-name="style11">Y</text:span><text:span text:style-name="style10">[</text:span><text:span text:style-name="style11">k</text:span><text:span text:style-name="style10">+</text:span><text:span text:style-name="style4">1</text:span><text:span text:style-name="style10">].</text:span><text:span text:style-name="style11">z</text:span><text:span text:style-name="style10">,</text:span><text:span text:style-name="style11">V</text:span><text:span text:style-name="style10">.</text:span><text:span text:style-name="style11">z</text:span><text:span text:style-name="style10">,</text:span><text:span text:style-name="style11">Y</text:span><text:span text:style-name="style10">[</text:span><text:span text:style-name="style11">k</text:span><text:span text:style-name="style10">].</text:span><text:span text:style-name="style11">z </text:span><text:span text:style-name="style10">) ) </text:span><text:span text:style-name="style2">// поиск точки внутри интервала аппликат</text:span></text:h>
      <text:h text:style-name="Default">147<text:s text:c="2"/><text:s text:c="4"/><text:span text:style-name="style10">{ </text:span><text:span text:style-name="style11">V</text:span><text:span text:style-name="style10">.</text:span><text:span text:style-name="style11">y</text:span><text:span text:style-name="style10">=</text:span><text:span text:style-name="style11">Inter</text:span><text:span text:style-name="style10">( </text:span><text:span text:style-name="style11">V</text:span><text:span text:style-name="style10">.</text:span><text:span text:style-name="style11">z</text:span><text:span text:style-name="style10">,</text:span><text:span text:style-name="style11">Y</text:span><text:span text:style-name="style10">[</text:span><text:span text:style-name="style11">k</text:span><text:span text:style-name="style10">].</text:span><text:span text:style-name="style11">z</text:span><text:span text:style-name="style10">,</text:span><text:span text:style-name="style11">Y</text:span><text:span text:style-name="style10">[</text:span><text:span text:style-name="style11">k</text:span><text:span text:style-name="style10">+</text:span><text:span text:style-name="style4">1</text:span><text:span text:style-name="style10">].</text:span><text:span text:style-name="style11">z</text:span><text:span text:style-name="style10">,</text:span><text:span text:style-name="style11">Y</text:span><text:span text:style-name="style10">[</text:span><text:span text:style-name="style11">k</text:span><text:span text:style-name="style10">].</text:span><text:span text:style-name="style11">y</text:span><text:span text:style-name="style10">,</text:span><text:span text:style-name="style11">Y</text:span><text:span text:style-name="style10">[</text:span><text:span text:style-name="style11">k</text:span><text:span text:style-name="style10">+</text:span><text:span text:style-name="style4">1</text:span><text:span text:style-name="style10">].</text:span><text:span text:style-name="style11">y </text:span><text:span text:style-name="style10">);</text:span></text:h>
      <text:h text:style-name="Default">148<text:s text:c="2"/><text:s text:c="6"/><text:span text:style-name="style5">if</text:span><text:span text:style-name="style10">( </text:span><text:span text:style-name="style11">intor</text:span><text:span text:style-name="style10">( </text:span><text:span text:style-name="style11">Y</text:span><text:span text:style-name="style10">[</text:span><text:span text:style-name="style11">k</text:span><text:span text:style-name="style10">].</text:span><text:span text:style-name="style11">y</text:span><text:span text:style-name="style10">,</text:span><text:span text:style-name="style11">V</text:span><text:span text:style-name="style10">.</text:span><text:span text:style-name="style11">y</text:span><text:span text:style-name="style10">,</text:span><text:span text:style-name="style11">Y</text:span><text:span text:style-name="style10">[</text:span><text:span text:style-name="style11">k</text:span><text:span text:style-name="style10">+</text:span><text:span text:style-name="style4">1</text:span><text:span text:style-name="style10">].</text:span><text:span text:style-name="style11">y </text:span><text:span text:style-name="style10">) )</text:span><text:span text:style-name="style2">//равные ординаты у вертикальной стенки</text:span></text:h>
      <text:h text:style-name="Default">149<text:s text:c="2"/><text:s text:c="6"/><text:span text:style-name="style5">if</text:span><text:span text:style-name="style10">( </text:span><text:span text:style-name="style11">abs</text:span><text:span text:style-name="style10">( </text:span><text:span text:style-name="style11">V</text:span><text:span text:style-name="style10">-</text:span><text:span text:style-name="style11">Y</text:span><text:span text:style-name="style10">[</text:span><text:span text:style-name="style11">k</text:span><text:span text:style-name="style10">] )&gt;</text:span><text:span text:style-name="style11">eps </text:span><text:span text:style-name="style10">)</text:span><text:span text:style-name="style11">Y</text:span><text:span text:style-name="style10">.</text:span><text:span text:style-name="style11">Insert</text:span><text:span text:style-name="style10">( </text:span><text:span text:style-name="style11">k</text:span><text:span text:style-name="style10">+</text:span><text:span text:style-name="style4">1 </text:span><text:span text:style-name="style10">)=</text:span><text:span text:style-name="style11">V</text:span><text:span text:style-name="style10">;<text:s text:c="11"/></text:span><text:span text:style-name="style2">// предустанавливался</text:span></text:h>
      <text:h text:style-name="Default">150<text:s text:c="2"/><text:s text:c="4"/><text:span text:style-name="style10">}</text:span></text:h>
      <text:h text:style-name="Default">151<text:s text:c="2"/><text:s text:c="4"/><text:span text:style-name="style15">//!<text:s text:c="3"/>переброс векторной кривой с возвратом ординатной сборки на штевни</text:span></text:h>
      <text:h text:style-name="Default">152<text:s text:c="2"/><text:s text:c="4"/><text:span text:style-name="style2">//</text:span></text:h>
      <text:h text:style-name="Default">153<text:s text:c="2"/><text:s text:c="4"/><text:span text:style-name="style5">for</text:span><text:span text:style-name="style10">( </text:span><text:span text:style-name="style11">i</text:span><text:span text:style-name="style10">=</text:span><text:span text:style-name="style11">m</text:span><text:span text:style-name="style10">-</text:span><text:span text:style-name="style4">1</text:span><text:span text:style-name="style10">; </text:span><text:span text:style-name="style11">i</text:span><text:span text:style-name="style10">&gt;=</text:span><text:span text:style-name="style4">0</text:span><text:span text:style-name="style10">; </text:span><text:span text:style-name="style11">i</text:span><text:span text:style-name="style10">-- )</text:span><text:span text:style-name="style11">Y</text:span><text:span text:style-name="style10">/=</text:span><text:span text:style-name="style11">S</text:span><text:span text:style-name="style10">[</text:span><text:span text:style-name="style11">i</text:span><text:span text:style-name="style10">];</text:span></text:h>
      <text:h text:style-name="Default">154<text:s text:c="2"/><text:s text:c="4"/><text:span text:style-name="style5">for</text:span><text:span text:style-name="style10">( </text:span><text:span text:style-name="style11">i</text:span><text:span text:style-name="style10">=</text:span><text:span text:style-name="style11">n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Y</text:span><text:span text:style-name="style10">+=</text:span><text:span text:style-name="style11">S</text:span><text:span text:style-name="style10">[</text:span><text:span text:style-name="style11">i</text:span><text:span text:style-name="style10">];</text:span></text:h>
      <text:h text:style-name="Default">155<text:s text:c="2"/><text:s text:c="4"/><text:span text:style-name="style5">for</text:span><text:span text:style-name="style10">( </text:span><text:span text:style-name="style11">S</text:span><text:span text:style-name="style10">.</text:span><text:span text:style-name="style11">len</text:span><text:span text:style-name="style10">=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Y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S</text:span><text:span text:style-name="style10">+=</text:span><text:span text:style-name="style11">Y</text:span><text:span text:style-name="style10">[</text:span><text:span text:style-name="style11">i</text:span><text:span text:style-name="style10">];<text:s text:c="5"/></text:span><text:span text:style-name="style2">// переброс результата на штевни</text:span></text:h>
      <text:h text:style-name="Default">156<text:s text:c="2"/><text:s text:c="2"/><text:span text:style-name="style10">}</text:span></text:h>
      <text:h text:style-name="Default">157<text:s text:c="2"/><text:s text:c="2"/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,</text:span><text:span text:style-name="style11">k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 </text:span><text:span text:style-name="style2">// совпадающие точки в подводной части снимаются</text:span></text:h>
      <text:h text:style-name="Default">158<text:s text:c="2"/><text:s text:c="2"/><text:span text:style-name="style10">{ </text:span><text:span text:style-name="style5">if</text:span><text:span text:style-name="style10">( </text:span><text:span text:style-name="style11">S</text:span><text:span text:style-name="style10">[</text:span><text:span text:style-name="style11">k</text:span><text:span text:style-name="style10">]!=</text:span><text:span text:style-name="style11">S</text:span><text:span text:style-name="style10">[</text:span><text:span text:style-name="style11">i</text:span><text:span text:style-name="style10">] || </text:span><text:span text:style-name="style11">S</text:span><text:span text:style-name="style10">[</text:span><text:span text:style-name="style11">k</text:span><text:span text:style-name="style10">].</text:span><text:span text:style-name="style11">z</text:span><text:span text:style-name="style10">&gt;</text:span><text:span text:style-name="style4">0.0 </text:span><text:span text:style-name="style10">)</text:span><text:span text:style-name="style11">k</text:span><text:span text:style-name="style10">++; </text:span><text:span text:style-name="style5">if</text:span><text:span text:style-name="style10">( </text:span><text:span text:style-name="style11">k</text:span><text:span text:style-name="style10">!=</text:span><text:span text:style-name="style11">i </text:span><text:span text:style-name="style10">)</text:span><text:span text:style-name="style11">S</text:span><text:span text:style-name="style10">[</text:span><text:span text:style-name="style11">k</text:span><text:span text:style-name="style10">]=</text:span><text:span text:style-name="style11">S</text:span><text:span text:style-name="style10">[</text:span><text:span text:style-name="style11">i</text:span><text:span text:style-name="style10">]; } </text:span><text:span text:style-name="style11">S</text:span><text:span text:style-name="style10">.</text:span><text:span text:style-name="style11">len</text:span><text:span text:style-name="style10">=</text:span><text:span text:style-name="style11">k</text:span><text:span text:style-name="style10">;</text:span></text:h>
      <text:h text:style-name="Default">159<text:s text:c="2"/><text:s text:c="2"/><text:span text:style-name="style5">if</text:span><text:span text:style-name="style10">( </text:span><text:span text:style-name="style11">S</text:span><text:span text:style-name="style10">.</text:span><text:span text:style-name="style11">len </text:span><text:span text:style-name="style10">){ </text:span><text:span text:style-name="style11">V</text:span><text:span text:style-name="style10">=</text:span><text:span text:style-name="style11">S</text:span><text:span text:style-name="style10">[</text:span><text:span text:style-name="style4">0</text:span><text:span text:style-name="style10">];<text:s text:c="2"/></text:span><text:span text:style-name="style5">if</text:span><text:span text:style-name="style10">( </text:span><text:span text:style-name="style11">V</text:span><text:span text:style-name="style10">.</text:span><text:span text:style-name="style11">y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4">0.0</text:span><text:span text:style-name="style10">; </text:span><text:span text:style-name="style11">S</text:span><text:span text:style-name="style10">/=</text:span><text:span text:style-name="style11">V</text:span><text:span text:style-name="style10">; }<text:s text:c="4"/></text:span><text:span text:style-name="style2">// так, на всякий случай</text:span></text:h>
      <text:h text:style-name="Default">160<text:s text:c="2"/><text:s text:c="15"/><text:span text:style-name="style11">V</text:span><text:span text:style-name="style10">=</text:span><text:span text:style-name="style11">S</text:span><text:span text:style-name="style10">[-</text:span><text:span text:style-name="style4">1</text:span><text:span text:style-name="style10">]; </text:span><text:span text:style-name="style5">if</text:span><text:span text:style-name="style10">( </text:span><text:span text:style-name="style11">V</text:span><text:span text:style-name="style10">.</text:span><text:span text:style-name="style11">y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4">0.0</text:span><text:span text:style-name="style10">; </text:span><text:span text:style-name="style11">S</text:span><text:span text:style-name="style10">+=</text:span><text:span text:style-name="style11">V</text:span><text:span text:style-name="style10">; } }<text:s text:c="2"/></text:span><text:span text:style-name="style2">//<text:s text:c="3"/>обнуление оконцовок</text:span></text:h>
      <text:h text:style-name="Default">161<text:s text:c="2"/><text:span text:style-name="style10">}</text:span></text:h>
      <text:h text:style-name="Default">162<text:s text:c="2"/><text:span text:style-name="style2">//<text:s text:c="5"/>сопровождение векторного списка с помощью индексов для оболочки Shell</text:span></text:h>
      <text:h text:style-name="Default">163<text:s text:c="2"/><text:span text:style-name="style2">//</text:span></text:h>
      <text:h text:style-name="Default">164<text:s text:c="2"/><text:span text:style-name="style5">struct </text:span><text:span text:style-name="style11">uList</text:span></text:h>
      <text:h text:style-name="Default">165<text:s text:c="2"/><text:span text:style-name="style10">{ </text:span><text:span text:style-name="style5">unsigned </text:span><text:span text:style-name="style10">*</text:span><text:span text:style-name="style11">m</text:span><text:span text:style-name="style10">; </text:span><text:span text:style-name="style5">int </text:span><text:span text:style-name="style11">n</text:span><text:span text:style-name="style10">,</text:span><text:span text:style-name="style11">len</text:span><text:span text:style-name="style10">;</text:span></text:h>
      <text:h text:style-name="Default">166<text:s text:c="2"/><text:s text:c="2"/><text:span text:style-name="style11">uList</text:span><text:span text:style-name="style10">(): </text:span><text:span text:style-name="style11">m</text:span><text:span text:style-name="style10">( </text:span><text:span text:style-name="style11">NULL </text:span><text:span text:style-name="style10">),</text:span><text:span text:style-name="style11">n</text:span><text:span text:style-name="style10">(</text:span><text:span text:style-name="style4">0</text:span><text:span text:style-name="style10">),</text:span><text:span text:style-name="style11">len</text:span><text:span text:style-name="style10">(</text:span><text:span text:style-name="style4">0</text:span><text:span text:style-name="style10">){} ~</text:span><text:span text:style-name="style11">uList</text:span><text:span text:style-name="style10">(){ </text:span><text:span text:style-name="style5">if</text:span><text:span text:style-name="style10">( </text:span><text:span text:style-name="style11">m </text:span><text:span text:style-name="style10">)</text:span><text:span text:style-name="style11">free</text:span><text:span text:style-name="style10">( </text:span><text:span text:style-name="style11">m </text:span><text:span text:style-name="style10">); </text:span><text:span text:style-name="style11">m</text:span><text:span text:style-name="style10">=</text:span><text:span text:style-name="style4">0</text:span><text:span text:style-name="style10">; </text:span><text:span text:style-name="style11">n</text:span><text:span text:style-name="style10">=</text:span><text:span text:style-name="style11">len</text:span><text:span text:style-name="style10">=</text:span><text:span text:style-name="style4">0</text:span><text:span text:style-name="style10">; }</text:span></text:h>
      <text:h text:style-name="Default">167<text:s text:c="2"/><text:s text:c="2"/><text:span text:style-name="style5">unsigned</text:span><text:span text:style-name="style10">&amp; </text:span><text:span text:style-name="style5">operator</text:span><text:span text:style-name="style10">[]( </text:span><text:span text:style-name="style5">int </text:span><text:span text:style-name="style10">); </text:span><text:span text:style-name="style5">unsigned</text:span><text:span text:style-name="style10">&amp; </text:span><text:span text:style-name="style5">operator</text:span><text:span text:style-name="style10">+=( </text:span><text:span text:style-name="style5">unsigned </text:span><text:span text:style-name="style10">);<text:s text:c="5"/></text:span><text:span text:style-name="style2">// [k%len]</text:span></text:h>
      <text:h text:style-name="Default">168<text:s text:c="2"/><text:span text:style-name="style10">};<text:s text:c="17"/></text:span><text:span text:style-name="style2">// *m-вектор индексных масок, n-истинная и len-текущая длина</text:span></text:h>
      <text:h text:style-name="Default">169<text:s text:c="2"/><text:span text:style-name="style5">unsigned</text:span><text:span text:style-name="style10">&amp; </text:span><text:span text:style-name="style11">uList</text:span><text:span text:style-name="style10">::</text:span><text:span text:style-name="style5">operator</text:span><text:span text:style-name="style10">[]( </text:span><text:span text:style-name="style5">int </text:span><text:span text:style-name="style11">k </text:span><text:span text:style-name="style10">){ </text:span><text:span text:style-name="style5">return </text:span><text:span text:style-name="style11">m</text:span><text:span text:style-name="style10">[</text:span><text:span text:style-name="style16">minmax</text:span><text:span text:style-name="style10">(</text:span><text:span text:style-name="style4">0</text:span><text:span text:style-name="style10">,</text:span><text:span text:style-name="style11">k</text:span><text:span text:style-name="style10">&gt;=</text:span><text:span text:style-name="style4">0</text:span><text:span text:style-name="style10">?</text:span><text:span text:style-name="style11">k</text:span><text:span text:style-name="style10">:</text:span><text:span text:style-name="style11">k</text:span><text:span text:style-name="style10">+</text:span><text:span text:style-name="style11">len</text:span><text:span text:style-name="style10">,</text:span><text:span text:style-name="style11">len</text:span><text:span text:style-name="style10">-</text:span><text:span text:style-name="style4">1</text:span><text:span text:style-name="style10">)]; }</text:span></text:h>
      <text:h text:style-name="Default">170<text:s text:c="2"/><text:span text:style-name="style5">unsigned</text:span><text:span text:style-name="style10">&amp; </text:span><text:span text:style-name="style11">uList</text:span><text:span text:style-name="style10">::</text:span><text:span text:style-name="style5">operator</text:span><text:span text:style-name="style10">+=( </text:span><text:span text:style-name="style5">unsigned </text:span><text:span text:style-name="style11">p </text:span><text:span text:style-name="style10">) </text:span><text:span text:style-name="style2">// выбор [k] обраткой и += дополнение</text:span></text:h>
      <text:h text:style-name="Default">171<text:s text:c="2"/><text:span text:style-name="style10">{ </text:span><text:span text:style-name="style5">if</text:span><text:span text:style-name="style10">(</text:span><text:span text:style-name="style11">len</text:span><text:span text:style-name="style10">&gt;=</text:span><text:span text:style-name="style11">n</text:span><text:span text:style-name="style10">)</text:span><text:span text:style-name="style11">m</text:span><text:span text:style-name="style10">=(</text:span><text:span text:style-name="style5">unsigned</text:span><text:span text:style-name="style10">*)</text:span><text:span text:style-name="style11">realloc</text:span><text:span text:style-name="style10">(</text:span><text:span text:style-name="style11">m</text:span><text:span text:style-name="style10">,(</text:span><text:span text:style-name="style11">n</text:span><text:span text:style-name="style10">+=</text:span><text:span text:style-name="style4">96</text:span><text:span text:style-name="style10">)*</text:span><text:span text:style-name="style5">sizeof</text:span><text:span text:style-name="style10">(</text:span><text:span text:style-name="style5">unsigned</text:span><text:span text:style-name="style10">));</text:span><text:span text:style-name="style5">return </text:span><text:span text:style-name="style11">m</text:span><text:span text:style-name="style10">[</text:span><text:span text:style-name="style11">len</text:span><text:span text:style-name="style10">++]=</text:span><text:span text:style-name="style11">p</text:span><text:span text:style-name="style10">;</text:span></text:h>
      <text:h text:style-name="Default">172<text:s text:c="2"/><text:span text:style-name="style10">}</text:span></text:h>
      <text:h text:style-name="Default">173<text:s text:c="2"/><text:span text:style-name="style2">//<text:s text:c="3"/>Считывание корпуса отмечается успехом, либо полным завершением программы</text:span></text:h>
      <text:h text:style-name="Default">174<text:s text:c="2"/><text:span text:style-name="style2">//</text:span></text:h>
      <text:h text:style-name="Default">175<text:s text:c="2"/><text:span text:style-name="style5">bool </text:span><text:span text:style-name="style11">Hull</text:span><text:span text:style-name="style10">::</text:span><text:span text:style-name="style11">Read</text:span><text:span text:style-name="style10">( </text:span><text:span text:style-name="style5">const char </text:span><text:span text:style-name="style11">FName</text:span><text:span text:style-name="style10">[],<text:s text:c="3"/></text:span><text:span text:style-name="style2">// здесь имя приходит в кодировке W-1251</text:span></text:h>
      <text:h text:style-name="Default">176<text:s text:c="2"/><text:s text:c="18"/><text:span text:style-name="style11">_Real newDraught </text:span><text:span text:style-name="style10">)<text:s text:c="3"/></text:span><text:span text:style-name="style2">//<text:s text:c="3"/>переустановка конструктивной осадки</text:span></text:h>
      <text:h text:style-name="Default">177<text:s text:c="2"/><text:span text:style-name="style10">{</text:span></text:h>
      <text:h text:style-name="Default">178<text:s text:c="2"/><text:span text:style-name="style2">//<text:s text:c="5"/>Считывание заголовков и проверка наличия управляющих кодов</text:span></text:h>
      <text:h text:style-name="Default">179<text:s text:c="2"/><text:span text:style-name="style2">//</text:span></text:h>
      <text:h text:style-name="Default">180<text:s text:c="2"/><text:s text:c="1"/><text:span text:style-name="style5">static char </text:span><text:span text:style-name="style11">FileTitle</text:span><text:span text:style-name="style10">[]=</text:span><text:span text:style-name="style6">"<text:s text:c="2"/>Выбрать *.vsl или &lt;Esc&gt; к образцовой «Авроре»"</text:span><text:span text:style-name="style10">;</text:span></text:h>
      <text:h text:style-name="Default">181<text:s text:c="2"/><text:s text:c="1"/><text:span text:style-name="style11">FILE </text:span><text:span text:style-name="style10">*</text:span><text:span text:style-name="style11">Fh</text:span><text:span text:style-name="style10">; </text:span><text:span text:style-name="style5">char </text:span><text:span text:style-name="style10">*</text:span><text:span text:style-name="style11">s</text:span><text:span text:style-name="style10">,*</text:span><text:span text:style-name="style11">Str</text:span><text:span text:style-name="style10">;<text:s text:c="23"/></text:span><text:span text:style-name="style2">// первая попытка открыть корпус</text:span></text:h>
      <text:h text:style-name="Default">182<text:s text:c="2"/><text:s text:c="2"/><text:span text:style-name="style5">if</text:span><text:span text:style-name="style10">( !</text:span><text:span text:style-name="style11">FileName </text:span><text:span text:style-name="style10">)</text:span><text:span text:style-name="style11">FileName</text:span><text:span text:style-name="style10">=(</text:span><text:span text:style-name="style5">char</text:span><text:span text:style-name="style10">*)</text:span><text:span text:style-name="style11">calloc</text:span><text:span text:style-name="style10">( </text:span><text:span text:style-name="style11">MAX_PATH</text:span><text:span text:style-name="style10">,</text:span><text:span text:style-name="style4">4 </text:span><text:span text:style-name="style10">); </text:span><text:span text:style-name="style2">// новая строчка к имени</text:span></text:h>
      <text:h text:style-name="Default">183<text:s text:c="2"/><text:s text:c="2"/><text:span text:style-name="style11">fext</text:span><text:span text:style-name="style10">( </text:span><text:span text:style-name="style11">strcpy</text:span><text:span text:style-name="style10">( </text:span><text:span text:style-name="style11">FileName</text:span><text:span text:style-name="style10">,</text:span><text:span text:style-name="style11">FName </text:span><text:span text:style-name="style10">),</text:span><text:span text:style-name="style6">"vsl" </text:span><text:span text:style-name="style10">);</text:span></text:h>
      <text:h text:style-name="Default">184<text:s text:c="2"/><text:s text:c="2"/><text:span text:style-name="style5">if</text:span><text:span text:style-name="style10">( !(</text:span><text:span text:style-name="style11">Fh</text:span><text:span text:style-name="style10">=</text:span><text:span text:style-name="style11">FileOpen</text:span><text:span text:style-name="style10">( </text:span><text:span text:style-name="style11">FileName</text:span><text:span text:style-name="style10">,</text:span><text:span text:style-name="style6">"rt"</text:span><text:span text:style-name="style10">,</text:span><text:span text:style-name="style6">"vsl"</text:span><text:span text:style-name="style10">,</text:span><text:span text:style-name="style6">"Корпус корабля (&lt;плаз&gt;.vsl)\1*.vsl\1"</text:span></text:h>
      <text:h text:style-name="Default">185<text:s text:c="2"/><text:s text:c="30"/><text:span text:style-name="style6">"Все файлы (&lt;плаз&gt;.*)\1*.*\1\1"</text:span><text:span text:style-name="style10">,</text:span><text:span text:style-name="style11">FileTitle </text:span><text:span text:style-name="style10">) ) )</text:span></text:h>
      <text:h text:style-name="Default">186<text:s text:c="2"/><text:s text:c="2"/><text:span text:style-name="style5">if</text:span><text:span text:style-name="style10">( !(</text:span><text:span text:style-name="style11">Fh</text:span><text:span text:style-name="style10">=</text:span><text:span text:style-name="style11">fopen</text:span><text:span text:style-name="style10">( </text:span><text:span text:style-name="style11">strcpy</text:span><text:span text:style-name="style10">( </text:span><text:span text:style-name="style11">FileName</text:span><text:span text:style-name="style10">,</text:span><text:span text:style-name="style6">"Aurora.vsl" </text:span><text:span text:style-name="style10">),</text:span><text:span text:style-name="style6">"rt" </text:span><text:span text:style-name="style10">) ) )</text:span></text:h>
      <text:h text:style-name="Default">187<text:s text:c="2"/><text:s text:c="2"/><text:span text:style-name="style10">{ </text:span><text:span text:style-name="style5">if</text:span><text:span text:style-name="style10">( (</text:span><text:span text:style-name="style11">Fh</text:span><text:span text:style-name="style10">=</text:span><text:span text:style-name="style11">fopen</text:span><text:span text:style-name="style10">( </text:span><text:span text:style-name="style11">FileName</text:span><text:span text:style-name="style10">,</text:span><text:span text:style-name="style6">"wb" </text:span><text:span text:style-name="style10">) )!=</text:span><text:span text:style-name="style11">NULL </text:span><text:span text:style-name="style10">)<text:s text:c="22"/></text:span><text:span text:style-name="style2">// ,ccs=UTF-8</text:span></text:h>
      <text:h text:style-name="Default">188<text:s text:c="2"/><text:s text:c="4"/><text:span text:style-name="style10">{ </text:span><text:span text:style-name="style11">fputs</text:span><text:span text:style-name="style10">( </text:span><text:span text:style-name="style11">Aurora</text:span><text:span text:style-name="style10">,</text:span><text:span text:style-name="style11">Fh </text:span><text:span text:style-name="style10">); </text:span><text:span text:style-name="style11">fclose</text:span><text:span text:style-name="style10">( </text:span><text:span text:style-name="style11">Fh </text:span><text:span text:style-name="style10">);<text:s text:c="11"/></text:span><text:span text:style-name="style2">// предусматривается «Аврора»</text:span></text:h>
      <text:h text:style-name="Default">189<text:s text:c="2"/><text:s text:c="6"/><text:span text:style-name="style5">if</text:span><text:span text:style-name="style10">( (</text:span><text:span text:style-name="style11">Fh</text:span><text:span text:style-name="style10">=</text:span><text:span text:style-name="style11">fopen</text:span><text:span text:style-name="style10">( </text:span><text:span text:style-name="style11">FileName</text:span><text:span text:style-name="style10">,</text:span><text:span text:style-name="style6">"rt" </text:span><text:span text:style-name="style10">) )!=</text:span><text:span text:style-name="style11">NULL </text:span><text:span text:style-name="style10">)</text:span><text:span text:style-name="style5">goto </text:span><text:span text:style-name="style11">Ok</text:span><text:span text:style-name="style10">;<text:s text:c="5"/></text:span><text:span text:style-name="style2">// новый файл открыт</text:span></text:h>
      <text:h text:style-name="Default">190<text:s text:c="2"/><text:s text:c="4"/><text:span text:style-name="style10">} </text:span><text:span text:style-name="style5">goto </text:span><text:span text:style-name="style11">Bk</text:span><text:span text:style-name="style10">;<text:s text:c="29"/></text:span><text:span text:style-name="style2">// здесь продолжается серия проверок</text:span></text:h>
      <text:h text:style-name="Default">191<text:s text:c="2"/><text:s text:c="2"/><text:span text:style-name="style10">} </text:span><text:span text:style-name="style2">// FileTitle[0]='?';</text:span></text:h>
      <text:h text:style-name="Default">192<text:s text:c="2"/><text:span text:style-name="style11">Ok</text:span><text:span text:style-name="style10">: </text:span><text:span text:style-name="style11">Str</text:span><text:span text:style-name="style10">=</text:span><text:span text:style-name="style11">stringData</text:span><text:span text:style-name="style10">( </text:span><text:span text:style-name="style11">Fh </text:span><text:span text:style-name="style10">);<text:s text:c="12"/></text:span><text:span text:style-name="style2">// Длинная строка в буфере входного файла</text:span></text:h>
      <text:h text:style-name="Default">193<text:s text:c="2"/><text:s text:c="2"/><text:span text:style-name="style5">if</text:span><text:span text:style-name="style10">( *</text:span><text:span text:style-name="style11">Str</text:span><text:span text:style-name="style10">++==</text:span><text:span text:style-name="style4">30 </text:span><text:span text:style-name="style10">){<text:s text:c="18"/></text:span><text:span text:style-name="style2">//<text:s text:c="2"/>'\30'</text:span></text:h>
      <text:h text:style-name="Default">194<text:s text:c="2"/><text:s text:c="3"/><text:span text:style-name="style11">Flex L</text:span><text:span text:style-name="style10">,</text:span><text:span text:style-name="style11">R</text:span><text:span text:style-name="style10">; </text:span><text:span text:style-name="style5">Vector </text:span><text:span text:style-name="style11">V</text:span><text:span text:style-name="style10">,</text:span><text:span text:style-name="style11">W</text:span><text:span text:style-name="style10">; </text:span><text:span text:style-name="style5">bool </text:span><text:span text:style-name="style11">lfr</text:span><text:span text:style-name="style10">;<text:s text:c="3"/></text:span><text:span text:style-name="style2">// векторы шпангоутных контуров по шпациям</text:span></text:h>
      <text:h text:style-name="Default">195<text:s text:c="2"/><text:s text:c="3"/><text:span text:style-name="style5">Real 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; </text:span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l</text:span><text:span text:style-name="style10">,</text:span><text:span text:style-name="style11">m</text:span><text:span text:style-name="style10">,</text:span><text:span text:style-name="style11">n</text:span><text:span text:style-name="style10">;<text:s text:c="6"/></text:span><text:span text:style-name="style2">// ... точки по циклам двойной вложенности</text:span></text:h>
      <text:h text:style-name="Default">196<text:s text:c="2"/><text:s text:c="4"/><text:span text:style-name="style11">Ofs</text:span><text:span text:style-name="style10">=</text:span><text:span text:style-name="style11">Zero</text:span><text:span text:style-name="style10">;<text:s text:c="24"/></text:span><text:span text:style-name="style2">// приведение к миделю и основной линии OЛ</text:span></text:h>
      <text:h text:style-name="Default">197<text:s text:c="2"/><text:s text:c="4"/><text:span text:style-name="style5">if</text:span><text:span text:style-name="style10">( </text:span><text:span text:style-name="style11">Str</text:span><text:span text:style-name="style10">=</text:span><text:span text:style-name="style11">strchr</text:span><text:span text:style-name="style10">( </text:span><text:span text:style-name="style11">Str</text:span><text:span text:style-name="style10">,</text:span><text:span text:style-name="style7">'&lt;' </text:span><text:span text:style-name="style10">) )<text:s text:c="6"/></text:span><text:span text:style-name="style2">// подзаголовок проекта в угловых скобках</text:span></text:h>
      <text:h text:style-name="Default">198<text:s text:c="2"/><text:s text:c="4"/><text:span text:style-name="style5">if</text:span><text:span text:style-name="style10">( </text:span><text:span text:style-name="style11">s</text:span><text:span text:style-name="style10">=</text:span><text:span text:style-name="style11">strchr</text:span><text:span text:style-name="style10">( ++</text:span><text:span text:style-name="style11">Str</text:span><text:span text:style-name="style10">,</text:span><text:span text:style-name="style7">'&gt;' </text:span><text:span text:style-name="style10">) )<text:s text:c="6"/></text:span><text:span text:style-name="style2">// ?если нет названия проекта &lt;- имя файла</text:span></text:h>
      <text:h text:style-name="Default">199<text:s text:c="2"/><text:s text:c="4"/><text:span text:style-name="style10">{ *</text:span><text:span text:style-name="style11">s</text:span><text:span text:style-name="style10">=</text:span><text:span text:style-name="style4">0</text:span><text:span text:style-name="style10">; </text:span><text:span text:style-name="style5">while</text:span><text:span text:style-name="style10">( *</text:span><text:span text:style-name="style11">Str</text:span><text:span text:style-name="style10">&lt;=</text:span><text:span text:style-name="style7">' ' </text:span><text:span text:style-name="style10">)++</text:span><text:span text:style-name="style11">Str</text:span><text:span text:style-name="style10">;</text:span></text:h>
      <text:h text:style-name="Default">200<text:s text:c="2"/><text:s text:c="6"/><text:span text:style-name="style11">free</text:span><text:span text:style-name="style10">( </text:span><text:span text:style-name="style11">ShipName </text:span><text:span text:style-name="style10">); </text:span><text:span text:style-name="style11">ShipName</text:span><text:span text:style-name="style10">=</text:span><text:span text:style-name="style11">strdup</text:span><text:span text:style-name="style10">( </text:span><text:span text:style-name="style11">strcut</text:span><text:span text:style-name="style10">( </text:span><text:span text:style-name="style11">Str </text:span><text:span text:style-name="style10">)?</text:span><text:span text:style-name="style11">Str</text:span><text:span text:style-name="style10">:</text:span><text:span text:style-name="style11">FileName </text:span><text:span text:style-name="style10">);</text:span></text:h>
      <text:h text:style-name="Default">201<text:s text:c="2"/><text:s text:c="4"/><text:span text:style-name="style10">}</text:span></text:h>
      <text:h text:style-name="Default">202<text:s text:c="2"/><text:s text:c="4"/><text:span text:style-name="style11">sscanf</text:span><text:span text:style-name="style10">( </text:span><text:span text:style-name="style11">stringData</text:span><text:span text:style-name="style10">( </text:span><text:span text:style-name="style11">Fh </text:span><text:span text:style-name="style10">),</text:span><text:span text:style-name="style6">"%d%d"</text:span><text:span text:style-name="style10">,&amp;</text:span><text:span text:style-name="style11">Nframes</text:span><text:span text:style-name="style10">,&amp;</text:span><text:span text:style-name="style11">Mid </text:span><text:span text:style-name="style10">); ++</text:span><text:span text:style-name="style11">Mid</text:span><text:span text:style-name="style10">;</text:span></text:h>
      <text:h text:style-name="Default">203<text:s text:c="2"/><text:s text:c="4"/><text:span text:style-name="style11">sscanf</text:span><text:span text:style-name="style10">( </text:span><text:span text:style-name="style11">stringData</text:span><text:span text:style-name="style10">( </text:span><text:span text:style-name="style11">Fh </text:span><text:span text:style-name="style10">),</text:span><text:span text:style-name="style6">"%lf%lf%lf%lf"</text:span><text:span text:style-name="style10">,&amp;</text:span><text:span text:style-name="style11">Length</text:span><text:span text:style-name="style10">,&amp;</text:span><text:span text:style-name="style11">Breadth</text:span><text:span text:style-name="style10">,&amp;</text:span><text:span text:style-name="style11">Draught</text:span><text:span text:style-name="style10">,&amp;</text:span><text:span text:style-name="style11">Ofs</text:span><text:span text:style-name="style10">.</text:span><text:span text:style-name="style11">z </text:span><text:span text:style-name="style10">);</text:span></text:h>
      <text:h text:style-name="Default">204<text:s text:c="2"/><text:s text:c="4"/><text:span text:style-name="style11">Keel</text:span><text:span text:style-name="style10">=(</text:span><text:span text:style-name="style5">Real</text:span><text:span text:style-name="style10">*)</text:span><text:span text:style-name="style11">Allocate</text:span><text:span text:style-name="style10">( (</text:span><text:span text:style-name="style11">Nframes</text:span><text:span text:style-name="style10">+</text:span><text:span text:style-name="style4">2</text:span><text:span text:style-name="style10">)*</text:span><text:span text:style-name="style5">sizeof</text:span><text:span text:style-name="style10">(</text:span><text:span text:style-name="style5">Real</text:span><text:span text:style-name="style10">),</text:span><text:span text:style-name="style11">Keel </text:span><text:span text:style-name="style10">);<text:s text:c="2"/></text:span><text:span text:style-name="style2">// килевая разметка</text:span></text:h>
      <text:h text:style-name="Default">205<text:s text:c="2"/><text:s text:c="4"/><text:span text:style-name="style11">Frame</text:span><text:span text:style-name="style10">=(</text:span><text:span text:style-name="style11">Flex</text:span><text:span text:style-name="style10">*)</text:span><text:span text:style-name="style11">Allocate</text:span><text:span text:style-name="style10">( (</text:span><text:span text:style-name="style11">Nframes</text:span><text:span text:style-name="style10">+</text:span><text:span text:style-name="style4">2</text:span><text:span text:style-name="style10">)*</text:span><text:span text:style-name="style5">sizeof</text:span><text:span text:style-name="style10">(</text:span><text:span text:style-name="style11">Flex</text:span><text:span text:style-name="style10">),</text:span><text:span text:style-name="style11">Frame </text:span><text:span text:style-name="style10">);</text:span><text:span text:style-name="style2">// точки шпангоутов</text:span></text:h>
      <text:h text:style-name="Default">206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i</text:span><text:span text:style-name="style10">++ )</text:span><text:span text:style-name="style11">Frame</text:span><text:span text:style-name="style10">[</text:span><text:span text:style-name="style11">i</text:span><text:span text:style-name="style10">].</text:span><text:span text:style-name="style11">len</text:span><text:span text:style-name="style10">=</text:span><text:span text:style-name="style4">0</text:span><text:span text:style-name="style10">;<text:s text:c="4"/></text:span><text:span text:style-name="style2">// вычистка всех шпангоутов</text:span></text:h>
      <text:h text:style-name="Default">207<text:s text:c="2"/><text:s text:c="4"/><text:span text:style-name="style11">Stem</text:span><text:span text:style-name="style10">.</text:span><text:span text:style-name="style11">len</text:span><text:span text:style-name="style10">=</text:span><text:span text:style-name="style11">Stern</text:span><text:span text:style-name="style10">.</text:span><text:span text:style-name="style11">len</text:span><text:span text:style-name="style10">=</text:span><text:span text:style-name="style11">L</text:span><text:span text:style-name="style10">.</text:span><text:span text:style-name="style11">len</text:span><text:span text:style-name="style10">=</text:span><text:span text:style-name="style11">R</text:span><text:span text:style-name="style10">.</text:span><text:span text:style-name="style11">len</text:span><text:span text:style-name="style10">=</text:span><text:span text:style-name="style4">0</text:span><text:span text:style-name="style10">;<text:s text:c="2"/></text:span><text:span text:style-name="style2">// расчистка и обнуление адресных ссылок</text:span></text:h>
      <text:h text:style-name="Default">208<text:s text:c="2"/><text:s text:c="4"/><text:span text:style-name="style5">if</text:span><text:span text:style-name="style10">( </text:span><text:span text:style-name="style11">newDraught </text:span><text:span text:style-name="style10">)</text:span><text:span text:style-name="style11">Draught</text:span><text:span text:style-name="style10">=</text:span><text:span text:style-name="style11">newDraught</text:span><text:span text:style-name="style10">;</text:span><text:span text:style-name="style2">// новое пересчитывание с переустановкой</text:span></text:h>
      <text:h text:style-name="Default">209<text:s text:c="2"/><text:s text:c="4"/><text:span text:style-name="style2">//<text:s text:c="52"/>конструктивной осадки</text:span></text:h>
      <text:h text:style-name="Default">210<text:s text:c="2"/><text:s text:c="4"/><text:span text:style-name="style2">//<text:s text:c="2"/>Ахтерштевень (начало считывания последовательного потока данных)</text:span></text:h>
      <text:h text:style-name="Default">211<text:s text:c="2"/><text:s text:c="4"/><text:span text:style-name="style2">//</text:span></text:h>
      <text:h text:style-name="Default">212<text:s text:c="2"/><text:s text:c="4"/><text:span text:style-name="style11">n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<text:s text:c="10"/></text:span><text:span text:style-name="style2">// штевни выбираются как есть</text:span></text:h>
      <text:h text:style-name="Default">213<text:s text:c="2"/><text:s text:c="4"/><text:span text:style-name="style5">for</text:span><text:span text:style-name="style10">(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V</text:span><text:span text:style-name="style10">.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V</text:span><text:span text:style-name="style10">.</text:span><text:span text:style-name="style11">x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Stern</text:span><text:span text:style-name="style10">+=</text:span><text:span text:style-name="style11">V</text:span><text:span text:style-name="style10">;</text:span></text:h>
      <text:h text:style-name="Default">214<text:s text:c="2"/><text:s text:c="4"/><text:span text:style-name="style11">k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<text:s text:c="10"/></text:span><text:span text:style-name="style2">// если концевые точки обнулены</text:span></text:h>
      <text:h text:style-name="Default">215<text:s text:c="2"/><text:s text:c="4"/><text:span text:style-name="style5">for</text:span><text:span text:style-name="style10">( </text:span><text:span text:style-name="style11">V</text:span><text:span text:style-name="style10">.</text:span><text:span text:style-name="style11">x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k</text:span><text:span text:style-name="style10">; </text:span><text:span text:style-name="style11">i</text:span><text:span text:style-name="style10">++ )</text:span><text:span text:style-name="style11">V</text:span><text:span text:style-name="style10">.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V</text:span><text:span text:style-name="style10">.</text:span><text:span text:style-name="style11">y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L</text:span><text:span text:style-name="style10">+=</text:span><text:span text:style-name="style11">V</text:span><text:span text:style-name="style10">;</text:span></text:h>
      <text:h text:style-name="Default">216<text:s text:c="2"/><text:s text:c="4"/><text:span text:style-name="style2">//</text:span></text:h>
      <text:h text:style-name="Default">217<text:s text:c="2"/><text:s text:c="4"/><text:span text:style-name="style2">//<text:s text:c="3"/>Собственно корпус ( - в том же последовательном потоке )</text:span></text:h>
      <text:h text:style-name="Default">218<text:s text:c="2"/><text:s text:c="4"/><text:span text:style-name="style2">//</text:span></text:h>
      <text:h text:style-name="Default">219<text:s text:c="2"/><text:s text:c="4"/><text:span text:style-name="style5">for</text:span><text:span text:style-name="style10">( </text:span><text:span text:style-name="style11">k</text:span><text:span text:style-name="style10">=</text:span><text:span text:style-name="style4">1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<text:s text:c="10"/></text:span><text:span text:style-name="style2">// перебор от ахтерштевня до форштевня</text:span></text:h>
      <text:h text:style-name="Default">220<text:s text:c="2"/><text:s text:c="4"/><text:span text:style-name="style10">{ </text:span><text:span text:style-name="style11">n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 </text:span><text:span text:style-name="style2">// количество теоретических шпангоутов</text:span></text:h>
      <text:h text:style-name="Default">221<text:s text:c="2"/><text:s text:c="6"/><text:span text:style-name="style11">Keel</text:span><text:span text:style-name="style10">[</text:span><text:span text:style-name="style11">k</text:span><text:span text:style-name="style10">]=</text:span><text:span text:style-name="style11">x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<text:s text:c="10"/></text:span><text:span text:style-name="style2">// абсциссы шпангоутов килевой дорожки</text:span></text:h>
      <text:h text:style-name="Default">222<text:s text:c="2"/><text:s text:c="6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text:s text:c="4"/></text:span><text:span text:style-name="style2">// в начале количество точек и абсцисса шпангоута</text:span></text:h>
      <text:h text:style-name="Default">223<text:s text:c="2"/><text:s text:c="6"/><text:span text:style-name="style10">{ 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 </text:span><text:span text:style-name="style11">y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 </text:span><text:span text:style-name="style2">// аппликаты и ординаты на шпангоут</text:span></text:h>
      <text:h text:style-name="Default">224<text:s text:c="2"/><text:s text:c="8"/><text:span text:style-name="style2">//if( !i )if( y&gt;0.0 )Frame[k]+=(Vector){ x,0,z };</text:span></text:h>
      <text:h text:style-name="Default">225<text:s text:c="2"/><text:s text:c="8"/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==</text:span><text:span text:style-name="style4">1 </text:span><text:span text:style-name="style10">)<text:s text:c="15"/></text:span><text:span text:style-name="style2">// снимается нулевая точка на днище</text:span></text:h>
      <text:h text:style-name="Default">226<text:s text:c="2"/><text:s text:c="8"/><text:span text:style-name="style10">{ </text:span><text:span text:style-name="style5">Vector </text:span><text:span text:style-name="style10">&amp;</text:span><text:span text:style-name="style11">v</text:span><text:span text:style-name="style10">=</text:span><text:span text:style-name="style11">Frame</text:span><text:span text:style-name="style10">[</text:span><text:span text:style-name="style11">k</text:span><text:span text:style-name="style10">][</text:span><text:span text:style-name="style4">0</text:span><text:span text:style-name="style10">]; </text:span><text:span text:style-name="style5">if</text:span><text:span text:style-name="style10">( !</text:span><text:span text:style-name="style11">v</text:span><text:span text:style-name="style10">.</text:span><text:span text:style-name="style11">y </text:span><text:span text:style-name="style10">&amp;&amp; </text:span><text:span text:style-name="style11">v</text:span><text:span text:style-name="style10">.</text:span><text:span text:style-name="style11">z</text:span><text:span text:style-name="style10">==</text:span><text:span text:style-name="style11">z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11">y</text:span><text:span text:style-name="style10">; </text:span><text:span text:style-name="style5">continue</text:span><text:span text:style-name="style10">; }</text:span></text:h>
      <text:h text:style-name="Default">227<text:s text:c="2"/><text:s text:c="8"/><text:span text:style-name="style10">} </text:span><text:span text:style-name="style11">Frame</text:span><text:span text:style-name="style10">[</text:span><text:span text:style-name="style11">k</text:span><text:span text:style-name="style10">]+=(</text:span><text:span text:style-name="style5">Vector</text:span><text:span text:style-name="style10">){ </text:span><text:span text:style-name="style11">x</text:span><text:span text:style-name="style10">,</text:span><text:span text:style-name="style11">y</text:span><text:span text:style-name="style10">,</text:span><text:span text:style-name="style11">z </text:span><text:span text:style-name="style10">};</text:span></text:h>
      <text:h text:style-name="Default">228<text:s text:c="2"/><text:s text:c="6"/><text:span text:style-name="style10">} </text:span><text:span text:style-name="style2">//if( i&gt;0 &amp;&amp; Frame[k].len&gt;0 )if( y&gt;0 )Frame[k]+=(Vector){ x,0,z };</text:span></text:h>
      <text:h text:style-name="Default">229<text:s text:c="2"/><text:s text:c="4"/><text:span text:style-name="style10">}</text:span></text:h>
      <text:h text:style-name="Default">230<text:s text:c="2"/><text:s text:c="4"/><text:span text:style-name="style2">// Форштевень</text:span></text:h>
      <text:h text:style-name="Default">231<text:s text:c="2"/><text:s text:c="4"/><text:span text:style-name="style2">//<text:s text:c="2"/>отсчет абсцисс шпангоутов и штевней ведется от кормового перпендикуляра</text:span></text:h>
      <text:h text:style-name="Default">232<text:s text:c="2"/><text:s text:c="4"/><text:span text:style-name="style2">//</text:span></text:h>
      <text:h text:style-name="Default">233<text:s text:c="2"/><text:s text:c="4"/><text:span text:style-name="style11">k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</text:span></text:h>
      <text:h text:style-name="Default">234<text:s text:c="2"/><text:s text:c="4"/><text:span text:style-name="style5">for</text:span><text:span text:style-name="style10">( </text:span><text:span text:style-name="style11">V</text:span><text:span text:style-name="style10">.</text:span><text:span text:style-name="style11">x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k</text:span><text:span text:style-name="style10">; </text:span><text:span text:style-name="style11">i</text:span><text:span text:style-name="style10">++ )</text:span><text:span text:style-name="style11">V</text:span><text:span text:style-name="style10">.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V</text:span><text:span text:style-name="style10">.</text:span><text:span text:style-name="style11">y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R</text:span><text:span text:style-name="style10">+=</text:span><text:span text:style-name="style11">V</text:span><text:span text:style-name="style10">;</text:span></text:h>
      <text:h text:style-name="Default">235<text:s text:c="2"/><text:s text:c="4"/><text:span text:style-name="style11">n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</text:span></text:h>
      <text:h text:style-name="Default">236<text:s text:c="2"/><text:s text:c="4"/><text:span text:style-name="style5">for</text:span><text:span text:style-name="style10">(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V</text:span><text:span text:style-name="style10">.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V</text:span><text:span text:style-name="style10">.</text:span><text:span text:style-name="style11">x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Stem</text:span><text:span text:style-name="style10">+=</text:span><text:span text:style-name="style11">V</text:span><text:span text:style-name="style10">;</text:span></text:h>
      <text:h text:style-name="Default">237<text:s text:c="2"/><text:s text:c="44"/><text:span text:style-name="style2">//</text:span></text:h>
      <text:h text:style-name="Default">238<text:s text:c="2"/><text:s text:c="4"/><text:span text:style-name="style11">fclose</text:span><text:span text:style-name="style10">( </text:span><text:span text:style-name="style11">Fh </text:span><text:span text:style-name="style10">);<text:s text:c="27"/></text:span><text:span text:style-name="style2">// работа с файлом данных завершена</text:span></text:h>
      <text:h text:style-name="Default">239<text:s text:c="2"/><text:s text:c="4"/><text:span text:style-name="style11">Alliance</text:span><text:span text:style-name="style10">( </text:span><text:span text:style-name="style11">Stern</text:span><text:span text:style-name="style10">,</text:span><text:span text:style-name="style11">L</text:span><text:span text:style-name="style10">,</text:span><text:span text:style-name="style5">true</text:span><text:span text:style-name="style10">,</text:span><text:span text:style-name="style11">Keel</text:span><text:span text:style-name="style10">[</text:span><text:span text:style-name="style4">1</text:span><text:span text:style-name="style10">] );<text:s text:c="7"/></text:span><text:span text:style-name="style2">// первая перестройка штевней после</text:span></text:h>
      <text:h text:style-name="Default">240<text:s text:c="2"/><text:s text:c="4"/><text:span text:style-name="style11">Alliance</text:span><text:span text:style-name="style10">( </text:span><text:span text:style-name="style11">Stem</text:span><text:span text:style-name="style10">,</text:span><text:span text:style-name="style11">R</text:span><text:span text:style-name="style10">,</text:span><text:span text:style-name="style5">false</text:span><text:span text:style-name="style10">,</text:span><text:span text:style-name="style11">Keel</text:span><text:span text:style-name="style10">[</text:span><text:span text:style-name="style11">Nframes</text:span><text:span text:style-name="style10">] ); </text:span><text:span text:style-name="style2">// считывания всех данных о корпусе</text:span></text:h>
      <text:h text:style-name="Default">241<text:s text:c="2"/><text:s text:c="4"/><text:span text:style-name="style2">//</text:span></text:h>
      <text:h text:style-name="Default">242<text:s text:c="2"/><text:s text:c="4"/><text:span text:style-name="style2">//<text:s text:c="3"/>Экстремумы для килевой линии и новые крайние шпангоуты</text:span></text:h>
      <text:h text:style-name="Default">243<text:s text:c="2"/><text:s text:c="4"/><text:span text:style-name="style2">//<text:s text:c="7"/>~~ крайние точки на килевой или палубной аппликате</text:span></text:h>
      <text:h text:style-name="Default">244<text:s text:c="2"/><text:s text:c="4"/><text:span text:style-name="style2">//<text:s text:c="7"/>== становятся крайними на шпангоутах</text:span></text:h>
      <text:h text:style-name="Default">245<text:s text:c="2"/><text:s text:c="4"/><text:span text:style-name="style2">//</text:span></text:h>
      <text:h text:style-name="Default">246<text:s text:c="2"/><text:s text:c="4"/><text:span text:style-name="style5">for</text:span><text:span text:style-name="style10">( </text:span><text:span text:style-name="style11">Keel</text:span><text:span text:style-name="style10">[</text:span><text:span text:style-name="style4">0</text:span><text:span text:style-name="style10">]=</text:span><text:span text:style-name="style11">Keel</text:span><text:span text:style-name="style10">[</text:span><text:span text:style-name="style4">1</text:span><text:span text:style-name="style10">]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tern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5">const Vector </text:span><text:span text:style-name="style10">&amp;</text:span><text:span text:style-name="style11">S</text:span><text:span text:style-name="style10">=</text:span><text:span text:style-name="style11">Stern</text:span><text:span text:style-name="style10">[</text:span><text:span text:style-name="style11">i</text:span><text:span text:style-name="style10">];</text:span></text:h>
      <text:h text:style-name="Default">247<text:s text:c="2"/><text:s text:c="6"/><text:span text:style-name="style5">if</text:span><text:span text:style-name="style10">( </text:span><text:span text:style-name="style11">S</text:span><text:span text:style-name="style10">.</text:span><text:span text:style-name="style11">x</text:span><text:span text:style-name="style10">&lt;</text:span><text:span text:style-name="style11">Keel</text:span><text:span text:style-name="style10">[</text:span><text:span text:style-name="style4">0</text:span><text:span text:style-name="style10">] )</text:span><text:span text:style-name="style11">Keel</text:span><text:span text:style-name="style10">[</text:span><text:span text:style-name="style4">0</text:span><text:span text:style-name="style10">]=</text:span><text:span text:style-name="style11">S</text:span><text:span text:style-name="style10">.</text:span><text:span text:style-name="style11">x</text:span><text:span text:style-name="style10">; </text:span><text:span text:style-name="style2">// левый экстремум абсциссы по ахтерштевню</text:span></text:h>
      <text:h text:style-name="Default">248<text:s text:c="2"/><text:s text:c="6"/><text:span text:style-name="style5">if</text:span><text:span text:style-name="style10">( </text:span><text:span text:style-name="style11">S</text:span><text:span text:style-name="style10">.</text:span><text:span text:style-name="style11">x</text:span><text:span text:style-name="style10">&lt;</text:span><text:span text:style-name="style11">Keel</text:span><text:span text:style-name="style10">[</text:span><text:span text:style-name="style4">1</text:span><text:span text:style-name="style10">] )</text:span><text:span text:style-name="style11">Frame</text:span><text:span text:style-name="style10">[</text:span><text:span text:style-name="style4">0</text:span><text:span text:style-name="style10">]+=</text:span><text:span text:style-name="style11">S</text:span><text:span text:style-name="style10">; </text:span><text:span text:style-name="style2">// кривой шпангоут в кормовой оконечности</text:span></text:h>
      <text:h text:style-name="Default">249<text:s text:c="2"/><text:s text:c="4"/><text:span text:style-name="style10">}<text:s text:c="31"/></text:span><text:span text:style-name="style2">// осредняем предыдущий к пустому шпангоуту</text:span></text:h>
      <text:h text:style-name="Default">250<text:s text:c="2"/><text:s text:c="4"/><text:span text:style-name="style5">if</text:span><text:span text:style-name="style10">( !</text:span><text:span text:style-name="style11">Frame</text:span><text:span text:style-name="style10">[</text:span><text:span text:style-name="style4">0</text:span><text:span text:style-name="style10">].</text:span><text:span text:style-name="style11">len </text:span><text:span text:style-name="style10">){ </text:span><text:span text:style-name="style5">for</text:span><text:span text:style-name="style10">( </text:span><text:span text:style-name="style11">z</text:span><text:span text:style-name="style10">=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4">1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11">z</text:span><text:span text:style-name="style10">+=</text:span><text:span text:style-name="style11">Frame</text:span><text:span text:style-name="style10">[</text:span><text:span text:style-name="style4">1</text:span><text:span text:style-name="style10">][</text:span><text:span text:style-name="style11">i</text:span><text:span text:style-name="style10">].</text:span><text:span text:style-name="style11">z</text:span><text:span text:style-name="style10">;</text:span></text:h>
      <text:h text:style-name="Default">251<text:s text:c="2"/><text:s text:c="26"/><text:span text:style-name="style5">if</text:span><text:span text:style-name="style10">( </text:span><text:span text:style-name="style11">i </text:span><text:span text:style-name="style10">)</text:span><text:span text:style-name="style11">Frame</text:span><text:span text:style-name="style10">[</text:span><text:span text:style-name="style4">0</text:span><text:span text:style-name="style10">]+=(</text:span><text:span text:style-name="style5">Vector</text:span><text:span text:style-name="style10">){ </text:span><text:span text:style-name="style11">Keel</text:span><text:span text:style-name="style10">[</text:span><text:span text:style-name="style4">0</text:span><text:span text:style-name="style10">],</text:span><text:span text:style-name="style4">0</text:span><text:span text:style-name="style10">,</text:span><text:span text:style-name="style11">z</text:span><text:span text:style-name="style10">/</text:span><text:span text:style-name="style11">i </text:span><text:span text:style-name="style10">};</text:span></text:h>
      <text:h text:style-name="Default">252<text:s text:c="2"/><text:s text:c="23"/><text:span text:style-name="style10">} </text:span><text:span text:style-name="style11">n</text:span><text:span text:style-name="style10">=</text:span><text:span text:style-name="style11">Nframes</text:span><text:span text:style-name="style10">; </text:span><text:span text:style-name="style2">// носовая оконечность на конечных отсчётах</text:span></text:h>
      <text:h text:style-name="Default">253<text:s text:c="2"/><text:s text:c="4"/><text:span text:style-name="style5">for</text:span><text:span text:style-name="style10">( 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=</text:span><text:span text:style-name="style11">Keel</text:span><text:span text:style-name="style10">[</text:span><text:span text:style-name="style11">n</text:span><text:span text:style-name="style10">]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tem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5">const Vector </text:span><text:span text:style-name="style10">&amp;</text:span><text:span text:style-name="style11">S</text:span><text:span text:style-name="style10">=</text:span><text:span text:style-name="style11">Stem</text:span><text:span text:style-name="style10">[</text:span><text:span text:style-name="style11">i</text:span><text:span text:style-name="style10">];</text:span></text:h>
      <text:h text:style-name="Default">254<text:s text:c="2"/><text:s text:c="6"/><text:span text:style-name="style5">if</text:span><text:span text:style-name="style10">( </text:span><text:span text:style-name="style11">S</text:span><text:span text:style-name="style10">.</text:span><text:span text:style-name="style11">x</text:span><text:span text:style-name="style10">&gt;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 )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=</text:span><text:span text:style-name="style11">S</text:span><text:span text:style-name="style10">.</text:span><text:span text:style-name="style11">x</text:span><text:span text:style-name="style10">;<text:s text:c="2"/></text:span><text:span text:style-name="style2">// экстремум абсциссы по форштевню</text:span></text:h>
      <text:h text:style-name="Default">255<text:s text:c="2"/><text:s text:c="6"/><text:span text:style-name="style5">if</text:span><text:span text:style-name="style10">( </text:span><text:span text:style-name="style11">S</text:span><text:span text:style-name="style10">.</text:span><text:span text:style-name="style11">x</text:span><text:span text:style-name="style10">&gt;</text:span><text:span text:style-name="style11">Keel</text:span><text:span text:style-name="style10">[</text:span><text:span text:style-name="style11">n</text:span><text:span text:style-name="style10">] )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+=</text:span><text:span text:style-name="style11">S</text:span><text:span text:style-name="style10">;<text:s text:c="4"/></text:span><text:span text:style-name="style2">// с образованием свободного шпангоута</text:span></text:h>
      <text:h text:style-name="Default">256<text:s text:c="2"/><text:s text:c="4"/><text:span text:style-name="style10">}<text:s text:c="36"/></text:span><text:span text:style-name="style2">//<text:s text:c="8"/>который может и не сложиться</text:span></text:h>
      <text:h text:style-name="Default">257<text:s text:c="2"/><text:s text:c="4"/><text:span text:style-name="style5">if</text:span><text:span text:style-name="style10">( !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.</text:span><text:span text:style-name="style11">len </text:span><text:span text:style-name="style10">){ </text:span><text:span text:style-name="style5">for</text:span><text:span text:style-name="style10">( </text:span><text:span text:style-name="style11">z</text:span><text:span text:style-name="style10">=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n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11">z</text:span><text:span text:style-name="style10">+=</text:span><text:span text:style-name="style11">Frame</text:span><text:span text:style-name="style10">[</text:span><text:span text:style-name="style11">n</text:span><text:span text:style-name="style10">][</text:span><text:span text:style-name="style11">i</text:span><text:span text:style-name="style10">].</text:span><text:span text:style-name="style11">z</text:span><text:span text:style-name="style10">;</text:span></text:h>
      <text:h text:style-name="Default">258<text:s text:c="2"/><text:s text:c="28"/><text:span text:style-name="style5">if</text:span><text:span text:style-name="style10">( </text:span><text:span text:style-name="style11">i </text:span><text:span text:style-name="style10">)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+=(</text:span><text:span text:style-name="style5">Vector</text:span><text:span text:style-name="style10">){ 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,</text:span><text:span text:style-name="style4">0</text:span><text:span text:style-name="style10">,</text:span><text:span text:style-name="style11">z</text:span><text:span text:style-name="style10">/</text:span><text:span text:style-name="style11">i </text:span><text:span text:style-name="style10">};</text:span></text:h>
      <text:h text:style-name="Default">259<text:s text:c="2"/><text:s text:c="25"/><text:span text:style-name="style10">}</text:span></text:h>
      <text:h text:style-name="Default">260<text:s text:c="2"/><text:s text:c="4"/><text:span text:style-name="style2">//<text:s text:c="4"/>Чтение последовательного потока завершено, но если смещена основная</text:span></text:h>
      <text:h text:style-name="Default">261<text:s text:c="2"/><text:s text:c="4"/><text:span text:style-name="style2">//<text:s text:c="4"/>плоскость, то необходим проход по всем точкам плазовых аппликат</text:span></text:h>
      <text:h text:style-name="Default">262<text:s text:c="2"/><text:s text:c="4"/><text:span text:style-name="style2">//</text:span></text:h>
      <text:h text:style-name="Default">263<text:s text:c="2"/><text:s text:c="4"/><text:span text:style-name="style11">Ofs</text:span><text:span text:style-name="style10">.</text:span><text:span text:style-name="style11">z</text:span><text:span text:style-name="style10">+=</text:span><text:span text:style-name="style11">Draught</text:span><text:span text:style-name="style10">; </text:span><text:span text:style-name="style2">// все отсчёты аппликат приводятся к действующей ватерлинии</text:span></text:h>
      <text:h text:style-name="Default">264<text:s text:c="2"/><text:s text:c="4"/><text:span text:style-name="style11">Ofs</text:span><text:span text:style-name="style10">.</text:span><text:span text:style-name="style11">x</text:span><text:span text:style-name="style10">=</text:span><text:span text:style-name="style11">Nframes</text:span><text:span text:style-name="style10">&gt;</text:span><text:span text:style-name="style4">2</text:span><text:span text:style-name="style10">?</text:span><text:span text:style-name="style16">minmax</text:span><text:span text:style-name="style10">( </text:span><text:span text:style-name="style11">Keel</text:span><text:span text:style-name="style10">[</text:span><text:span text:style-name="style4">0</text:span><text:span text:style-name="style10">],</text:span><text:span text:style-name="style11">Keel</text:span><text:span text:style-name="style10">[</text:span><text:span text:style-name="style11">Mid</text:span><text:span text:style-name="style10">],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 )</text:span></text:h>
      <text:h text:style-name="Default">265<text:s text:c="2"/><text:s text:c="25"/><text:span text:style-name="style10">:( </text:span><text:span text:style-name="style11">Keel</text:span><text:span text:style-name="style10">[</text:span><text:span text:style-name="style4">0</text:span><text:span text:style-name="style10">]+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 )/</text:span><text:span text:style-name="style4">2</text:span><text:span text:style-name="style10">;<text:s text:c="6"/></text:span><text:span text:style-name="style2">// крайние пополам</text:span></text:h>
      <text:h text:style-name="Default">266<text:s text:c="2"/><text:s text:c="25"/><text:span text:style-name="style11">Control</text:span><text:span text:style-name="style10">( </text:span><text:span text:style-name="style11">Stern</text:span><text:span text:style-name="style10">,</text:span><text:span text:style-name="style11">Ofs</text:span><text:span text:style-name="style10">,</text:span><text:span text:style-name="style5">true </text:span><text:span text:style-name="style10">);<text:s text:c="9"/></text:span><text:span text:style-name="style2">// контроль и сдвиг</text:span></text:h>
      <text:h text:style-name="Default">267<text:s text:c="2"/><text:s text:c="4"/><text:span text:style-name="style5">for</text:span><text:span text:style-name="style10">( </text:span><text:span text:style-name="style11">n</text:span><text:span text:style-name="style10">=</text:span><text:span text:style-name="style4">0</text:span><text:span text:style-name="style10">; </text:span><text:span text:style-name="style11">n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n</text:span><text:span text:style-name="style10">++ )<text:s text:c="27"/></text:span><text:span text:style-name="style2">// для новой точки</text:span></text:h>
      <text:h text:style-name="Default">268<text:s text:c="2"/><text:s text:c="7"/><text:span text:style-name="style10">{ </text:span><text:span text:style-name="style11">Keel</text:span><text:span text:style-name="style10">[</text:span><text:span text:style-name="style11">n</text:span><text:span text:style-name="style10">]-=</text:span><text:span text:style-name="style11">Ofs</text:span><text:span text:style-name="style10">.</text:span><text:span text:style-name="style11">x</text:span><text:span text:style-name="style10">; </text:span><text:span text:style-name="style11">Control</text:span><text:span text:style-name="style10">( </text:span><text:span text:style-name="style11">Frame</text:span><text:span text:style-name="style10">[</text:span><text:span text:style-name="style11">n</text:span><text:span text:style-name="style10">],</text:span><text:span text:style-name="style11">Ofs </text:span><text:span text:style-name="style10">); }<text:s text:c="9"/></text:span><text:span text:style-name="style2">// пересечения</text:span></text:h>
      <text:h text:style-name="Default">269<text:s text:c="2"/><text:s text:c="25"/><text:span text:style-name="style11">Control</text:span><text:span text:style-name="style10">( </text:span><text:span text:style-name="style11">Stem</text:span><text:span text:style-name="style10">,</text:span><text:span text:style-name="style11">Ofs</text:span><text:span text:style-name="style10">,</text:span><text:span text:style-name="style5">true </text:span><text:span text:style-name="style10">);<text:s text:c="10"/></text:span><text:span text:style-name="style2">// ватерлинии</text:span></text:h>
      <text:h text:style-name="Default">270<text:s text:c="2"/><text:s text:c="4"/><text:span text:style-name="style2">//</text:span></text:h>
      <text:h text:style-name="Default">271<text:s text:c="2"/><text:s text:c="4"/><text:span text:style-name="style2">//<text:s text:c="4"/>Здесь пробуем расставить сразу все точки с координатами на штевнях</text:span></text:h>
      <text:h text:style-name="Default">272<text:s text:c="2"/><text:s text:c="4"/><text:span text:style-name="style2">//<text:s text:c="7"/>относительно диаметральной плоскости в продолжение</text:span></text:h>
      <text:h text:style-name="Default">273<text:s text:c="2"/><text:s text:c="4"/><text:span text:style-name="style2">//<text:s text:c="11"/>и в разрывах исходных шпангоутных контуров</text:span></text:h>
      <text:h text:style-name="Default">274<text:s text:c="2"/><text:s text:c="4"/><text:span text:style-name="style2">//</text:span></text:h>
      <text:h text:style-name="Default">275<text:s text:c="2"/><text:s text:c="4"/><text:span text:style-name="style11">lfr</text:span><text:span text:style-name="style10">=</text:span><text:span text:style-name="style5">false</text:span><text:span text:style-name="style10">; </text:span><text:span text:style-name="style2">// выбор левой стороны от штевня со смежными правыми шпангоутами</text:span></text:h>
      <text:h text:style-name="Default">276<text:s text:c="2"/><text:s text:c="4"/><text:span text:style-name="style5">do</text:span></text:h>
      <text:h text:style-name="Default">277<text:s text:c="2"/><text:s text:c="4"/><text:span text:style-name="style5">for</text:span><text:span text:style-name="style10">( </text:span><text:span text:style-name="style11">n</text:span><text:span text:style-name="style10">=</text:span><text:span text:style-name="style4">1</text:span><text:span text:style-name="style10">; </text:span><text:span text:style-name="style11">n</text:span><text:span text:style-name="style10">&lt;</text:span><text:span text:style-name="style11">Nframes</text:span><text:span text:style-name="style10">; </text:span><text:span text:style-name="style11">n</text:span><text:span text:style-name="style10">++ )<text:s text:c="2"/></text:span><text:span text:style-name="style2">// концевые шпации считаются предустановленными</text:span></text:h>
      <text:h text:style-name="Default">278<text:s text:c="2"/><text:s text:c="4"/><text:span text:style-name="style10">{<text:s text:c="4"/></text:span><text:span text:style-name="style11">i</text:span><text:span text:style-name="style10">=</text:span><text:span text:style-name="style11">j</text:span><text:span text:style-name="style10">=</text:span><text:span text:style-name="style11">l</text:span><text:span text:style-name="style10">=</text:span><text:span text:style-name="style4">0</text:span><text:span text:style-name="style10">;<text:s text:c="12"/></text:span><text:span text:style-name="style2">// будет интервал [j..l], i возможно с превышением</text:span></text:h>
      <text:h text:style-name="Default">279<text:s text:c="2"/><text:s text:c="5"/><text:span text:style-name="style11">Flex </text:span><text:span text:style-name="style10">&amp;</text:span><text:span text:style-name="style11">S</text:span><text:span text:style-name="style10">=</text:span><text:span text:style-name="style11">lfr</text:span><text:span text:style-name="style10">?</text:span><text:span text:style-name="style11">Stern</text:span><text:span text:style-name="style10">:</text:span><text:span text:style-name="style11">Stem</text:span><text:span text:style-name="style10">; </text:span><text:span text:style-name="style2">// изначально полагается нижняя точка на шпангоуте</text:span></text:h>
      <text:h text:style-name="Default">280<text:s text:c="2"/><text:s text:c="4"/><text:span text:style-name="style11">Rep</text:span><text:span text:style-name="style10">:<text:s text:c="21"/></text:span><text:span text:style-name="style2">// выборка цельного фрагмента штевня внутри шпации</text:span></text:h>
      <text:h text:style-name="Default">281<text:s text:c="2"/><text:s text:c="6"/><text:span text:style-name="style5">for</text:span><text:span text:style-name="style10">( </text:span><text:span text:style-name="style11">j</text:span><text:span text:style-name="style10">=-</text:span><text:span text:style-name="style4">1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<text:s text:c="19"/></text:span><text:span text:style-name="style2">// подборка точек на штевнях</text:span></text:h>
      <text:h text:style-name="Default">282<text:s text:c="2"/><text:s text:c="6"/><text:span text:style-name="style5">if</text:span><text:span text:style-name="style10">( </text:span><text:span text:style-name="style11">Keel</text:span><text:span text:style-name="style10">[</text:span><text:span text:style-name="style11">n</text:span><text:span text:style-name="style10">]&lt;=</text:span><text:span text:style-name="style11">S</text:span><text:span text:style-name="style10">[</text:span><text:span text:style-name="style11">i</text:span><text:span text:style-name="style10">].</text:span><text:span text:style-name="style11">x </text:span><text:span text:style-name="style10">&amp;&amp; </text:span><text:span text:style-name="style11">S</text:span><text:span text:style-name="style10">[</text:span><text:span text:style-name="style11">i</text:span><text:span text:style-name="style10">].</text:span><text:span text:style-name="style11">x</text:span><text:span text:style-name="style10">&lt;=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 )<text:s text:c="2"/></text:span><text:span text:style-name="style2">// в пределах одной шпации</text:span></text:h>
      <text:h text:style-name="Default">283<text:s text:c="2"/><text:s text:c="6"/><text:span text:style-name="style10">{ </text:span><text:span text:style-name="style11">l</text:span><text:span text:style-name="style10">=</text:span><text:span text:style-name="style11">i</text:span><text:span text:style-name="style10">; </text:span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</text:span><text:span text:style-name="style11">j</text:span><text:span text:style-name="style10">=</text:span><text:span text:style-name="style11">l</text:span><text:span text:style-name="style10">;<text:s text:c="24"/></text:span><text:span text:style-name="style2">// индекс i будет зашкаливать</text:span></text:h>
      <text:h text:style-name="Default">284<text:s text:c="2"/><text:s text:c="6"/><text:span text:style-name="style10">} </text:span><text:span text:style-name="style5">else if</text:span><text:span text:style-name="style10">( </text:span><text:span text:style-name="style11">j</text:span><text:span text:style-name="style10">&gt;=</text:span><text:span text:style-name="style4">0 </text:span><text:span text:style-name="style10">)</text:span><text:span text:style-name="style5">break</text:span><text:span text:style-name="style10">;<text:s text:c="21"/></text:span><text:span text:style-name="style2">// получен интервал от j до l</text:span></text:h>
      <text:h text:style-name="Default">285<text:s text:c="2"/><text:s text:c="13"/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</text:span><text:span text:style-name="style5">continue</text:span><text:span text:style-name="style10">;<text:s text:c="19"/></text:span><text:span text:style-name="style2">// фрагмент контура не найден</text:span></text:h>
      <text:h text:style-name="Default">286<text:s text:c="2"/><text:span text:style-name="style2">//<text:s text:c="4"/>if( j==l )goto Rep; else</text:span></text:h>
      <text:h text:style-name="Default">287<text:s text:c="2"/><text:s text:c="6"/><text:span text:style-name="style10">{ </text:span><text:span text:style-name="style2">//</text:span></text:h>
      <text:h text:style-name="Default">288<text:s text:c="2"/><text:s text:c="8"/><text:span text:style-name="style2">// самая простая привязка контуров штевней к наклонам ветвей шпангоутов</text:span></text:h>
      <text:h text:style-name="Default">289<text:s text:c="2"/><text:s text:c="8"/><text:span text:style-name="style2">//</text:span></text:h>
      <text:h text:style-name="Default">290<text:s text:c="2"/><text:s text:c="7"/><text:span text:style-name="style11">Flex </text:span><text:span text:style-name="style10">&amp;</text:span><text:span text:style-name="style11">F</text:span><text:span text:style-name="style10">=</text:span><text:span text:style-name="style11">lfr</text:span><text:span text:style-name="style10">?</text:span><text:span text:style-name="style11">Frame</text:span><text:span text:style-name="style10">[</text:span><text:span text:style-name="style11">n</text:span><text:span text:style-name="style10">]: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;<text:s text:c="10"/></text:span><text:span text:style-name="style2">// фиксация ссылки на шпангоут</text:span></text:h>
      <text:h text:style-name="Default">291<text:s text:c="2"/><text:s text:c="8"/><text:span text:style-name="style5">if</text:span><text:span text:style-name="style10">( </text:span><text:span text:style-name="style11">S</text:span><text:span text:style-name="style10">[</text:span><text:span text:style-name="style11">l</text:span><text:span text:style-name="style10">].</text:span><text:span text:style-name="style11">z</text:span><text:span text:style-name="style10">&gt;=</text:span><text:span text:style-name="style11">F</text:span><text:span text:style-name="style10">[-</text:span><text:span text:style-name="style4">1</text:span><text:span text:style-name="style10">].</text:span><text:span text:style-name="style11">z </text:span><text:span text:style-name="style10">)</text:span><text:span text:style-name="style5">for</text:span><text:span text:style-name="style10">( </text:span><text:span text:style-name="style11">k</text:span><text:span text:style-name="style10">=</text:span><text:span text:style-name="style11">j</text:span><text:span text:style-name="style10">; </text:span><text:span text:style-name="style11">k</text:span><text:span text:style-name="style10">&lt;=</text:span><text:span text:style-name="style11">l</text:span><text:span text:style-name="style10">; </text:span><text:span text:style-name="style11">k</text:span><text:span text:style-name="style10">++ )</text:span><text:span text:style-name="style11">F</text:span><text:span text:style-name="style10">+=</text:span><text:span text:style-name="style11">S</text:span><text:span text:style-name="style10">[</text:span><text:span text:style-name="style11">k</text:span><text:span text:style-name="style10">]; </text:span><text:span text:style-name="style5">else</text:span></text:h>
      <text:h text:style-name="Default">292<text:s text:c="2"/><text:s text:c="8"/><text:span text:style-name="style5">if</text:span><text:span text:style-name="style10">( </text:span><text:span text:style-name="style11">S</text:span><text:span text:style-name="style10">[</text:span><text:span text:style-name="style11">j</text:span><text:span text:style-name="style10">].</text:span><text:span text:style-name="style11">z</text:span><text:span text:style-name="style10">&lt;</text:span><text:span text:style-name="style11">F</text:span><text:span text:style-name="style10">[</text:span><text:span text:style-name="style4">0</text:span><text:span text:style-name="style10">].</text:span><text:span text:style-name="style11">z </text:span><text:span text:style-name="style10">){ </text:span><text:span text:style-name="style5">for</text:span><text:span text:style-name="style10">( </text:span><text:span text:style-name="style11">k</text:span><text:span text:style-name="style10">=</text:span><text:span text:style-name="style11">l</text:span><text:span text:style-name="style10">; </text:span><text:span text:style-name="style11">k</text:span><text:span text:style-name="style10">&gt;=</text:span><text:span text:style-name="style11">j</text:span><text:span text:style-name="style10">; </text:span><text:span text:style-name="style11">k</text:span><text:span text:style-name="style10">-- )</text:span><text:span text:style-name="style5">if</text:span><text:span text:style-name="style10">( </text:span><text:span text:style-name="style11">F</text:span><text:span text:style-name="style10">[</text:span><text:span text:style-name="style4">0</text:span><text:span text:style-name="style10">]!=</text:span><text:span text:style-name="style11">S</text:span><text:span text:style-name="style10">[</text:span><text:span text:style-name="style11">k</text:span><text:span text:style-name="style10">] )</text:span><text:span text:style-name="style11">F</text:span><text:span text:style-name="style10">/=</text:span><text:span text:style-name="style11">S</text:span><text:span text:style-name="style10">[</text:span><text:span text:style-name="style11">k</text:span><text:span text:style-name="style10">]; } </text:span><text:span text:style-name="style5">else</text:span></text:h>
      <text:h text:style-name="Default">293<text:s text:c="2"/><text:s text:c="8"/><text:span text:style-name="style5">for</text:span><text:span text:style-name="style10">( </text:span><text:span text:style-name="style11">m</text:span><text:span text:style-name="style10">=</text:span><text:span text:style-name="style4">1</text:span><text:span text:style-name="style10">; </text:span><text:span text:style-name="style11">m</text:span><text:span text:style-name="style10">&lt;</text:span><text:span text:style-name="style11">F</text:span><text:span text:style-name="style10">.</text:span><text:span text:style-name="style11">len</text:span><text:span text:style-name="style10">; </text:span><text:span text:style-name="style11">m</text:span><text:span text:style-name="style10">++ )</text:span></text:h>
      <text:h text:style-name="Default">294<text:s text:c="2"/><text:s text:c="9"/><text:span text:style-name="style5">if</text:span><text:span text:style-name="style10">( </text:span><text:span text:style-name="style11">F</text:span><text:span text:style-name="style10">[</text:span><text:span text:style-name="style11">m</text:span><text:span text:style-name="style10">-</text:span><text:span text:style-name="style4">1</text:span><text:span text:style-name="style10">].</text:span><text:span text:style-name="style11">y</text:span><text:span text:style-name="style10">==</text:span><text:span text:style-name="style4">0.0 </text:span><text:span text:style-name="style10">&amp;&amp; </text:span><text:span text:style-name="style11">F</text:span><text:span text:style-name="style10">[</text:span><text:span text:style-name="style11">m</text:span><text:span text:style-name="style10">].</text:span><text:span text:style-name="style11">y</text:span><text:span text:style-name="style10">==</text:span><text:span text:style-name="style4">0.0 </text:span><text:span text:style-name="style10">)</text:span></text:h>
      <text:h text:style-name="Default">295<text:s text:c="2"/><text:s text:c="9"/><text:span text:style-name="style5">if</text:span><text:span text:style-name="style10">( </text:span><text:span text:style-name="style11">intoi</text:span><text:span text:style-name="style10">( </text:span><text:span text:style-name="style11">F</text:span><text:span text:style-name="style10">[</text:span><text:span text:style-name="style11">m</text:span><text:span text:style-name="style10">-</text:span><text:span text:style-name="style4">1</text:span><text:span text:style-name="style10">].</text:span><text:span text:style-name="style11">z</text:span><text:span text:style-name="style10">,</text:span><text:span text:style-name="style4">0.5</text:span><text:span text:style-name="style10">*(</text:span><text:span text:style-name="style11">S</text:span><text:span text:style-name="style10">[</text:span><text:span text:style-name="style11">j</text:span><text:span text:style-name="style10">].</text:span><text:span text:style-name="style11">z</text:span><text:span text:style-name="style10">+</text:span><text:span text:style-name="style11">S</text:span><text:span text:style-name="style10">[</text:span><text:span text:style-name="style11">l</text:span><text:span text:style-name="style10">].</text:span><text:span text:style-name="style11">z</text:span><text:span text:style-name="style10">),</text:span><text:span text:style-name="style11">F</text:span><text:span text:style-name="style10">[</text:span><text:span text:style-name="style11">m</text:span><text:span text:style-name="style10">].</text:span><text:span text:style-name="style11">z </text:span><text:span text:style-name="style10">) )</text:span></text:h>
      <text:h text:style-name="Default">296<text:s text:c="2"/><text:s text:c="11"/><text:span text:style-name="style10">{ </text:span><text:span text:style-name="style5">for</text:span><text:span text:style-name="style10">( </text:span><text:span text:style-name="style11">k</text:span><text:span text:style-name="style10">=</text:span><text:span text:style-name="style11">l</text:span><text:span text:style-name="style10">; </text:span><text:span text:style-name="style11">k</text:span><text:span text:style-name="style10">&gt;=</text:span><text:span text:style-name="style11">j</text:span><text:span text:style-name="style10">; </text:span><text:span text:style-name="style11">k</text:span><text:span text:style-name="style10">-- ){ </text:span><text:span text:style-name="style11">V</text:span><text:span text:style-name="style10">=</text:span><text:span text:style-name="style11">S</text:span><text:span text:style-name="style10">[</text:span><text:span text:style-name="style11">k</text:span><text:span text:style-name="style10">];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; </text:span><text:span text:style-name="style11">F</text:span><text:span text:style-name="style10">.</text:span><text:span text:style-name="style11">Insert</text:span><text:span text:style-name="style10">( </text:span><text:span text:style-name="style11">m </text:span><text:span text:style-name="style10">)=</text:span><text:span text:style-name="style11">V</text:span><text:span text:style-name="style10">; } </text:span><text:span text:style-name="style5">break</text:span><text:span text:style-name="style10">; }</text:span></text:h>
      <text:h text:style-name="Default">297<text:s text:c="2"/><text:span text:style-name="style2">//<text:s text:c="9"/>{ for( k=l; k&gt;=j; k-- )F.Insert( m )=S[k]; break; }</text:span></text:h>
      <text:h text:style-name="Default">298<text:s text:c="2"/><text:s text:c="8"/><text:span text:style-name="style5">if</text:span><text:span text:style-name="style10">( </text:span><text:span text:style-name="style11">i</text:span><text:span text:style-name="style10">&lt;</text:span><text:span text:style-name="style11">S</text:span><text:span text:style-name="style10">.</text:span><text:span text:style-name="style11">len </text:span><text:span text:style-name="style10">)</text:span><text:span text:style-name="style5">goto </text:span><text:span text:style-name="style11">Rep</text:span><text:span text:style-name="style10">;</text:span></text:h>
      <text:h text:style-name="Default">299<text:s text:c="2"/><text:s text:c="4"/><text:span text:style-name="style10">} }</text:span></text:h>
      <text:h text:style-name="Default">300<text:s text:c="2"/><text:s text:c="4"/><text:span text:style-name="style2">//<text:s text:c="2"/>уточнение крайних контуров проекции бок в диаметральной плоскости</text:span></text:h>
      <text:h text:style-name="Default">301<text:s text:c="2"/><text:s text:c="4"/><text:span text:style-name="style2">//</text:span></text:h>
      <text:h text:style-name="Default">302<text:s text:c="2"/><text:s text:c="4"/><text:span text:style-name="style5">while</text:span><text:span text:style-name="style10">( </text:span><text:span text:style-name="style11">lfr</text:span><text:span text:style-name="style10">^=</text:span><text:span text:style-name="style5">true </text:span><text:span text:style-name="style10">);<text:s text:c="4"/></text:span><text:span text:style-name="style2">// сначала форштевень=false, затем ахтерштевень=true</text:span></text:h>
      <text:h text:style-name="Default">303<text:s text:c="2"/><text:s text:c="4"/><text:span text:style-name="style5">for</text:span><text:span text:style-name="style10">( </text:span><text:span text:style-name="style11">n</text:span><text:span text:style-name="style10">=</text:span><text:span text:style-name="style4">0</text:span><text:span text:style-name="style10">; </text:span><text:span text:style-name="style11">n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n</text:span><text:span text:style-name="style10">++ )</text:span></text:h>
      <text:h text:style-name="Default">304<text:s text:c="2"/><text:s text:c="4"/><text:span text:style-name="style10">{ </text:span><text:span text:style-name="style5">Vector </text:span><text:span text:style-name="style11">V</text:span><text:span text:style-name="style10">=</text:span><text:span text:style-name="style11">Frame</text:span><text:span text:style-name="style10">[</text:span><text:span text:style-name="style11">n</text:span><text:span text:style-name="style10">][</text:span><text:span text:style-name="style4">0</text:span><text:span text:style-name="style10">]; </text:span><text:span text:style-name="style5">if</text:span><text:span text:style-name="style10">( </text:span><text:span text:style-name="style11">V</text:span><text:span text:style-name="style10">.</text:span><text:span text:style-name="style11">y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; </text:span><text:span text:style-name="style11">Frame</text:span><text:span text:style-name="style10">[</text:span><text:span text:style-name="style11">n</text:span><text:span text:style-name="style10">]/=</text:span><text:span text:style-name="style11">V</text:span><text:span text:style-name="style10">; }</text:span></text:h>
      <text:h text:style-name="Default">305<text:s text:c="2"/><text:s text:c="13"/><text:span text:style-name="style11">V</text:span><text:span text:style-name="style10">=</text:span><text:span text:style-name="style11">Frame</text:span><text:span text:style-name="style10">[</text:span><text:span text:style-name="style11">n</text:span><text:span text:style-name="style10">][-</text:span><text:span text:style-name="style4">1</text:span><text:span text:style-name="style10">]; </text:span><text:span text:style-name="style5">if</text:span><text:span text:style-name="style10">( </text:span><text:span text:style-name="style11">V</text:span><text:span text:style-name="style10">.</text:span><text:span text:style-name="style11">y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; </text:span><text:span text:style-name="style11">Frame</text:span><text:span text:style-name="style10">[</text:span><text:span text:style-name="style11">n</text:span><text:span text:style-name="style10">]+=</text:span><text:span text:style-name="style11">V</text:span><text:span text:style-name="style10">; }</text:span></text:h>
      <text:h text:style-name="Default">306<text:s text:c="2"/><text:s text:c="4"/><text:span text:style-name="style10">}</text:span></text:h>
      <text:h text:style-name="Default">307<text:s text:c="2"/><text:s text:c="4"/><text:span text:style-name="style1">/*<text:s text:c="4"/>как-то надо подчистить рассогласования в полученной подкильной полосе</text:span></text:h>
      <text:h text:style-name="Default">308<text:s text:c="2"/><text:s text:c="4"/><text:span text:style-name="style1">//<text:s text:c="35"/>крайние шпангоуты-заглушки не правятся</text:span></text:h>
      <text:h text:style-name="Default">309<text:s text:c="2"/><text:s text:c="4"/><text:span text:style-name="style1">for( n=1; n&lt;=Nframes; n++ ){ Flex &amp;F=Frame[n];</text:span></text:h>
      <text:h text:style-name="Default">310<text:s text:c="2"/><text:s text:c="6"/><text:span text:style-name="style1">for( k=0; k&lt;F.len-2; k++ )if( F[k].x!=Keel[n] &amp;&amp; F[k+1].x==Keel[n] )</text:span></text:h>
      <text:h text:style-name="Default">311<text:s text:c="2"/><text:s text:c="6"/><text:span text:style-name="style1">{ if( F[k+1].y&gt;=F[k+2].y || F[k+1].z&gt;=F[k+2].z )F.Delete( k+1 ); break;</text:span></text:h>
      <text:h text:style-name="Default">312<text:s text:c="2"/><text:s text:c="4"/><text:span text:style-name="style1">} }*/</text:span></text:h>
      <text:h text:style-name="Default">313<text:s text:c="2"/><text:s text:c="4"/><text:span text:style-name="style15">//!<text:s text:c="2"/>Собираем треугольники в оболочку Shell "как есть" с веером у днища на</text:span></text:h>
      <text:h text:style-name="Default">314<text:s text:c="2"/><text:s text:c="4"/><text:span text:style-name="style2">//<text:s text:c="2"/>основной линии для последующей оптимизации от киля по максимуму площади</text:span></text:h>
      <text:h text:style-name="Default">315<text:s text:c="2"/><text:s text:c="4"/><text:span text:style-name="style2">//<text:s text:c="2"/>треугольников относительно половины квадрата минимального ребра</text:span></text:h>
      <text:h text:style-name="Default">316<text:s text:c="2"/><text:s text:c="4"/><text:span text:style-name="style2">//<text:s text:c="19"/>... вначале треугольники в расширении кормового транца</text:span></text:h>
      <text:h text:style-name="Default">317<text:s text:c="2"/><text:s text:c="4"/><text:span text:style-name="style2">//</text:span></text:h>
      <text:h text:style-name="Default">318<text:s text:c="2"/><text:s text:c="4"/><text:span text:style-name="style11">Shell</text:span><text:span text:style-name="style10">=(</text:span><text:span text:style-name="style5">unsigned</text:span><text:span text:style-name="style10">**)</text:span><text:span text:style-name="style11">Allocate</text:span><text:span text:style-name="style10">( (</text:span><text:span text:style-name="style11">Nframes</text:span><text:span text:style-name="style10">+</text:span><text:span text:style-name="style4">1</text:span><text:span text:style-name="style10">)*</text:span><text:span text:style-name="style5">sizeof</text:span><text:span text:style-name="style10">(</text:span><text:span text:style-name="style5">unsigned</text:span><text:span text:style-name="style10">*) );<text:s text:c="5"/></text:span><text:span text:style-name="style15">//! [0..N]</text:span></text:h>
      <text:h text:style-name="Default">319<text:s text:c="2"/><text:s text:c="4"/><text:span text:style-name="style15">//!<text:s text:c="63"/>индексный</text:span></text:h>
      <text:h text:style-name="Default">320<text:s text:c="2"/><text:s text:c="4"/><text:span text:style-name="style2">//<text:s text:c="2"/>сначала просто шпангоуты - начинаются от киля вверх до палубы/ширстрека</text:span></text:h>
      <text:h text:style-name="Default">321<text:s text:c="2"/><text:s text:c="4"/><text:span text:style-name="style2">//<text:s text:c="10"/>и плазовые ординаты разбрасываются парами точек</text:span></text:h>
      <text:h text:style-name="Default">322<text:s text:c="2"/><text:s text:c="4"/><text:span text:style-name="style2">//<text:s text:c="12"/>по смежным шпангоутам внутри расчетной шпации</text:span></text:h>
      <text:h text:style-name="Default">323<text:s text:c="2"/><text:s text:c="3"/><text:span text:style-name="style11">uList rf</text:span><text:span text:style-name="style10">,</text:span><text:span text:style-name="style11">lf</text:span><text:span text:style-name="style10">;<text:s text:c="23"/></text:span><text:span text:style-name="style2">// индексы доступа к точкам</text:span></text:h>
      <text:h text:style-name="Default">324<text:s text:c="2"/><text:s text:c="4"/><text:span text:style-name="style5">for</text:span><text:span text:style-name="style10">( </text:span><text:span text:style-name="style11">n</text:span><text:span text:style-name="style10">=</text:span><text:span text:style-name="style4">1</text:span><text:span text:style-name="style10">; </text:span><text:span text:style-name="style11">n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n</text:span><text:span text:style-name="style10">++ )<text:s text:c="5"/></text:span><text:span text:style-name="style2">// на шпангоутах (теперь без штевней)</text:span></text:h>
      <text:h text:style-name="Default">325<text:s text:c="2"/><text:s text:c="4"/><text:span text:style-name="style10">{ </text:span><text:span text:style-name="style11">L</text:span><text:span text:style-name="style10">.</text:span><text:span text:style-name="style11">len</text:span><text:span text:style-name="style10">=</text:span><text:span text:style-name="style11">R</text:span><text:span text:style-name="style10">.</text:span><text:span text:style-name="style11">len</text:span><text:span text:style-name="style10">=</text:span><text:span text:style-name="style11">lf</text:span><text:span text:style-name="style10">.</text:span><text:span text:style-name="style11">len</text:span><text:span text:style-name="style10">=</text:span><text:span text:style-name="style11">rf</text:span><text:span text:style-name="style10">.</text:span><text:span text:style-name="style11">len</text:span><text:span text:style-name="style10">=</text:span><text:span text:style-name="style4">0</text:span><text:span text:style-name="style10">;<text:s text:c="4"/></text:span><text:span text:style-name="style2">// начальные точки совпадают, и ненулевые</text:span></text:h>
      <text:h text:style-name="Default">326<text:s text:c="2"/><text:s text:c="6"/><text:span text:style-name="style2">//</text:span></text:h>
      <text:h text:style-name="Default">327<text:s text:c="2"/><text:s text:c="6"/><text:span text:style-name="style2">//<text:s text:c="3"/>раздельная несинхронная выборка контурных точек штевней и шпангоутов</text:span></text:h>
      <text:h text:style-name="Default">328<text:s text:c="2"/><text:s text:c="6"/><text:span text:style-name="style2">//<text:s text:c="3"/>с образованием простых координатных последовательностей, и ставятся</text:span></text:h>
      <text:h text:style-name="Default">329<text:s text:c="2"/><text:s text:c="6"/><text:span text:style-name="style2">//<text:s text:c="3"/>естественные (неединичные) абсциссы шпангоутов для угловых измерений</text:span></text:h>
      <text:h text:style-name="Default">330<text:s text:c="2"/><text:s text:c="6"/><text:span text:style-name="style2">//</text:span></text:h>
      <text:h text:style-name="Default">331<text:s text:c="2"/><text:s text:c="6"/><text:span text:style-name="style2">//<text:s text:c="3"/>здесь выполняется выборка точек в новые контуры числовых шпангоутов,</text:span></text:h>
      <text:h text:style-name="Default">332<text:s text:c="2"/><text:s text:c="6"/><text:span text:style-name="style2">//<text:s text:c="3"/>и вышибаются рассогласования у килевой линии до первых значимых хорд</text:span></text:h>
      <text:h text:style-name="Default">333<text:s text:c="2"/><text:s text:c="6"/><text:span text:style-name="style2">//<text:s text:c="7"/>ширина всех шпаций теперь не предустанавливается одинаковой в 1м</text:span></text:h>
      <text:h text:style-name="Default">334<text:s text:c="2"/><text:s text:c="6"/><text:span text:style-name="style2">//</text:span></text:h>
      <text:h text:style-name="Default">335<text:s text:c="2"/><text:s text:c="6"/><text:span text:style-name="style5">for</text:span><text:span text:style-name="style10">( </text:span><text:span text:style-name="style11">x</text:span><text:span text:style-name="style10">=</text:span><text:span text:style-name="style11">Keel</text:span><text:span text:style-name="style10">[</text:span><text:span text:style-name="style11">n</text:span><text:span text:style-name="style10">-</text:span><text:span text:style-name="style4">1</text:span><text:span text:style-name="style10">]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Frame</text:span><text:span text:style-name="style10">[</text:span><text:span text:style-name="style11">n</text:span><text:span text:style-name="style10">-</text:span><text:span text:style-name="style4">1</text:span><text:span text:style-name="style10">].</text:span><text:span text:style-name="style11">len</text:span><text:span text:style-name="style10">; </text:span><text:span text:style-name="style11">k</text:span><text:span text:style-name="style10">++ )<text:s text:c="2"/></text:span><text:span text:style-name="style2">// слева без левых загибов</text:span></text:h>
      <text:h text:style-name="Default">336<text:s text:c="2"/><text:s text:c="7"/><text:span text:style-name="style5">if</text:span><text:span text:style-name="style10">( (</text:span><text:span text:style-name="style11">V</text:span><text:span text:style-name="style10">=</text:span><text:span text:style-name="style11">Frame</text:span><text:span text:style-name="style10">[</text:span><text:span text:style-name="style11">n</text:span><text:span text:style-name="style10">-</text:span><text:span text:style-name="style4">1</text:span><text:span text:style-name="style10">][</text:span><text:span text:style-name="style11">k</text:span><text:span text:style-name="style10">]).</text:span><text:span text:style-name="style11">x</text:span><text:span text:style-name="style10">&gt;=</text:span><text:span text:style-name="style11">x </text:span><text:span text:style-name="style10">){ </text:span><text:span text:style-name="style11">L</text:span><text:span text:style-name="style10">+=</text:span><text:span text:style-name="style11">V</text:span><text:span text:style-name="style10">; </text:span><text:span text:style-name="style11">lf</text:span><text:span text:style-name="style10">+=</text:span><text:span text:style-name="style5">unsigned</text:span><text:span text:style-name="style10">( </text:span><text:span text:style-name="style11">k </text:span><text:span text:style-name="style10">)|</text:span><text:span text:style-name="style11">LeftFrame</text:span><text:span text:style-name="style10">; }</text:span></text:h>
      <text:h text:style-name="Default">337<text:s text:c="2"/><text:s text:c="6"/><text:span text:style-name="style5">for</text:span><text:span text:style-name="style10">( </text:span><text:span text:style-name="style11">x</text:span><text:span text:style-name="style10">=</text:span><text:span text:style-name="style11">Keel</text:span><text:span text:style-name="style10">[</text:span><text:span text:style-name="style11">n</text:span><text:span text:style-name="style10">]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Frame</text:span><text:span text:style-name="style10">[</text:span><text:span text:style-name="style11">n</text:span><text:span text:style-name="style10">].</text:span><text:span text:style-name="style11">len</text:span><text:span text:style-name="style10">; </text:span><text:span text:style-name="style11">k</text:span><text:span text:style-name="style10">++ )</text:span><text:span text:style-name="style2">// справа без правых искривлений</text:span></text:h>
      <text:h text:style-name="Default">338<text:s text:c="2"/><text:s text:c="7"/><text:span text:style-name="style5">if</text:span><text:span text:style-name="style10">( (</text:span><text:span text:style-name="style11">V</text:span><text:span text:style-name="style10">=</text:span><text:span text:style-name="style11">Frame</text:span><text:span text:style-name="style10">[</text:span><text:span text:style-name="style11">n</text:span><text:span text:style-name="style10">][</text:span><text:span text:style-name="style11">k</text:span><text:span text:style-name="style10">]).</text:span><text:span text:style-name="style11">x</text:span><text:span text:style-name="style10">&lt;=</text:span><text:span text:style-name="style11">x </text:span><text:span text:style-name="style10">){ </text:span><text:span text:style-name="style11">R</text:span><text:span text:style-name="style10">+=</text:span><text:span text:style-name="style11">V</text:span><text:span text:style-name="style10">; </text:span><text:span text:style-name="style11">rf</text:span><text:span text:style-name="style10">+=</text:span><text:span text:style-name="style5">unsigned</text:span><text:span text:style-name="style10">( </text:span><text:span text:style-name="style11">k </text:span><text:span text:style-name="style10">); }</text:span></text:h>
      <text:h text:style-name="Default">339<text:s text:c="2"/><text:s text:c="6"/><text:span text:style-name="style2">//</text:span></text:h>
      <text:h text:style-name="Default">340<text:s text:c="2"/><text:s text:c="6"/><text:span text:style-name="style2">//<text:s text:c="2"/>исправления, как бы для согласования и выравнивания геометрических</text:span></text:h>
      <text:h text:style-name="Default">341<text:s text:c="2"/><text:s text:c="6"/><text:span text:style-name="style2">//<text:s text:c="2"/>особенностей с выверкой нулевого контура в диаметральной плоскости</text:span></text:h>
      <text:h text:style-name="Default">342<text:s text:c="2"/><text:s text:c="6"/><text:span text:style-name="style2">//</text:span></text:h>
      <text:h text:style-name="Default">343<text:s text:c="2"/><text:s text:c="6"/><text:span text:style-name="style5">for</text:span><text:span text:style-name="style10">( </text:span><text:span text:style-name="style11">x</text:span><text:span text:style-name="style10">=</text:span><text:span text:style-name="style11">Keel</text:span><text:span text:style-name="style10">[</text:span><text:span text:style-name="style11">n</text:span><text:span text:style-name="style10">-</text:span><text:span text:style-name="style4">1</text:span><text:span text:style-name="style10">]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L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2">//L[i].x=x;</text:span></text:h>
      <text:h text:style-name="Default">344<text:s text:c="2"/><text:s text:c="7"/><text:span text:style-name="style5">if</text:span><text:span text:style-name="style10">( </text:span><text:span text:style-name="style11">L</text:span><text:span text:style-name="style10">[</text:span><text:span text:style-name="style11">i</text:span><text:span text:style-name="style10">].</text:span><text:span text:style-name="style11">x</text:span><text:span text:style-name="style10">&gt;</text:span><text:span text:style-name="style11">x </text:span><text:span text:style-name="style10">)</text:span><text:span text:style-name="style11">L</text:span><text:span text:style-name="style10">[</text:span><text:span text:style-name="style11">i</text:span><text:span text:style-name="style10">].</text:span><text:span text:style-name="style11">y</text:span><text:span text:style-name="style10">=</text:span><text:span text:style-name="style4">0.0</text:span><text:span text:style-name="style10">,</text:span><text:span text:style-name="style11">L</text:span><text:span text:style-name="style10">[</text:span><text:span text:style-name="style11">i</text:span><text:span text:style-name="style10">].</text:span><text:span text:style-name="style11">x</text:span><text:span text:style-name="style10">=</text:span><text:span text:style-name="style11">x</text:span><text:span text:style-name="style10">; </text:span><text:span text:style-name="style5">else if</text:span><text:span text:style-name="style10">( </text:span><text:span text:style-name="style11">L</text:span><text:span text:style-name="style10">[</text:span><text:span text:style-name="style11">i</text:span><text:span text:style-name="style10">].</text:span><text:span text:style-name="style11">z</text:span><text:span text:style-name="style10">&gt;</text:span><text:span text:style-name="style4">0.0 </text:span><text:span text:style-name="style10">)</text:span><text:span text:style-name="style11">L</text:span><text:span text:style-name="style10">[</text:span><text:span text:style-name="style11">i</text:span><text:span text:style-name="style10">].</text:span><text:span text:style-name="style11">y</text:span><text:span text:style-name="style10">/=</text:span><text:span text:style-name="style4">2.0</text:span><text:span text:style-name="style10">;</text:span></text:h>
      <text:h text:style-name="Default">345<text:s text:c="2"/><text:s text:c="6"/><text:span text:style-name="style5">for</text:span><text:span text:style-name="style10">( </text:span><text:span text:style-name="style11">x</text:span><text:span text:style-name="style10">=</text:span><text:span text:style-name="style11">Keel</text:span><text:span text:style-name="style10">[</text:span><text:span text:style-name="style11">n</text:span><text:span text:style-name="style10">]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R</text:span><text:span text:style-name="style10">.</text:span><text:span text:style-name="style11">len</text:span><text:span text:style-name="style10">; </text:span><text:span text:style-name="style11">i</text:span><text:span text:style-name="style10">++ )<text:s text:c="2"/></text:span><text:span text:style-name="style2">//R[i].x=x;</text:span></text:h>
      <text:h text:style-name="Default">346<text:s text:c="2"/><text:s text:c="7"/><text:span text:style-name="style5">if</text:span><text:span text:style-name="style10">( </text:span><text:span text:style-name="style11">R</text:span><text:span text:style-name="style10">[</text:span><text:span text:style-name="style11">i</text:span><text:span text:style-name="style10">].</text:span><text:span text:style-name="style11">x</text:span><text:span text:style-name="style10">&lt;</text:span><text:span text:style-name="style11">x </text:span><text:span text:style-name="style10">)</text:span><text:span text:style-name="style11">R</text:span><text:span text:style-name="style10">[</text:span><text:span text:style-name="style11">i</text:span><text:span text:style-name="style10">].</text:span><text:span text:style-name="style11">y</text:span><text:span text:style-name="style10">=</text:span><text:span text:style-name="style4">0.0</text:span><text:span text:style-name="style10">,</text:span><text:span text:style-name="style11">R</text:span><text:span text:style-name="style10">[</text:span><text:span text:style-name="style11">i</text:span><text:span text:style-name="style10">].</text:span><text:span text:style-name="style11">x</text:span><text:span text:style-name="style10">=</text:span><text:span text:style-name="style11">x</text:span><text:span text:style-name="style10">; </text:span><text:span text:style-name="style5">else if</text:span><text:span text:style-name="style10">( </text:span><text:span text:style-name="style11">R</text:span><text:span text:style-name="style10">[</text:span><text:span text:style-name="style11">i</text:span><text:span text:style-name="style10">].</text:span><text:span text:style-name="style11">z</text:span><text:span text:style-name="style10">&gt;</text:span><text:span text:style-name="style4">0.0 </text:span><text:span text:style-name="style10">)</text:span><text:span text:style-name="style11">R</text:span><text:span text:style-name="style10">[</text:span><text:span text:style-name="style11">i</text:span><text:span text:style-name="style10">].</text:span><text:span text:style-name="style11">y</text:span><text:span text:style-name="style10">/=</text:span><text:span text:style-name="style4">2.0</text:span><text:span text:style-name="style10">;</text:span></text:h>
      <text:h text:style-name="Default">347<text:s text:c="2"/><text:s text:c="6"/><text:span text:style-name="style2">//</text:span></text:h>
      <text:h text:style-name="Default">348<text:s text:c="2"/><text:s text:c="6"/><text:span text:style-name="style15">//! оптимизация последовательности треугольников покрытия судовой обшивки</text:span></text:h>
      <text:h text:style-name="Default">349<text:s text:c="2"/><text:s text:c="6"/><text:span text:style-name="style2">//</text:span></text:h>
      <text:h text:style-name="Default">350<text:s text:c="2"/><text:s text:c="6"/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</text:span><text:span text:style-name="style4">0</text:span><text:span text:style-name="style10">],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</text:span><text:span text:style-name="style4">0</text:span><text:span text:style-name="style10">];<text:s text:c="3"/></text:span><text:span text:style-name="style2">// левая точка впереди - это существенно</text:span></text:h>
      <text:h text:style-name="Default">351<text:s text:c="2"/><text:s text:c="5"/><text:span text:style-name="style5">int </text:span><text:span text:style-name="style11">sl</text:span><text:span text:style-name="style10">=</text:span><text:span text:style-name="style4">1</text:span><text:span text:style-name="style10">,</text:span><text:span text:style-name="style11">sr</text:span><text:span text:style-name="style10">=</text:span><text:span text:style-name="style4">1</text:span><text:span text:style-name="style10">;<text:s text:c="11"/></text:span><text:span text:style-name="style2">// поиски по контурам шпангоутов от третьих точек</text:span></text:h>
      <text:h text:style-name="Default">352<text:s text:c="2"/><text:s text:c="6"/><text:span text:style-name="style2">//</text:span></text:h>
      <text:h text:style-name="Default">353<text:s text:c="2"/><text:s text:c="6"/><text:span text:style-name="style2">//<text:s text:c="2"/>предустановка верхней границы по палубе или конструктивной ватерлинии</text:span></text:h>
      <text:h text:style-name="Default">354<text:s text:c="2"/><text:s text:c="6"/><text:span text:style-name="style2">//</text:span></text:h>
      <text:h text:style-name="Default">355<text:s text:c="2"/><text:s text:c="6"/><text:span text:style-name="style5">if</text:span><text:span text:style-name="style10">( </text:span><text:span text:style-name="style11">L</text:span><text:span text:style-name="style10">.</text:span><text:span text:style-name="style11">len</text:span><text:span text:style-name="style10">&gt;</text:span><text:span text:style-name="style4">1 </text:span><text:span text:style-name="style10">&amp;&amp; </text:span><text:span text:style-name="style11">R</text:span><text:span text:style-name="style10">.</text:span><text:span text:style-name="style11">len</text:span><text:span text:style-name="style10">&gt;</text:span><text:span text:style-name="style4">1 </text:span><text:span text:style-name="style10">) </text:span><text:span text:style-name="style2">// четырёхугольник отодвигается от диаметральной</text:span></text:h>
      <text:h text:style-name="Default">356<text:s text:c="2"/><text:s text:c="6"/><text:span text:style-name="style10">{ </text:span><text:span text:style-name="style5">if</text:span><text:span text:style-name="style10">( </text:span><text:span text:style-name="style11">norm</text:span><text:span text:style-name="style10">( </text:span><text:span text:style-name="style11">R</text:span><text:span text:style-name="style10">[</text:span><text:span text:style-name="style4">1</text:span><text:span text:style-name="style10">]-</text:span><text:span text:style-name="style11">L</text:span><text:span text:style-name="style10">[</text:span><text:span text:style-name="style4">0</text:span><text:span text:style-name="style10">] )&gt;=</text:span><text:span text:style-name="style11">norm</text:span><text:span text:style-name="style10">( </text:span><text:span text:style-name="style11">R</text:span><text:span text:style-name="style10">[</text:span><text:span text:style-name="style4">0</text:span><text:span text:style-name="style10">]-</text:span><text:span text:style-name="style11">L</text:span><text:span text:style-name="style10">[</text:span><text:span text:style-name="style4">1</text:span><text:span text:style-name="style10">] ) ) </text:span><text:span text:style-name="style2">// плоскости (временно-пока)</text:span></text:h>
      <text:h text:style-name="Default">357<text:s text:c="2"/><text:s text:c="8"/><text:span text:style-name="style10">{ 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</text:span><text:span text:style-name="style4">1</text:span><text:span text:style-name="style10">]; 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</text:span><text:span text:style-name="style4">1</text:span><text:span text:style-name="style10">];</text:span></text:h>
      <text:h text:style-name="Default">358<text:s text:c="2"/><text:s text:c="10"/><text:span text:style-name="style5">for</text:span><text:span text:style-name="style10">( </text:span><text:span text:style-name="style11">i</text:span><text:span text:style-name="style10">=</text:span><text:span text:style-name="style4">2</text:span><text:span text:style-name="style10">; </text:span><text:span text:style-name="style11">i</text:span><text:span text:style-name="style10">&lt;</text:span><text:span text:style-name="style11">L</text:span><text:span text:style-name="style10">.</text:span><text:span text:style-name="style11">len</text:span><text:span text:style-name="style10">; </text:span><text:span text:style-name="style11">i</text:span><text:span text:style-name="style10">++ )</text:span></text:h>
      <text:h text:style-name="Default">359<text:s text:c="2"/><text:s text:c="11"/><text:span text:style-name="style5">if</text:span><text:span text:style-name="style10">( </text:span><text:span text:style-name="style11">norm</text:span><text:span text:style-name="style10">(</text:span><text:span text:style-name="style11">R</text:span><text:span text:style-name="style10">[</text:span><text:span text:style-name="style4">1</text:span><text:span text:style-name="style10">]-</text:span><text:span text:style-name="style11">L</text:span><text:span text:style-name="style10">[</text:span><text:span text:style-name="style11">i</text:span><text:span text:style-name="style10">])&lt;</text:span><text:span text:style-name="style11">norm</text:span><text:span text:style-name="style10">(</text:span><text:span text:style-name="style11">R</text:span><text:span text:style-name="style10">[</text:span><text:span text:style-name="style4">1</text:span><text:span text:style-name="style10">]-</text:span><text:span text:style-name="style11">L</text:span><text:span text:style-name="style10">[</text:span><text:span text:style-name="style11">i</text:span><text:span text:style-name="style10">-</text:span><text:span text:style-name="style4">1</text:span><text:span text:style-name="style10">]) )</text:span><text:span text:style-name="style11">Ins</text:span><text:span text:style-name="style10">(</text:span><text:span text:style-name="style11">n</text:span><text:span text:style-name="style10">)=</text:span><text:span text:style-name="style11">lf</text:span><text:span text:style-name="style10">[</text:span><text:span text:style-name="style11">sl</text:span><text:span text:style-name="style10">=</text:span><text:span text:style-name="style11">i</text:span><text:span text:style-name="style10">]; </text:span><text:span text:style-name="style5">else break</text:span><text:span text:style-name="style10">;</text:span></text:h>
      <text:h text:style-name="Default">360<text:s text:c="2"/><text:s text:c="8"/><text:span text:style-name="style10">} </text:span><text:span text:style-name="style5">else</text:span></text:h>
      <text:h text:style-name="Default">361<text:s text:c="2"/><text:s text:c="8"/><text:span text:style-name="style10">{ 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</text:span><text:span text:style-name="style4">1</text:span><text:span text:style-name="style10">]; 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</text:span><text:span text:style-name="style4">1</text:span><text:span text:style-name="style10">];</text:span></text:h>
      <text:h text:style-name="Default">362<text:s text:c="2"/><text:s text:c="10"/><text:span text:style-name="style5">for</text:span><text:span text:style-name="style10">( </text:span><text:span text:style-name="style11">i</text:span><text:span text:style-name="style10">=</text:span><text:span text:style-name="style4">2</text:span><text:span text:style-name="style10">; </text:span><text:span text:style-name="style11">i</text:span><text:span text:style-name="style10">&lt;</text:span><text:span text:style-name="style11">R</text:span><text:span text:style-name="style10">.</text:span><text:span text:style-name="style11">len</text:span><text:span text:style-name="style10">; </text:span><text:span text:style-name="style11">i</text:span><text:span text:style-name="style10">++ )</text:span></text:h>
      <text:h text:style-name="Default">363<text:s text:c="2"/><text:s text:c="11"/><text:span text:style-name="style5">if</text:span><text:span text:style-name="style10">( </text:span><text:span text:style-name="style11">norm</text:span><text:span text:style-name="style10">(</text:span><text:span text:style-name="style11">R</text:span><text:span text:style-name="style10">[</text:span><text:span text:style-name="style11">i</text:span><text:span text:style-name="style10">]-</text:span><text:span text:style-name="style11">L</text:span><text:span text:style-name="style10">[</text:span><text:span text:style-name="style4">1</text:span><text:span text:style-name="style10">])&lt;</text:span><text:span text:style-name="style11">norm</text:span><text:span text:style-name="style10">(</text:span><text:span text:style-name="style11">R</text:span><text:span text:style-name="style10">[</text:span><text:span text:style-name="style11">i</text:span><text:span text:style-name="style10">-</text:span><text:span text:style-name="style4">1</text:span><text:span text:style-name="style10">]-</text:span><text:span text:style-name="style11">L</text:span><text:span text:style-name="style10">[</text:span><text:span text:style-name="style4">1</text:span><text:span text:style-name="style10">]) )</text:span><text:span text:style-name="style11">Ins</text:span><text:span text:style-name="style10">(</text:span><text:span text:style-name="style11">n</text:span><text:span text:style-name="style10">)=</text:span><text:span text:style-name="style11">rf</text:span><text:span text:style-name="style10">[</text:span><text:span text:style-name="style11">sr</text:span><text:span text:style-name="style10">=</text:span><text:span text:style-name="style11">i</text:span><text:span text:style-name="style10">]; </text:span><text:span text:style-name="style5">else break</text:span><text:span text:style-name="style10">;</text:span></text:h>
      <text:h text:style-name="Default">364<text:s text:c="2"/><text:s text:c="6"/><text:span text:style-name="style10">} } </text:span><text:span text:style-name="style5">else<text:s text:c="41"/></text:span><text:span text:style-name="style2">// веер из треугольников</text:span></text:h>
      <text:h text:style-name="Default">365<text:s text:c="2"/><text:s text:c="6"/><text:span text:style-name="style10">{ </text:span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</text:span><text:span text:style-name="style11">L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</text:span><text:span text:style-name="style11">i</text:span><text:span text:style-name="style10">];<text:s text:c="8"/></text:span><text:span text:style-name="style2">//<text:s text:c="2"/>либо далее до другой</text:span></text:h>
      <text:h text:style-name="Default">366<text:s text:c="2"/><text:s text:c="8"/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</text:span><text:span text:style-name="style11">R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</text:span><text:span text:style-name="style11">i</text:span><text:span text:style-name="style10">]; </text:span><text:span text:style-name="style5">continue</text:span><text:span text:style-name="style10">; </text:span><text:span text:style-name="style2">// к следующей шпации</text:span></text:h>
      <text:h text:style-name="Default">367<text:s text:c="2"/><text:s text:c="6"/><text:span text:style-name="style10">}</text:span></text:h>
      <text:h text:style-name="Default">368<text:s text:c="2"/><text:s text:c="5"/><text:span text:style-name="style5">int </text:span><text:span text:style-name="style11">wl</text:span><text:span text:style-name="style10">,</text:span><text:span text:style-name="style11">wr</text:span><text:span text:style-name="style10">,</text:span><text:span text:style-name="style11">zl</text:span><text:span text:style-name="style10">=</text:span><text:span text:style-name="style11">sl</text:span><text:span text:style-name="style10">,</text:span><text:span text:style-name="style11">zr</text:span><text:span text:style-name="style10">=</text:span><text:span text:style-name="style11">sr</text:span><text:span text:style-name="style10">;<text:s text:c="11"/></text:span><text:span text:style-name="style2">// индексные отсчеты по уровню ватерлинии</text:span></text:h>
      <text:h text:style-name="Default">369<text:s text:c="2"/><text:s text:c="6"/><text:span text:style-name="style5">for</text:span><text:span text:style-name="style10">( </text:span><text:span text:style-name="style11">wl</text:span><text:span text:style-name="style10">=</text:span><text:span text:style-name="style11">L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wl</text:span><text:span text:style-name="style10">&gt;</text:span><text:span text:style-name="style11">sl</text:span><text:span text:style-name="style10">; </text:span><text:span text:style-name="style11">wl</text:span><text:span text:style-name="style10">-- )</text:span><text:span text:style-name="style5">if</text:span><text:span text:style-name="style10">( </text:span><text:span text:style-name="style11">L</text:span><text:span text:style-name="style10">[</text:span><text:span text:style-name="style11">wl</text:span><text:span text:style-name="style10">].</text:span><text:span text:style-name="style11">z</text:span><text:span text:style-name="style10">&lt;=</text:span><text:span text:style-name="style4">0.0 </text:span><text:span text:style-name="style10">){ </text:span><text:span text:style-name="style11">zl</text:span><text:span text:style-name="style10">=</text:span><text:span text:style-name="style11">wl</text:span><text:span text:style-name="style10">; </text:span><text:span text:style-name="style5">break</text:span><text:span text:style-name="style10">; }</text:span></text:h>
      <text:h text:style-name="Default">370<text:s text:c="2"/><text:s text:c="6"/><text:span text:style-name="style5">for</text:span><text:span text:style-name="style10">( </text:span><text:span text:style-name="style11">wr</text:span><text:span text:style-name="style10">=</text:span><text:span text:style-name="style11">R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wr</text:span><text:span text:style-name="style10">&gt;</text:span><text:span text:style-name="style11">sr</text:span><text:span text:style-name="style10">; </text:span><text:span text:style-name="style11">wr</text:span><text:span text:style-name="style10">-- )</text:span><text:span text:style-name="style5">if</text:span><text:span text:style-name="style10">( </text:span><text:span text:style-name="style11">R</text:span><text:span text:style-name="style10">[</text:span><text:span text:style-name="style11">wr</text:span><text:span text:style-name="style10">].</text:span><text:span text:style-name="style11">z</text:span><text:span text:style-name="style10">&lt;=</text:span><text:span text:style-name="style4">0.0 </text:span><text:span text:style-name="style10">){ </text:span><text:span text:style-name="style11">zr</text:span><text:span text:style-name="style10">=</text:span><text:span text:style-name="style11">wr</text:span><text:span text:style-name="style10">; </text:span><text:span text:style-name="style5">break</text:span><text:span text:style-name="style10">; }</text:span></text:h>
      <text:h text:style-name="Default">371<text:s text:c="2"/><text:s text:c="6"/><text:span text:style-name="style2">//</text:span></text:h>
      <text:h text:style-name="Default">372<text:s text:c="2"/><text:s text:c="6"/><text:span text:style-name="style15">//!<text:s text:c="9"/>метка последовательного построения сначала подводных обводов</text:span></text:h>
      <text:h text:style-name="Default">373<text:s text:c="2"/><text:s text:c="6"/><text:span text:style-name="style2">//<text:s text:c="12"/>и затем надводного борта с множеством сломов на надстройках</text:span></text:h>
      <text:h text:style-name="Default">374<text:s text:c="2"/><text:s text:c="4"/><text:span text:style-name="style11">Reto_Deck</text:span><text:span text:style-name="style10">:</text:span></text:h>
      <text:h text:style-name="Default">375<text:s text:c="2"/><text:s text:c="6"/><text:span text:style-name="style15">//!<text:s text:c="9"/>перенастройка и продолжение оптимизации линий бортовых сломов</text:span></text:h>
      <text:h text:style-name="Default">376<text:s text:c="2"/><text:s text:c="6"/><text:span text:style-name="style2">//<text:s text:c="25"/>опорные точки s# уже занесены в обшивку</text:span></text:h>
      <text:h text:style-name="Default">377<text:s text:c="2"/><text:s text:c="6"/><text:span text:style-name="style2">//<text:s text:c="25"/>контрольные z# только ожидают обработки</text:span></text:h>
      <text:h text:style-name="Default">378<text:s text:c="2"/><text:s text:c="6"/><text:span text:style-name="style2">//<text:s text:c="25"/>ограничивающие w# к ватерлинии и палубе</text:span></text:h>
      <text:h text:style-name="Default">379<text:s text:c="2"/><text:s text:c="6"/><text:span text:style-name="style5">do</text:span></text:h>
      <text:h text:style-name="Default">380<text:s text:c="2"/><text:s text:c="6"/><text:span text:style-name="style10">{ </text:span><text:span text:style-name="style2">//<text:s text:c="7"/>предварительный просмотр поверхности с поиском бортовых сломов</text:span></text:h>
      <text:h text:style-name="Default">381<text:s text:c="2"/><text:s text:c="8"/><text:span text:style-name="style2">// выбирается углы хорд относительно обоих локалей шпангоутных контуров</text:span></text:h>
      <text:h text:style-name="Default">382<text:s text:c="2"/><text:s text:c="8"/><text:span text:style-name="style2">//</text:span></text:h>
      <text:h text:style-name="Default">383<text:s text:c="2"/><text:s text:c="7"/><text:span text:style-name="style5">const Real </text:span><text:span text:style-name="style11">C12</text:span><text:span text:style-name="style10">=</text:span><text:span text:style-name="style4">0.9781476007</text:span><text:span text:style-name="style10">,</text:span><text:span text:style-name="style11">S20</text:span><text:span text:style-name="style10">=</text:span><text:span text:style-name="style4">0.3420201433</text:span><text:span text:style-name="style10">;</text:span></text:h>
      <text:h text:style-name="Default">384<text:s text:c="2"/><text:s text:c="8"/><text:span text:style-name="style5">if</text:span><text:span text:style-name="style10">( </text:span><text:span text:style-name="style11">sl</text:span><text:span text:style-name="style10">==</text:span><text:span text:style-name="style11">zl </text:span><text:span text:style-name="style10">&amp;&amp; </text:span><text:span text:style-name="style11">sr</text:span><text:span text:style-name="style10">==</text:span><text:span text:style-name="style11">zr </text:span><text:span text:style-name="style10">)<text:s text:c="16"/></text:span><text:span text:style-name="style2">// обход начальных предустановок</text:span></text:h>
      <text:h text:style-name="Default">385<text:s text:c="2"/><text:s text:c="8"/><text:span text:style-name="style10">{ </text:span><text:span text:style-name="style5">int </text:span><text:span text:style-name="style11">l</text:span><text:span text:style-name="style10">=</text:span><text:span text:style-name="style11">wl</text:span><text:span text:style-name="style10">-</text:span><text:span text:style-name="style11">zl</text:span><text:span text:style-name="style10">+</text:span><text:span text:style-name="style4">1</text:span><text:span text:style-name="style10">,</text:span><text:span text:style-name="style11">r</text:span><text:span text:style-name="style10">=</text:span><text:span text:style-name="style11">wr</text:span><text:span text:style-name="style10">-</text:span><text:span text:style-name="style11">zr</text:span><text:span text:style-name="style10">+</text:span><text:span text:style-name="style4">1</text:span><text:span text:style-name="style10">;<text:s text:c="12"/></text:span><text:span text:style-name="style2">// поиске всего от киля до палубы</text:span></text:h>
      <text:h text:style-name="Default">386<text:s text:c="2"/><text:s text:c="10"/><text:span text:style-name="style5">while</text:span><text:span text:style-name="style10">( </text:span><text:span text:style-name="style11">l</text:span><text:span text:style-name="style10">&gt;</text:span><text:span text:style-name="style4">0 </text:span><text:span text:style-name="style10">|| </text:span><text:span text:style-name="style11">r</text:span><text:span text:style-name="style10">&gt;</text:span><text:span text:style-name="style4">0 </text:span><text:span text:style-name="style10">)<text:s text:c="17"/></text:span><text:span text:style-name="style2">//<text:s text:c="4"/>по индексам бортовых сломов</text:span></text:h>
      <text:h text:style-name="Default">387<text:s text:c="2"/><text:s text:c="10"/><text:span text:style-name="style10">{ </text:span><text:span text:style-name="style5">if</text:span><text:span text:style-name="style10">( </text:span><text:span text:style-name="style11">zl</text:span><text:span text:style-name="style10">&gt;=</text:span><text:span text:style-name="style11">wl</text:span><text:span text:style-name="style10">-</text:span><text:span text:style-name="style4">2 </text:span><text:span text:style-name="style10">|| </text:span><text:span text:style-name="style11">zr</text:span><text:span text:style-name="style10">&gt;=</text:span><text:span text:style-name="style11">wr</text:span><text:span text:style-name="style10">-</text:span><text:span text:style-name="style4">2 </text:span><text:span text:style-name="style10">)<text:s text:c="8"/></text:span><text:span text:style-name="style2">// палуба перекрывается без каких</text:span></text:h>
      <text:h text:style-name="Default">388<text:s text:c="2"/><text:s text:c="14"/><text:span text:style-name="style10">{ </text:span><text:span text:style-name="style11">zl</text:span><text:span text:style-name="style10">=</text:span><text:span text:style-name="style11">wl</text:span><text:span text:style-name="style10">; </text:span><text:span text:style-name="style11">zr</text:span><text:span text:style-name="style10">=</text:span><text:span text:style-name="style11">wr</text:span><text:span text:style-name="style10">; </text:span><text:span text:style-name="style5">break</text:span><text:span text:style-name="style10">; }<text:s text:c="8"/></text:span><text:span text:style-name="style2">//<text:s text:c="2"/>- либо дополнительных условий</text:span></text:h>
      <text:h text:style-name="Default">389<text:s text:c="2"/><text:span text:style-name="style2">//<text:s text:c="10"/>W = dir( R[zr+1]-L[zl] );<text:s text:c="9"/>// подъём к правой стороне шпации</text:span></text:h>
      <text:h text:style-name="Default">390<text:s text:c="2"/><text:span text:style-name="style2">//<text:s text:c="10"/>V = dir( R[zr]-L[zl+1] );<text:s text:c="9"/>// +по левому кормовому шпангоуту</text:span></text:h>
      <text:h text:style-name="Default">391<text:s text:c="2"/><text:span text:style-name="style2">//<text:s text:c="10"/>lfr = norm(W.z,W.x)&lt;norm(V.z,V.x);// длинная диагональ вправо-вверх</text:span></text:h>
      <text:h text:style-name="Default">392<text:s text:c="2"/><text:span text:style-name="style2">//<text:s text:c="10"/>lfr = V.x&gt;W.x;</text:span></text:h>
      <text:h text:style-name="Default">393<text:s text:c="2"/><text:s text:c="12"/><text:span text:style-name="style11">lfr </text:span><text:span text:style-name="style10">= </text:span><text:span text:style-name="style11">norm</text:span><text:span text:style-name="style10">( </text:span><text:span text:style-name="style11">R</text:span><text:span text:style-name="style10">[</text:span><text:span text:style-name="style11">zr</text:span><text:span text:style-name="style10">+</text:span><text:span text:style-name="style4">1</text:span><text:span text:style-name="style10">]-</text:span><text:span text:style-name="style11">L</text:span><text:span text:style-name="style10">[</text:span><text:span text:style-name="style11">zl</text:span><text:span text:style-name="style10">] )&lt;</text:span><text:span text:style-name="style11">norm</text:span><text:span text:style-name="style10">( </text:span><text:span text:style-name="style11">R</text:span><text:span text:style-name="style10">[</text:span><text:span text:style-name="style11">zr</text:span><text:span text:style-name="style10">]-</text:span><text:span text:style-name="style11">L</text:span><text:span text:style-name="style10">[</text:span><text:span text:style-name="style11">zl</text:span><text:span text:style-name="style10">+</text:span><text:span text:style-name="style4">1</text:span><text:span text:style-name="style10">] );</text:span></text:h>
      <text:h text:style-name="Default">394<text:s text:c="2"/><text:span text:style-name="style2">//<text:s text:c="10"/>lfr = fabs( ( R[zr+1]-L[zl] ).z )&lt;fabs( ( R[zr]-L[zl+1] ).z );</text:span></text:h>
      <text:h text:style-name="Default">395<text:s text:c="2"/><text:span text:style-name="style2">//<text:s text:c="10"/>lfr = R[zr+1].z&lt;L[zl+1].z;</text:span></text:h>
      <text:h text:style-name="Default">396<text:s text:c="2"/><text:s text:c="12"/><text:span text:style-name="style5">if</text:span><text:span text:style-name="style10">( </text:span><text:span text:style-name="style11">lfr </text:span><text:span text:style-name="style10">)</text:span><text:span text:style-name="style5">goto </text:span><text:span text:style-name="style11">Rst</text:span><text:span text:style-name="style10">;<text:s text:c="16"/></text:span><text:span text:style-name="style2">//...подтягивается к правой точке</text:span></text:h>
      <text:h text:style-name="Default">397<text:s text:c="2"/><text:s text:c="8"/><text:span text:style-name="style11">Lst</text:span><text:span text:style-name="style10">:</text:span><text:span text:style-name="style5">if</text:span><text:span text:style-name="style10">( </text:span><text:span text:style-name="style11">l</text:span><text:span text:style-name="style10">&gt;</text:span><text:span text:style-name="style4">0 </text:span><text:span text:style-name="style10">)</text:span></text:h>
      <text:h text:style-name="Default">398<text:s text:c="2"/><text:s text:c="12"/><text:span text:style-name="style10">{ </text:span><text:span text:style-name="style5">if</text:span><text:span text:style-name="style10">( ++</text:span><text:span text:style-name="style11">zl</text:span><text:span text:style-name="style10">&gt;=</text:span><text:span text:style-name="style11">wl</text:span><text:span text:style-name="style10">-</text:span><text:span text:style-name="style4">1 </text:span><text:span text:style-name="style10">)</text:span><text:span text:style-name="style11">zl</text:span><text:span text:style-name="style10">=</text:span><text:span text:style-name="style11">wl</text:span><text:span text:style-name="style10">,</text:span><text:span text:style-name="style11">l</text:span><text:span text:style-name="style10">=</text:span><text:span text:style-name="style4">0</text:span><text:span text:style-name="style10">; </text:span><text:span text:style-name="style5">else</text:span></text:h>
      <text:h text:style-name="Default">399<text:s text:c="2"/><text:s text:c="14"/><text:span text:style-name="style5">if</text:span><text:span text:style-name="style10">( </text:span><text:span text:style-name="style11">dir</text:span><text:span text:style-name="style10">(</text:span><text:span text:style-name="style11">L</text:span><text:span text:style-name="style10">[</text:span><text:span text:style-name="style11">zl</text:span><text:span text:style-name="style10">+</text:span><text:span text:style-name="style4">1</text:span><text:span text:style-name="style10">]-</text:span><text:span text:style-name="style11">L</text:span><text:span text:style-name="style10">[</text:span><text:span text:style-name="style11">zl</text:span><text:span text:style-name="style10">])%</text:span><text:span text:style-name="style11">dir</text:span><text:span text:style-name="style10">(</text:span><text:span text:style-name="style11">L</text:span><text:span text:style-name="style10">[</text:span><text:span text:style-name="style11">zl</text:span><text:span text:style-name="style10">]-</text:span><text:span text:style-name="style11">L</text:span><text:span text:style-name="style10">[</text:span><text:span text:style-name="style11">zl</text:span><text:span text:style-name="style10">-</text:span><text:span text:style-name="style4">1</text:span><text:span text:style-name="style10">])&lt;</text:span><text:span text:style-name="style11">C12 </text:span><text:span text:style-name="style10">|| </text:span><text:span text:style-name="style11">L</text:span><text:span text:style-name="style10">[</text:span><text:span text:style-name="style11">zl</text:span><text:span text:style-name="style10">+</text:span><text:span text:style-name="style4">1</text:span><text:span text:style-name="style10">]==</text:span><text:span text:style-name="style11">L</text:span><text:span text:style-name="style10">[</text:span><text:span text:style-name="style11">zl</text:span><text:span text:style-name="style10">] )</text:span></text:h>
      <text:h text:style-name="Default">400<text:s text:c="2"/><text:s text:c="14"/><text:span text:style-name="style10">{ </text:span><text:span text:style-name="style11">l</text:span><text:span text:style-name="style10">=</text:span><text:span text:style-name="style4">0</text:span><text:span text:style-name="style10">; </text:span><text:span text:style-name="style5">if</text:span><text:span text:style-name="style10">( </text:span><text:span text:style-name="style11">r</text:span><text:span text:style-name="style10">&gt;</text:span><text:span text:style-name="style4">0 </text:span><text:span text:style-name="style10">)</text:span><text:span text:style-name="style11">r</text:span><text:span text:style-name="style10">=</text:span><text:span text:style-name="style4">2</text:span><text:span text:style-name="style10">; } </text:span><text:span text:style-name="style5">else if</text:span><text:span text:style-name="style10">( </text:span><text:span text:style-name="style11">l</text:span><text:span text:style-name="style10">&gt;=</text:span><text:span text:style-name="style4">0 </text:span><text:span text:style-name="style10">)--</text:span><text:span text:style-name="style11">l</text:span><text:span text:style-name="style10">;<text:s text:c="14"/></text:span><text:span text:style-name="style15">///=0 ???</text:span></text:h>
      <text:h text:style-name="Default">401<text:s text:c="2"/><text:s text:c="14"/><text:span text:style-name="style5">continue</text:span><text:span text:style-name="style10">;</text:span></text:h>
      <text:h text:style-name="Default">402<text:s text:c="2"/><text:s text:c="12"/><text:span text:style-name="style10">}</text:span></text:h>
      <text:h text:style-name="Default">403<text:s text:c="2"/><text:s text:c="12"/><text:span text:style-name="style5">if</text:span><text:span text:style-name="style10">( </text:span><text:span text:style-name="style11">lfr </text:span><text:span text:style-name="style10">)</text:span><text:span text:style-name="style5">continue</text:span><text:span text:style-name="style10">;</text:span></text:h>
      <text:h text:style-name="Default">404<text:s text:c="2"/><text:s text:c="8"/><text:span text:style-name="style11">Rst</text:span><text:span text:style-name="style10">:</text:span><text:span text:style-name="style5">if</text:span><text:span text:style-name="style10">( </text:span><text:span text:style-name="style11">r</text:span><text:span text:style-name="style10">&gt;</text:span><text:span text:style-name="style4">0 </text:span><text:span text:style-name="style10">)</text:span></text:h>
      <text:h text:style-name="Default">405<text:s text:c="2"/><text:s text:c="12"/><text:span text:style-name="style10">{ </text:span><text:span text:style-name="style5">if</text:span><text:span text:style-name="style10">( ++</text:span><text:span text:style-name="style11">zr</text:span><text:span text:style-name="style10">&gt;=</text:span><text:span text:style-name="style11">wr</text:span><text:span text:style-name="style10">-</text:span><text:span text:style-name="style4">1 </text:span><text:span text:style-name="style10">)</text:span><text:span text:style-name="style11">zr</text:span><text:span text:style-name="style10">=</text:span><text:span text:style-name="style11">wr</text:span><text:span text:style-name="style10">,</text:span><text:span text:style-name="style11">r</text:span><text:span text:style-name="style10">=</text:span><text:span text:style-name="style4">0</text:span><text:span text:style-name="style10">; </text:span><text:span text:style-name="style5">else </text:span><text:span text:style-name="style2">// на точку ниже последнего слома</text:span></text:h>
      <text:h text:style-name="Default">406<text:s text:c="2"/><text:s text:c="14"/><text:span text:style-name="style5">if</text:span><text:span text:style-name="style10">( </text:span><text:span text:style-name="style11">dir</text:span><text:span text:style-name="style10">(</text:span><text:span text:style-name="style11">R</text:span><text:span text:style-name="style10">[</text:span><text:span text:style-name="style11">zr</text:span><text:span text:style-name="style10">+</text:span><text:span text:style-name="style4">1</text:span><text:span text:style-name="style10">]-</text:span><text:span text:style-name="style11">R</text:span><text:span text:style-name="style10">[</text:span><text:span text:style-name="style11">zr</text:span><text:span text:style-name="style10">])%</text:span><text:span text:style-name="style11">dir</text:span><text:span text:style-name="style10">(</text:span><text:span text:style-name="style11">R</text:span><text:span text:style-name="style10">[</text:span><text:span text:style-name="style11">zr</text:span><text:span text:style-name="style10">]-</text:span><text:span text:style-name="style11">R</text:span><text:span text:style-name="style10">[</text:span><text:span text:style-name="style11">zr</text:span><text:span text:style-name="style10">-</text:span><text:span text:style-name="style4">1</text:span><text:span text:style-name="style10">])&lt;</text:span><text:span text:style-name="style11">C12 </text:span><text:span text:style-name="style10">|| </text:span><text:span text:style-name="style11">R</text:span><text:span text:style-name="style10">[</text:span><text:span text:style-name="style11">zr</text:span><text:span text:style-name="style10">+</text:span><text:span text:style-name="style4">1</text:span><text:span text:style-name="style10">]==</text:span><text:span text:style-name="style11">R</text:span><text:span text:style-name="style10">[</text:span><text:span text:style-name="style11">zr</text:span><text:span text:style-name="style10">] )</text:span></text:h>
      <text:h text:style-name="Default">407<text:s text:c="2"/><text:s text:c="14"/><text:span text:style-name="style10">{ </text:span><text:span text:style-name="style11">r</text:span><text:span text:style-name="style10">=</text:span><text:span text:style-name="style4">0</text:span><text:span text:style-name="style10">; </text:span><text:span text:style-name="style5">if</text:span><text:span text:style-name="style10">( </text:span><text:span text:style-name="style11">l</text:span><text:span text:style-name="style10">&gt;</text:span><text:span text:style-name="style4">0 </text:span><text:span text:style-name="style10">)</text:span><text:span text:style-name="style11">l</text:span><text:span text:style-name="style10">=</text:span><text:span text:style-name="style4">2</text:span><text:span text:style-name="style10">; } </text:span><text:span text:style-name="style5">else if</text:span><text:span text:style-name="style10">( </text:span><text:span text:style-name="style11">r</text:span><text:span text:style-name="style10">&gt;=</text:span><text:span text:style-name="style4">0 </text:span><text:span text:style-name="style10">)--</text:span><text:span text:style-name="style11">r</text:span><text:span text:style-name="style10">;</text:span></text:h>
      <text:h text:style-name="Default">408<text:s text:c="2"/><text:s text:c="14"/><text:span text:style-name="style5">continue</text:span><text:span text:style-name="style10">;</text:span></text:h>
      <text:h text:style-name="Default">409<text:s text:c="2"/><text:s text:c="12"/><text:span text:style-name="style10">}<text:s text:c="3"/></text:span><text:span text:style-name="style2">// точка слома, три попытки слева, левый отстаёт ниже горизонта</text:span></text:h>
      <text:h text:style-name="Default">410<text:s text:c="2"/><text:s text:c="12"/><text:span text:style-name="style5">if</text:span><text:span text:style-name="style10">( </text:span><text:span text:style-name="style11">lfr </text:span><text:span text:style-name="style10">)</text:span><text:span text:style-name="style5">goto </text:span><text:span text:style-name="style11">Lst</text:span><text:span text:style-name="style10">;</text:span></text:h>
      <text:h text:style-name="Default">411<text:s text:c="2"/><text:s text:c="10"/><text:span text:style-name="style10">}</text:span></text:h>
      <text:h text:style-name="Default">412<text:s text:c="2"/><text:s text:c="10"/><text:span text:style-name="style2">// теперь выбор допустимо малого угла отклонения ребра от горизонтали</text:span></text:h>
      <text:h text:style-name="Default">413<text:s text:c="2"/><text:s text:c="10"/><text:span text:style-name="style2">//</text:span></text:h>
      <text:h text:style-name="Default">414<text:s text:c="2"/><text:s text:c="10"/><text:span text:style-name="style11">W</text:span><text:span text:style-name="style10">=</text:span><text:span text:style-name="style11">R</text:span><text:span text:style-name="style10">[</text:span><text:span text:style-name="style11">zr</text:span><text:span text:style-name="style10">]-</text:span><text:span text:style-name="style11">L</text:span><text:span text:style-name="style10">[</text:span><text:span text:style-name="style11">zl</text:span><text:span text:style-name="style10">];<text:s text:c="9"/></text:span><text:span text:style-name="style2">// исправление индекса с нарушением отсчётчика</text:span></text:h>
      <text:h text:style-name="Default">415<text:s text:c="2"/><text:s text:c="10"/><text:span text:style-name="style5">if</text:span><text:span text:style-name="style10">( !</text:span><text:span text:style-name="style11">l </text:span><text:span text:style-name="style10">&amp;&amp; </text:span><text:span text:style-name="style11">r</text:span><text:span text:style-name="style10">&lt;</text:span><text:span text:style-name="style4">0 </text:span><text:span text:style-name="style10">)</text:span><text:span text:style-name="style5">for</text:span><text:span text:style-name="style10">( </text:span><text:span text:style-name="style11">i</text:span><text:span text:style-name="style10">=</text:span><text:span text:style-name="style11">zr</text:span><text:span text:style-name="style10">-</text:span><text:span text:style-name="style4">1</text:span><text:span text:style-name="style10">; </text:span><text:span text:style-name="style11">i</text:span><text:span text:style-name="style10">&gt;</text:span><text:span text:style-name="style11">sr</text:span><text:span text:style-name="style10">; </text:span><text:span text:style-name="style11">i</text:span><text:span text:style-name="style10">-- )</text:span></text:h>
      <text:h text:style-name="Default">416<text:s text:c="2"/><text:s text:c="12"/><text:span text:style-name="style10">{ </text:span><text:span text:style-name="style5">if</text:span><text:span text:style-name="style10">( </text:span><text:span text:style-name="style11">norm</text:span><text:span text:style-name="style10">( </text:span><text:span text:style-name="style11">V</text:span><text:span text:style-name="style10">=</text:span><text:span text:style-name="style11">R</text:span><text:span text:style-name="style10">[</text:span><text:span text:style-name="style11">i</text:span><text:span text:style-name="style10">]-</text:span><text:span text:style-name="style11">L</text:span><text:span text:style-name="style10">[</text:span><text:span text:style-name="style11">zl</text:span><text:span text:style-name="style10">] )&lt;</text:span><text:span text:style-name="style11">norm</text:span><text:span text:style-name="style10">( </text:span><text:span text:style-name="style11">W </text:span><text:span text:style-name="style10">) )</text:span><text:span text:style-name="style11">W</text:span><text:span text:style-name="style10">=</text:span><text:span text:style-name="style11">V</text:span><text:span text:style-name="style10">,</text:span><text:span text:style-name="style11">zr</text:span><text:span text:style-name="style10">=</text:span><text:span text:style-name="style11">i</text:span><text:span text:style-name="style10">; </text:span><text:span text:style-name="style5">else break</text:span><text:span text:style-name="style10">; } </text:span><text:span text:style-name="style5">else</text:span></text:h>
      <text:h text:style-name="Default">417<text:s text:c="2"/><text:s text:c="10"/><text:span text:style-name="style5">if</text:span><text:span text:style-name="style10">( !</text:span><text:span text:style-name="style11">r </text:span><text:span text:style-name="style10">&amp;&amp; </text:span><text:span text:style-name="style11">l</text:span><text:span text:style-name="style10">&lt;</text:span><text:span text:style-name="style4">0 </text:span><text:span text:style-name="style10">)</text:span><text:span text:style-name="style5">for</text:span><text:span text:style-name="style10">( </text:span><text:span text:style-name="style11">i</text:span><text:span text:style-name="style10">=</text:span><text:span text:style-name="style11">zl</text:span><text:span text:style-name="style10">-</text:span><text:span text:style-name="style4">1</text:span><text:span text:style-name="style10">; </text:span><text:span text:style-name="style11">i</text:span><text:span text:style-name="style10">&gt;</text:span><text:span text:style-name="style11">sl</text:span><text:span text:style-name="style10">; </text:span><text:span text:style-name="style11">i</text:span><text:span text:style-name="style10">-- )</text:span></text:h>
      <text:h text:style-name="Default">418<text:s text:c="2"/><text:s text:c="12"/><text:span text:style-name="style10">{ </text:span><text:span text:style-name="style5">if</text:span><text:span text:style-name="style10">( </text:span><text:span text:style-name="style11">norm</text:span><text:span text:style-name="style10">( </text:span><text:span text:style-name="style11">V</text:span><text:span text:style-name="style10">=</text:span><text:span text:style-name="style11">R</text:span><text:span text:style-name="style10">[</text:span><text:span text:style-name="style11">zr</text:span><text:span text:style-name="style10">]-</text:span><text:span text:style-name="style11">L</text:span><text:span text:style-name="style10">[</text:span><text:span text:style-name="style11">i</text:span><text:span text:style-name="style10">] )&lt;</text:span><text:span text:style-name="style11">norm</text:span><text:span text:style-name="style10">( </text:span><text:span text:style-name="style11">W </text:span><text:span text:style-name="style10">) )</text:span><text:span text:style-name="style11">W</text:span><text:span text:style-name="style10">=</text:span><text:span text:style-name="style11">V</text:span><text:span text:style-name="style10">,</text:span><text:span text:style-name="style11">zl</text:span><text:span text:style-name="style10">=</text:span><text:span text:style-name="style11">i</text:span><text:span text:style-name="style10">; </text:span><text:span text:style-name="style5">else break</text:span><text:span text:style-name="style10">; } </text:span><text:span text:style-name="style5">else</text:span></text:h>
      <text:h text:style-name="Default">419<text:s text:c="2"/><text:s text:c="10"/><text:span text:style-name="style10">{ </text:span><text:span text:style-name="style11">W</text:span><text:span text:style-name="style10">=</text:span><text:span text:style-name="style11">dir</text:span><text:span text:style-name="style10">( </text:span><text:span text:style-name="style11">W </text:span><text:span text:style-name="style10">);</text:span></text:h>
      <text:h text:style-name="Default">420<text:s text:c="2"/><text:s text:c="12"/><text:span text:style-name="style5">if</text:span><text:span text:style-name="style10">( </text:span><text:span text:style-name="style11">W</text:span><text:span text:style-name="style10">.</text:span><text:span text:style-name="style11">z</text:span><text:span text:style-name="style10">&gt;</text:span><text:span text:style-name="style11">S20 </text:span><text:span text:style-name="style10">^ </text:span><text:span text:style-name="style11">R</text:span><text:span text:style-name="style10">[</text:span><text:span text:style-name="style11">zr</text:span><text:span text:style-name="style10">+</text:span><text:span text:style-name="style4">1</text:span><text:span text:style-name="style10">].</text:span><text:span text:style-name="style11">z</text:span><text:span text:style-name="style10">&lt;</text:span><text:span text:style-name="style11">R</text:span><text:span text:style-name="style10">[</text:span><text:span text:style-name="style11">zr</text:span><text:span text:style-name="style10">].</text:span><text:span text:style-name="style11">z </text:span><text:span text:style-name="style10">)</text:span></text:h>
      <text:h text:style-name="Default">421<text:s text:c="2"/><text:s text:c="12"/><text:span text:style-name="style5">for</text:span><text:span text:style-name="style10">( </text:span><text:span text:style-name="style11">i</text:span><text:span text:style-name="style10">=</text:span><text:span text:style-name="style11">zr</text:span><text:span text:style-name="style10">-</text:span><text:span text:style-name="style4">1</text:span><text:span text:style-name="style10">;</text:span><text:span text:style-name="style11">i</text:span><text:span text:style-name="style10">&gt;</text:span><text:span text:style-name="style11">sr</text:span><text:span text:style-name="style10">;</text:span><text:span text:style-name="style11">i</text:span><text:span text:style-name="style10">-- ){</text:span><text:span text:style-name="style5">if</text:span><text:span text:style-name="style10">( </text:span><text:span text:style-name="style11">R</text:span><text:span text:style-name="style10">[</text:span><text:span text:style-name="style11">i</text:span><text:span text:style-name="style10">].</text:span><text:span text:style-name="style11">z</text:span><text:span text:style-name="style10">-</text:span><text:span text:style-name="style11">L</text:span><text:span text:style-name="style10">[</text:span><text:span text:style-name="style11">zl</text:span><text:span text:style-name="style10">].</text:span><text:span text:style-name="style11">z</text:span><text:span text:style-name="style10">&gt;=</text:span><text:span text:style-name="style4">0</text:span><text:span text:style-name="style10">)</text:span><text:span text:style-name="style11">zr</text:span><text:span text:style-name="style10">=</text:span><text:span text:style-name="style11">i</text:span><text:span text:style-name="style10">;</text:span><text:span text:style-name="style5">else break</text:span><text:span text:style-name="style10">; }</text:span><text:span text:style-name="style5">else</text:span></text:h>
      <text:h text:style-name="Default">422<text:s text:c="2"/><text:s text:c="12"/><text:span text:style-name="style5">if</text:span><text:span text:style-name="style10">( </text:span><text:span text:style-name="style11">W</text:span><text:span text:style-name="style10">.</text:span><text:span text:style-name="style11">z</text:span><text:span text:style-name="style10">&lt;-</text:span><text:span text:style-name="style11">S20 </text:span><text:span text:style-name="style10">^ </text:span><text:span text:style-name="style11">L</text:span><text:span text:style-name="style10">[</text:span><text:span text:style-name="style11">zl</text:span><text:span text:style-name="style10">+</text:span><text:span text:style-name="style4">1</text:span><text:span text:style-name="style10">].</text:span><text:span text:style-name="style11">z</text:span><text:span text:style-name="style10">&gt;</text:span><text:span text:style-name="style11">L</text:span><text:span text:style-name="style10">[</text:span><text:span text:style-name="style11">zl</text:span><text:span text:style-name="style10">].</text:span><text:span text:style-name="style11">z<text:s text:c="2"/></text:span><text:span text:style-name="style10">)</text:span></text:h>
      <text:h text:style-name="Default">423<text:s text:c="2"/><text:s text:c="12"/><text:span text:style-name="style5">for</text:span><text:span text:style-name="style10">( </text:span><text:span text:style-name="style11">i</text:span><text:span text:style-name="style10">=</text:span><text:span text:style-name="style11">zl</text:span><text:span text:style-name="style10">-</text:span><text:span text:style-name="style4">1</text:span><text:span text:style-name="style10">;</text:span><text:span text:style-name="style11">i</text:span><text:span text:style-name="style10">&gt;</text:span><text:span text:style-name="style11">sl</text:span><text:span text:style-name="style10">;</text:span><text:span text:style-name="style11">i</text:span><text:span text:style-name="style10">-- ){</text:span><text:span text:style-name="style5">if</text:span><text:span text:style-name="style10">( </text:span><text:span text:style-name="style11">R</text:span><text:span text:style-name="style10">[</text:span><text:span text:style-name="style11">zr</text:span><text:span text:style-name="style10">].</text:span><text:span text:style-name="style11">z</text:span><text:span text:style-name="style10">-</text:span><text:span text:style-name="style11">L</text:span><text:span text:style-name="style10">[</text:span><text:span text:style-name="style11">i</text:span><text:span text:style-name="style10">].</text:span><text:span text:style-name="style11">z</text:span><text:span text:style-name="style10">&lt;=</text:span><text:span text:style-name="style4">0</text:span><text:span text:style-name="style10">)</text:span><text:span text:style-name="style11">zl</text:span><text:span text:style-name="style10">=</text:span><text:span text:style-name="style11">i</text:span><text:span text:style-name="style10">;</text:span><text:span text:style-name="style5">else break</text:span><text:span text:style-name="style10">; }</text:span></text:h>
      <text:h text:style-name="Default">424<text:s text:c="2"/><text:s text:c="8"/><text:span text:style-name="style10">} }</text:span></text:h>
      <text:h text:style-name="Default">425<text:s text:c="2"/><text:s text:c="8"/><text:span text:style-name="style2">// с поиском новой и наиболее параллельной грани в текущих ограничениях</text:span></text:h>
      <text:h text:style-name="Default">426<text:s text:c="2"/><text:s text:c="8"/><text:span text:style-name="style2">//<text:s text:c="34"/>zl=L.len;zr=R.len;</text:span></text:h>
      <text:h text:style-name="Default">427<text:s text:c="2"/><text:s text:c="8"/><text:span text:style-name="style5">while</text:span><text:span text:style-name="style10">( </text:span><text:span text:style-name="style11">sl</text:span><text:span text:style-name="style10">&lt;</text:span><text:span text:style-name="style11">zl </text:span><text:span text:style-name="style10">|| </text:span><text:span text:style-name="style11">sr</text:span><text:span text:style-name="style10">&lt;</text:span><text:span text:style-name="style11">zr </text:span><text:span text:style-name="style10">)<text:s text:c="13"/></text:span><text:span text:style-name="style2">// завершающий веер треугольников</text:span></text:h>
      <text:h text:style-name="Default">428<text:s text:c="2"/><text:s text:c="8"/><text:span text:style-name="style5">if</text:span><text:span text:style-name="style10">( </text:span><text:span text:style-name="style11">sl</text:span><text:span text:style-name="style10">&gt;=</text:span><text:span text:style-name="style11">zl </text:span><text:span text:style-name="style10">)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++</text:span><text:span text:style-name="style11">sr</text:span><text:span text:style-name="style10">]; </text:span><text:span text:style-name="style5">else </text:span><text:span text:style-name="style2">// установка обоих точек для нового</text:span></text:h>
      <text:h text:style-name="Default">429<text:s text:c="2"/><text:s text:c="8"/><text:span text:style-name="style5">if</text:span><text:span text:style-name="style10">( </text:span><text:span text:style-name="style11">sr</text:span><text:span text:style-name="style10">&gt;=</text:span><text:span text:style-name="style11">zr </text:span><text:span text:style-name="style10">)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++</text:span><text:span text:style-name="style11">sl</text:span><text:span text:style-name="style10">]; </text:span><text:span text:style-name="style5">else </text:span><text:span text:style-name="style2">// четырехугольника, по возможности</text:span></text:h>
      <text:h text:style-name="Default">430<text:s text:c="2"/><text:span text:style-name="style9">#if 1</text:span></text:h>
      <text:h text:style-name="Default">431<text:s text:c="2"/><text:s text:c="8"/><text:span text:style-name="style10">{ </text:span><text:span text:style-name="style11">W</text:span><text:span text:style-name="style10">=</text:span><text:span text:style-name="style11">R</text:span><text:span text:style-name="style10">[</text:span><text:span text:style-name="style11">sr</text:span><text:span text:style-name="style10">+</text:span><text:span text:style-name="style4">1</text:span><text:span text:style-name="style10">]-</text:span><text:span text:style-name="style11">L</text:span><text:span text:style-name="style10">[</text:span><text:span text:style-name="style11">sl</text:span><text:span text:style-name="style10">];<text:s text:c="17"/></text:span><text:span text:style-name="style2">// обработка перпендикулярных</text:span></text:h>
      <text:h text:style-name="Default">432<text:s text:c="2"/><text:s text:c="10"/><text:span text:style-name="style11">V</text:span><text:span text:style-name="style10">=</text:span><text:span text:style-name="style11">R</text:span><text:span text:style-name="style10">[</text:span><text:span text:style-name="style11">sr</text:span><text:span text:style-name="style10">]-</text:span><text:span text:style-name="style11">L</text:span><text:span text:style-name="style10">[</text:span><text:span text:style-name="style11">sl</text:span><text:span text:style-name="style10">+</text:span><text:span text:style-name="style4">1</text:span><text:span text:style-name="style10">];<text:s text:c="17"/></text:span><text:span text:style-name="style2">// пересечений под кормовым подзором</text:span></text:h>
      <text:h text:style-name="Default">433<text:s text:c="2"/><text:s text:c="10"/><text:span text:style-name="style5">if</text:span><text:span text:style-name="style10">( </text:span><text:span text:style-name="style11">L</text:span><text:span text:style-name="style10">[</text:span><text:span text:style-name="style11">sl</text:span><text:span text:style-name="style10">].</text:span><text:span text:style-name="style11">x</text:span><text:span text:style-name="style10">&lt;</text:span><text:span text:style-name="style11">Keel</text:span><text:span text:style-name="style10">[</text:span><text:span text:style-name="style4">0</text:span><text:span text:style-name="style10">]+</text:span><text:span text:style-name="style11">Length</text:span><text:span text:style-name="style10">/</text:span><text:span text:style-name="style4">5 </text:span><text:span text:style-name="style10">&amp;&amp; </text:span><text:span text:style-name="style11">L</text:span><text:span text:style-name="style10">[</text:span><text:span text:style-name="style11">sl</text:span><text:span text:style-name="style10">].</text:span><text:span text:style-name="style11">z</text:span><text:span text:style-name="style10">&lt;</text:span><text:span text:style-name="style4">0 </text:span><text:span text:style-name="style10">) </text:span><text:span text:style-name="style2">// на 20% может быть руль</text:span></text:h>
      <text:h text:style-name="Default">434<text:s text:c="2"/><text:s text:c="10"/><text:span text:style-name="style5">if</text:span><text:span text:style-name="style10">( </text:span><text:span text:style-name="style11">fabs</text:span><text:span text:style-name="style10">( </text:span><text:span text:style-name="style11">dir</text:span><text:span text:style-name="style10">( </text:span><text:span text:style-name="style11">R</text:span><text:span text:style-name="style10">[</text:span><text:span text:style-name="style11">sr</text:span><text:span text:style-name="style10">+</text:span><text:span text:style-name="style4">1</text:span><text:span text:style-name="style10">]-</text:span><text:span text:style-name="style11">R</text:span><text:span text:style-name="style10">[</text:span><text:span text:style-name="style11">sr</text:span><text:span text:style-name="style10">] )%</text:span><text:span text:style-name="style11">dir</text:span><text:span text:style-name="style10">( </text:span><text:span text:style-name="style11">L</text:span><text:span text:style-name="style10">[</text:span><text:span text:style-name="style11">sl</text:span><text:span text:style-name="style10">+</text:span><text:span text:style-name="style4">1</text:span><text:span text:style-name="style10">]-</text:span><text:span text:style-name="style11">L</text:span><text:span text:style-name="style10">[</text:span><text:span text:style-name="style11">sl</text:span><text:span text:style-name="style10">] ) )&lt;</text:span><text:span text:style-name="style4">0.1 </text:span><text:span text:style-name="style10">)</text:span></text:h>
      <text:h text:style-name="Default">435<text:s text:c="2"/><text:s text:c="14"/><text:span text:style-name="style11">W</text:span><text:span text:style-name="style10">.</text:span><text:span text:style-name="style11">z</text:span><text:span text:style-name="style10">/=</text:span><text:span text:style-name="style4">8</text:span><text:span text:style-name="style10">,</text:span><text:span text:style-name="style11">V</text:span><text:span text:style-name="style10">.</text:span><text:span text:style-name="style11">z</text:span><text:span text:style-name="style10">/=</text:span><text:span text:style-name="style4">8<text:s text:c="2"/></text:span><text:span text:style-name="style10">;<text:s text:c="27"/></text:span><text:span text:style-name="style2">// условное обнуление</text:span></text:h>
      <text:h text:style-name="Default">436<text:s text:c="2"/><text:span text:style-name="style2">//<text:s text:c="8"/>if( norm( W ) &lt; norm( V ) )Ins( n )=rf[++sr];<text:s text:c="2"/>// по длине гипотенузы</text:span></text:h>
      <text:h text:style-name="Default">437<text:s text:c="2"/><text:s text:c="10"/><text:span text:style-name="style5">if</text:span><text:span text:style-name="style10">( </text:span><text:span text:style-name="style11">dir</text:span><text:span text:style-name="style10">( </text:span><text:span text:style-name="style11">W </text:span><text:span text:style-name="style10">).</text:span><text:span text:style-name="style11">x</text:span><text:span text:style-name="style10">&gt;</text:span><text:span text:style-name="style11">dir</text:span><text:span text:style-name="style10">( </text:span><text:span text:style-name="style11">V </text:span><text:span text:style-name="style10">).</text:span><text:span text:style-name="style11">x </text:span><text:span text:style-name="style10">)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++</text:span><text:span text:style-name="style11">sr</text:span><text:span text:style-name="style10">];<text:s text:c="2"/></text:span><text:span text:style-name="style2">// или по её проекции</text:span></text:h>
      <text:h text:style-name="Default">438<text:s text:c="2"/><text:s text:c="31"/><text:span text:style-name="style5">else<text:s text:c="2"/>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++</text:span><text:span text:style-name="style11">sl</text:span><text:span text:style-name="style10">];</text:span></text:h>
      <text:h text:style-name="Default">439<text:s text:c="2"/><text:span text:style-name="style9">#else</text:span></text:h>
      <text:h text:style-name="Default">440<text:s text:c="2"/><text:s text:c="8"/><text:span text:style-name="style74">{ </text:span><text:span text:style-name="style69">if</text:span><text:span text:style-name="style74">( (</text:span><text:span text:style-name="style75">y</text:span><text:span text:style-name="style74">=</text:span><text:span text:style-name="style75">norm</text:span><text:span text:style-name="style74">(</text:span><text:span text:style-name="style75">R</text:span><text:span text:style-name="style74">[</text:span><text:span text:style-name="style75">sr</text:span><text:span text:style-name="style74">+</text:span><text:span text:style-name="style68">1</text:span><text:span text:style-name="style74">]-</text:span><text:span text:style-name="style75">L</text:span><text:span text:style-name="style74">[</text:span><text:span text:style-name="style75">sl</text:span><text:span text:style-name="style74">]))&gt;(</text:span><text:span text:style-name="style75">x</text:span><text:span text:style-name="style74">=</text:span><text:span text:style-name="style75">norm</text:span><text:span text:style-name="style74">(</text:span><text:span text:style-name="style75">R</text:span><text:span text:style-name="style74">[</text:span><text:span text:style-name="style75">sr</text:span><text:span text:style-name="style74">]-</text:span><text:span text:style-name="style75">L</text:span><text:span text:style-name="style74">[</text:span><text:span text:style-name="style75">sl</text:span><text:span text:style-name="style74">+</text:span><text:span text:style-name="style68">1</text:span><text:span text:style-name="style74">])) ) </text:span><text:span text:style-name="style79">/// без фокусов</text:span></text:h>
      <text:h text:style-name="Default">441<text:s text:c="2"/><text:s text:c="10"/><text:span text:style-name="style74">{<text:s text:c="28"/></text:span><text:span text:style-name="style75">Ins</text:span><text:span text:style-name="style74">( </text:span><text:span text:style-name="style75">n </text:span><text:span text:style-name="style74">)=</text:span><text:span text:style-name="style75">lf</text:span><text:span text:style-name="style74">[++</text:span><text:span text:style-name="style75">sl</text:span><text:span text:style-name="style74">];</text:span></text:h>
      <text:h text:style-name="Default">442<text:s text:c="2"/><text:s text:c="12"/><text:span text:style-name="style69">if</text:span><text:span text:style-name="style74">( </text:span><text:span text:style-name="style75">norm</text:span><text:span text:style-name="style74">(</text:span><text:span text:style-name="style75">R</text:span><text:span text:style-name="style74">[</text:span><text:span text:style-name="style75">sr</text:span><text:span text:style-name="style74">+</text:span><text:span text:style-name="style68">1</text:span><text:span text:style-name="style74">]-</text:span><text:span text:style-name="style75">L</text:span><text:span text:style-name="style74">[</text:span><text:span text:style-name="style75">sl</text:span><text:span text:style-name="style74">])&lt;</text:span><text:span text:style-name="style75">x </text:span><text:span text:style-name="style74">)</text:span><text:span text:style-name="style75">Ins</text:span><text:span text:style-name="style74">( </text:span><text:span text:style-name="style75">n </text:span><text:span text:style-name="style74">)=</text:span><text:span text:style-name="style75">rf</text:span><text:span text:style-name="style74">[++</text:span><text:span text:style-name="style75">sr</text:span><text:span text:style-name="style74">];</text:span></text:h>
      <text:h text:style-name="Default">443<text:s text:c="2"/><text:s text:c="10"/><text:span text:style-name="style74">} </text:span><text:span text:style-name="style69">else </text:span><text:span text:style-name="style74">{<text:s text:c="21"/></text:span><text:span text:style-name="style75">Ins</text:span><text:span text:style-name="style74">( </text:span><text:span text:style-name="style75">n </text:span><text:span text:style-name="style74">)=</text:span><text:span text:style-name="style75">rf</text:span><text:span text:style-name="style74">[++</text:span><text:span text:style-name="style75">sr</text:span><text:span text:style-name="style74">];</text:span></text:h>
      <text:h text:style-name="Default">444<text:s text:c="2"/><text:s text:c="12"/><text:span text:style-name="style69">if</text:span><text:span text:style-name="style74">( </text:span><text:span text:style-name="style75">norm</text:span><text:span text:style-name="style74">(</text:span><text:span text:style-name="style75">R</text:span><text:span text:style-name="style74">[</text:span><text:span text:style-name="style75">sr</text:span><text:span text:style-name="style74">]-</text:span><text:span text:style-name="style75">L</text:span><text:span text:style-name="style74">[</text:span><text:span text:style-name="style75">sl</text:span><text:span text:style-name="style74">+</text:span><text:span text:style-name="style68">1</text:span><text:span text:style-name="style74">])&lt;</text:span><text:span text:style-name="style75">y </text:span><text:span text:style-name="style74">)</text:span><text:span text:style-name="style75">Ins</text:span><text:span text:style-name="style74">( </text:span><text:span text:style-name="style75">n </text:span><text:span text:style-name="style74">)=</text:span><text:span text:style-name="style75">lf</text:span><text:span text:style-name="style74">[++</text:span><text:span text:style-name="style75">sl</text:span><text:span text:style-name="style74">];</text:span></text:h>
      <text:h text:style-name="Default">445<text:s text:c="2"/><text:s text:c="10"/><text:span text:style-name="style74">}</text:span></text:h>
      <text:h text:style-name="Default">446<text:s text:c="2"/><text:span text:style-name="style9">#endif</text:span></text:h>
      <text:h text:style-name="Default">447<text:s text:c="2"/><text:s text:c="8"/><text:span text:style-name="style2">//if( dir( R[sr]-L[sl] ).x&lt;0.9396926208 ){ zl=sl; zr=sr; break; }</text:span></text:h>
      <text:h text:style-name="Default">448<text:s text:c="2"/><text:s text:c="8"/><text:span text:style-name="style10">}</text:span></text:h>
      <text:h text:style-name="Default">449<text:s text:c="2"/><text:s text:c="8"/><text:span text:style-name="style2">//<text:s text:c="3"/>особая перепроверка (=пропуск) зараз всех смежных совпадающих точек</text:span></text:h>
      <text:h text:style-name="Default">450<text:s text:c="2"/><text:s text:c="8"/><text:span text:style-name="style2">//</text:span></text:h>
      <text:h text:style-name="Default">451<text:s text:c="2"/><text:s text:c="8"/><text:span text:style-name="style5">while</text:span><text:span text:style-name="style10">( </text:span><text:span text:style-name="style11">sl</text:span><text:span text:style-name="style10">&lt;</text:span><text:span text:style-name="style11">wl</text:span><text:span text:style-name="style10">-</text:span><text:span text:style-name="style4">1 </text:span><text:span text:style-name="style10">)</text:span><text:span text:style-name="style5">if</text:span><text:span text:style-name="style10">( </text:span><text:span text:style-name="style11">L</text:span><text:span text:style-name="style10">[</text:span><text:span text:style-name="style11">sl</text:span><text:span text:style-name="style10">]==</text:span><text:span text:style-name="style11">L</text:span><text:span text:style-name="style10">[</text:span><text:span text:style-name="style11">sl</text:span><text:span text:style-name="style10">+</text:span><text:span text:style-name="style4">1</text:span><text:span text:style-name="style10">] )</text:span><text:span text:style-name="style11">zl</text:span><text:span text:style-name="style10">=++</text:span><text:span text:style-name="style11">sl</text:span><text:span text:style-name="style10">; </text:span><text:span text:style-name="style5">else break</text:span><text:span text:style-name="style10">;</text:span></text:h>
      <text:h text:style-name="Default">452<text:s text:c="2"/><text:s text:c="8"/><text:span text:style-name="style5">while</text:span><text:span text:style-name="style10">( </text:span><text:span text:style-name="style11">sr</text:span><text:span text:style-name="style10">&lt;</text:span><text:span text:style-name="style11">wr</text:span><text:span text:style-name="style10">-</text:span><text:span text:style-name="style4">1 </text:span><text:span text:style-name="style10">)</text:span><text:span text:style-name="style5">if</text:span><text:span text:style-name="style10">( </text:span><text:span text:style-name="style11">R</text:span><text:span text:style-name="style10">[</text:span><text:span text:style-name="style11">sr</text:span><text:span text:style-name="style10">]==</text:span><text:span text:style-name="style11">R</text:span><text:span text:style-name="style10">[</text:span><text:span text:style-name="style11">sr</text:span><text:span text:style-name="style10">+</text:span><text:span text:style-name="style4">1</text:span><text:span text:style-name="style10">] )</text:span><text:span text:style-name="style11">zr</text:span><text:span text:style-name="style10">=++</text:span><text:span text:style-name="style11">sr</text:span><text:span text:style-name="style10">; </text:span><text:span text:style-name="style5">else break</text:span><text:span text:style-name="style10">;</text:span></text:h>
      <text:h text:style-name="Default">453<text:s text:c="2"/><text:s text:c="6"/><text:span text:style-name="style10">} </text:span><text:span text:style-name="style5">while</text:span><text:span text:style-name="style10">( </text:span><text:span text:style-name="style11">zl</text:span><text:span text:style-name="style10">&lt;</text:span><text:span text:style-name="style11">wl </text:span><text:span text:style-name="style10">|| </text:span><text:span text:style-name="style11">zr</text:span><text:span text:style-name="style10">&lt;</text:span><text:span text:style-name="style11">wr </text:span><text:span text:style-name="style10">);</text:span></text:h>
      <text:h text:style-name="Default">454<text:s text:c="2"/><text:s text:c="6"/><text:span text:style-name="style5">if</text:span><text:span text:style-name="style10">( </text:span><text:span text:style-name="style11">wl</text:span><text:span text:style-name="style10">==</text:span><text:span text:style-name="style11">L</text:span><text:span text:style-name="style10">.</text:span><text:span text:style-name="style11">len</text:span><text:span text:style-name="style10">-</text:span><text:span text:style-name="style4">1 </text:span><text:span text:style-name="style10">&amp;&amp; </text:span><text:span text:style-name="style11">wr</text:span><text:span text:style-name="style10">==</text:span><text:span text:style-name="style11">R</text:span><text:span text:style-name="style10">.</text:span><text:span text:style-name="style11">len</text:span><text:span text:style-name="style10">-</text:span><text:span text:style-name="style4">1 </text:span><text:span text:style-name="style10">)</text:span><text:span text:style-name="style5">continue</text:span><text:span text:style-name="style10">; </text:span><text:span text:style-name="style2">// перехол к следующей шпации</text:span></text:h>
      <text:h text:style-name="Default">455<text:s text:c="2"/><text:s text:c="6"/><text:span text:style-name="style11">wl</text:span><text:span text:style-name="style10">=</text:span><text:span text:style-name="style11">L</text:span><text:span text:style-name="style10">.</text:span><text:span text:style-name="style11">len</text:span><text:span text:style-name="style10">-</text:span><text:span text:style-name="style4">1</text:span><text:span text:style-name="style10">,</text:span><text:span text:style-name="style11">wr</text:span><text:span text:style-name="style10">=</text:span><text:span text:style-name="style11">R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5">goto </text:span><text:span text:style-name="style11">Reto_Deck</text:span><text:span text:style-name="style10">; </text:span><text:span text:style-name="style2">// к формированию надводного борта</text:span></text:h>
      <text:h text:style-name="Default">456<text:s text:c="2"/><text:s text:c="4"/><text:span text:style-name="style10">}</text:span></text:h>
      <text:h text:style-name="Default">457<text:s text:c="2"/><text:s text:c="4"/><text:span text:style-name="style2">//<text:s text:c="2"/>небольшая перенастройка визуализации сцены с кораблем</text:span></text:h>
      <text:h text:style-name="Default">458<text:s text:c="2"/><text:s text:c="4"/><text:span text:style-name="style2">//</text:span></text:h>
      <text:h text:style-name="Default">459<text:s text:c="2"/><text:s text:c="4"/><text:span text:style-name="style11">Distance</text:span><text:span text:style-name="style10">=-</text:span><text:span text:style-name="style4">2.4</text:span><text:span text:style-name="style10">*</text:span><text:span text:style-name="style11">sqrt</text:span><text:span text:style-name="style10">(</text:span><text:span text:style-name="style11">sqr</text:span><text:span text:style-name="style10">(</text:span><text:span text:style-name="style11">Length</text:span><text:span text:style-name="style10">)+</text:span><text:span text:style-name="style11">sqr</text:span><text:span text:style-name="style10">(</text:span><text:span text:style-name="style11">Breadth</text:span><text:span text:style-name="style10">*</text:span><text:span text:style-name="style4">2</text:span><text:span text:style-name="style10">)+</text:span><text:span text:style-name="style11">sqr</text:span><text:span text:style-name="style10">(</text:span><text:span text:style-name="style11">Draught</text:span><text:span text:style-name="style10">*</text:span><text:span text:style-name="style4">4</text:span><text:span text:style-name="style10">)); </text:span><text:span text:style-name="style2">// дальность</text:span></text:h>
      <text:h text:style-name="Default">460<text:s text:c="2"/><text:s text:c="4"/><text:span text:style-name="style11">eye</text:span><text:span text:style-name="style10">=(</text:span><text:span text:style-name="style5">Vector</text:span><text:span text:style-name="style10">){ </text:span><text:span text:style-name="style4">45</text:span><text:span text:style-name="style10">,-</text:span><text:span text:style-name="style4">15 </text:span><text:span text:style-name="style10">},</text:span><text:span text:style-name="style11">look</text:span><text:span text:style-name="style10">=(</text:span><text:span text:style-name="style5">Vector</text:span><text:span text:style-name="style10">){ -</text:span><text:span text:style-name="style4">5 </text:span><text:span text:style-name="style10">};<text:s text:c="2"/></text:span><text:span text:style-name="style2">// векторы ориентации и обзора</text:span></text:h>
      <text:h text:style-name="Default">461<text:s text:c="2"/><text:s text:c="4"/><text:span text:style-name="style5">return true</text:span><text:span text:style-name="style10">;</text:span></text:h>
      <text:h text:style-name="Default">462<text:s text:c="2"/><text:s text:c="2"/><text:span text:style-name="style10">}</text:span></text:h>
      <text:h text:style-name="Default">463<text:s text:c="2"/><text:span text:style-name="style11">Bk</text:span><text:span text:style-name="style10">: </text:span><text:span text:style-name="style11">textcolor</text:span><text:span text:style-name="style10">( </text:span><text:span text:style-name="style11">YELLOW</text:span><text:span text:style-name="style10">,</text:span><text:span text:style-name="style11">RED </text:span><text:span text:style-name="style10">),</text:span></text:h>
      <text:h text:style-name="Default">464<text:s text:c="2"/><text:s text:c="4"/><text:span text:style-name="style11">cprint</text:span><text:span text:style-name="style10">( </text:span><text:span text:style-name="style4">2</text:span><text:span text:style-name="style10">,</text:span><text:span text:style-name="style4">7</text:span><text:span text:style-name="style10">,</text:span><text:span text:style-name="style6">"<text:s text:c="2"/>&gt;&gt;&gt; отмена или ошибка в цифровой модели: %s"</text:span><text:span text:style-name="style10">,</text:span><text:span text:style-name="style11">FileName </text:span><text:span text:style-name="style10">),</text:span></text:h>
      <text:h text:style-name="Default">465<text:s text:c="2"/><text:s text:c="4"/><text:span text:style-name="style11">textcolor</text:span><text:span text:style-name="style10">( </text:span><text:span text:style-name="style11">LIGHTGRAY</text:span><text:span text:style-name="style10">,</text:span><text:span text:style-name="style11">BLACK </text:span><text:span text:style-name="style10">); </text:span><text:span text:style-name="style11">free</text:span><text:span text:style-name="style10">( </text:span><text:span text:style-name="style11">ShipName </text:span><text:span text:style-name="style10">); </text:span><text:span text:style-name="style11">ShipName</text:span><text:span text:style-name="style10">=</text:span><text:span text:style-name="style4">0</text:span><text:span text:style-name="style10">;</text:span></text:h>
      <text:h text:style-name="Default">466<text:s text:c="2"/><text:s text:c="2"/><text:span text:style-name="style5">return false</text:span><text:span text:style-name="style10">;</text:span></text:h>
      <text:h text:style-name="Default">467<text:s text:c="2"/><text:span text:style-name="style10">}</text:span></text:h>
      <text:h text:style-name="Default">468<text:s text:c="2"/><text:span text:style-name="style1">/* C06=0.9945218954,C08=0.9902680687,C12=0.9781476007,C18=0.9510565163,</text:span></text:h>
      <text:h text:style-name="Default">469<text:s text:c="2"/><text:s text:c="3"/><text:span text:style-name="style1">C20=0.9396926208,C24=0.9135454576,C30=0.8660254038,C45=0.70710067812,</text:span></text:h>
      <text:h text:style-name="Default">470<text:s text:c="2"/><text:s text:c="3"/><text:span text:style-name="style1">C48=0.6691306064,C66=0.40673664307,C72=0.30901699437,C75=0.2588190451,</text:span></text:h>
      <text:h text:style-name="Default">471<text:s text:c="2"/><text:s text:c="3"/><text:span text:style-name="style1">C78=0.2079116908,C82=0.139173101,C84=0.1045284633,C86=0.06975647374 ...</text:span></text:h>
      <text:h text:style-name="Default">472<text:s text:c="2"/><text:s text:c="3"/><text:span text:style-name="style1">cos(78°)=sin(12°) ==&gt; S04=C86,S06=C84,S08=C82,S12=C78,S18=C72,S24=C66 ... */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